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561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1.5909in"/>
    </style:style>
    <style:style style:name="co22" style:family="table-column">
      <style:table-column-properties fo:break-before="auto" style:column-width="2.1453in"/>
    </style:style>
    <style:style style:name="co42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3.2236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0" style:family="table-column">
      <style:table-column-properties fo:break-before="auto" style:column-width="1.8228in"/>
    </style:style>
    <style:style style:name="co21" style:family="table-column">
      <style:table-column-properties fo:break-before="auto" style:column-width="1.722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6791in"/>
    </style:style>
    <style:style style:name="co25" style:family="table-column">
      <style:table-column-properties fo:break-before="auto" style:column-width="2.5492in"/>
    </style:style>
    <style:style style:name="co26" style:family="table-column">
      <style:table-column-properties fo:break-before="auto" style:column-width="1.3693in"/>
    </style:style>
    <style:style style:name="co27" style:family="table-column">
      <style:table-column-properties fo:break-before="auto" style:column-width="1.8335in"/>
    </style:style>
    <style:style style:name="co28" style:family="table-column">
      <style:table-column-properties fo:break-before="auto" style:column-width="1.9638in"/>
    </style:style>
    <style:style style:name="co29" style:family="table-column">
      <style:table-column-properties fo:break-before="auto" style:column-width="2.2764in"/>
    </style:style>
    <style:style style:name="co30" style:family="table-column">
      <style:table-column-properties fo:break-before="auto" style:column-width="1.3193in"/>
    </style:style>
    <style:style style:name="co31" style:family="table-column">
      <style:table-column-properties fo:break-before="auto" style:column-width="1.5209in"/>
    </style:style>
    <style:style style:name="co32" style:family="table-column">
      <style:table-column-properties fo:break-before="auto" style:column-width="2.0146in"/>
    </style:style>
    <style:style style:name="co33" style:family="table-column">
      <style:table-column-properties fo:break-before="auto" style:column-width="1.9035in"/>
    </style:style>
    <style:style style:name="co34" style:family="table-column">
      <style:table-column-properties fo:break-before="auto" style:column-width="2.428in"/>
    </style:style>
    <style:style style:name="co35" style:family="table-column">
      <style:table-column-properties fo:break-before="auto" style:column-width="2.0547in"/>
    </style:style>
    <style:style style:name="co36" style:family="table-column">
      <style:table-column-properties fo:break-before="auto" style:column-width="1.2689in"/>
    </style:style>
    <style:style style:name="co37" style:family="table-column">
      <style:table-column-properties fo:break-before="auto" style:column-width="0.6992in"/>
    </style:style>
    <style:style style:name="co38" style:family="table-column">
      <style:table-column-properties fo:break-before="auto" style:column-width="2.0252in"/>
    </style:style>
    <style:style style:name="co39" style:family="table-column">
      <style:table-column-properties fo:break-before="auto" style:column-width="0.7744in"/>
    </style:style>
    <style:style style:name="co40" style:family="table-column">
      <style:table-column-properties fo:break-before="auto" style:column-width="1.4744in"/>
    </style:style>
    <style:style style:name="co43" style:family="table-column">
      <style:table-column-properties fo:break-before="auto" style:column-width="1.8402in"/>
    </style:style>
    <style:style style:name="co44" style:family="table-column">
      <style:table-column-properties fo:break-before="auto" style:column-width="2.3047in"/>
    </style:style>
    <style:style style:name="co45" style:family="table-column">
      <style:table-column-properties fo:break-before="auto" style:column-width="3.5189in"/>
    </style:style>
    <style:style style:name="co46" style:family="table-column">
      <style:table-column-properties fo:break-before="auto" style:column-width="3.9492in"/>
    </style:style>
    <style:style style:name="co47" style:family="table-column">
      <style:table-column-properties fo:break-before="auto" style:column-width="0.8071in"/>
    </style:style>
    <style:style style:name="co48" style:family="table-column">
      <style:table-column-properties fo:break-before="auto" style:column-width="0.9165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0" style:family="table-row">
      <style:table-row-properties style:row-height="0.2484in" fo:break-before="auto" style:use-optimal-row-height="fals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228in" fo:break-before="auto" style:use-optimal-row-height="true"/>
    </style:style>
    <style:style style:name="ro17" style:family="table-row">
      <style:table-row-properties style:row-height="0.3417in" fo:break-before="auto" style:use-optimal-row-height="false"/>
    </style:style>
    <style:style style:name="ro18" style:family="table-row">
      <style:table-row-properties style:row-height="0.7252in" fo:break-before="auto" style:use-optimal-row-height="true"/>
    </style:style>
    <style:style style:name="ro19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0.798in" fo:break-before="auto" style:use-optimal-row-height="tru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178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1.2638in" fo:break-before="auto" style:use-optimal-row-height="true"/>
    </style:style>
    <style:style style:name="ro31" style:family="table-row">
      <style:table-row-properties style:row-height="0.3626in" fo:break-before="auto" style:use-optimal-row-height="false"/>
    </style:style>
    <style:style style:name="ro32" style:family="table-row">
      <style:table-row-properties style:row-height="0.9118in" fo:break-before="auto" style:use-optimal-row-height="false"/>
    </style:style>
    <style:style style:name="ro33" style:family="table-row">
      <style:table-row-properties style:row-height="1.7307in" fo:break-before="auto" style:use-optimal-row-height="true"/>
    </style:style>
    <style:style style:name="ro34" style:family="table-row">
      <style:table-row-properties style:row-height="0.6839in" fo:break-before="auto" style:use-optimal-row-height="false"/>
    </style:style>
    <style:style style:name="ro35" style:family="table-row">
      <style:table-row-properties style:row-height="1.7098in" fo:break-before="auto" style:use-optimal-row-height="false"/>
    </style:style>
    <style:style style:name="ro36" style:family="table-row">
      <style:table-row-properties style:row-height="3.1299in" fo:break-before="auto" style:use-optimal-row-height="true"/>
    </style:style>
    <style:style style:name="ro37" style:family="table-row">
      <style:table-row-properties style:row-height="2.6736in" fo:break-before="auto" style:use-optimal-row-height="false"/>
    </style:style>
    <style:style style:name="ro38" style:family="table-row">
      <style:table-row-properties style:row-height="1.6992in" fo:break-before="auto" style:use-optimal-row-height="false"/>
    </style:style>
    <style:style style:name="ro39" style:family="table-row">
      <style:table-row-properties style:row-height="1.0571in" fo:break-before="auto" style:use-optimal-row-height="false"/>
    </style:style>
    <style:style style:name="ro40" style:family="table-row">
      <style:table-row-properties style:row-height="0.8083in" fo:break-before="auto" style:use-optimal-row-height="false"/>
    </style:style>
    <style:style style:name="ro43" style:family="table-row">
      <style:table-row-properties style:row-height="1.0047in" fo:break-before="auto" style:use-optimal-row-height="false"/>
    </style:style>
    <style:style style:name="ro44" style:family="table-row">
      <style:table-row-properties style:row-height="1.0984in" fo:break-before="auto" style:use-optimal-row-height="false"/>
    </style:style>
    <style:style style:name="ro45" style:family="table-row">
      <style:table-row-properties style:row-height="0.9429in" fo:break-before="auto" style:use-optimal-row-height="false"/>
    </style:style>
    <style:style style:name="ro46" style:family="table-row">
      <style:table-row-properties style:row-height="0.5181in" fo:break-before="auto" style:use-optimal-row-height="false"/>
    </style:style>
    <style:style style:name="ro47" style:family="table-row">
      <style:table-row-properties style:row-height="0.9736in" fo:break-before="auto" style:use-optimal-row-height="false"/>
    </style:style>
    <style:style style:name="ro48" style:family="table-row">
      <style:table-row-properties style:row-height="0.7772in" fo:break-before="auto" style:use-optimal-row-height="false"/>
    </style:style>
    <style:style style:name="ro49" style:family="table-row">
      <style:table-row-properties style:row-height="0.9535in" fo:break-before="auto" style:use-optimal-row-height="false"/>
    </style:style>
    <style:style style:name="ro50" style:family="table-row">
      <style:table-row-properties style:row-height="0.7457in" fo:break-before="auto" style:use-optimal-row-height="false"/>
    </style:style>
    <style:style style:name="ro51" style:family="table-row">
      <style:table-row-properties style:row-height="0.6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7" style:family="table-cell" style:parent-style-name="Default">
      <style:text-properties style:text-position=""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0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2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33333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2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ＭＳ Ｐゴシック" style:font-weight-asian="bold" style:font-name-complex="Tahoma2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size-complex="10pt"/>
    </style:style>
    <style:style style:name="ce58" style:family="table-cell" style:parent-style-name="Default">
      <style:text-properties fo:color="#000000" style:text-position="" style:font-name="Arial" fo:font-size="10pt" fo:font-weight="bold"/>
    </style:style>
    <style:style style:name="ce59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60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61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1" style:font-size-asian="10pt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1" style:font-size-asian="10pt"/>
    </style:style>
    <style:style style:name="ce63" style:family="table-cell" style:parent-style-name="Default">
      <style:text-properties style:text-position="" style:font-name="Arial" fo:font-size="10pt" fo:font-weight="bold" style:font-name-asian="Tahoma1"/>
    </style:style>
    <style:style style:name="ce64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fo:wrap-option="wrap"/>
      <style:text-properties style:text-position="" style:font-name="Arial" fo:font-size="10pt" fo:font-weight="bold" style:font-name-asian="Tahoma1" style:font-size-asian="10pt"/>
    </style:style>
    <style:style style:name="ce6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33333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2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73" style:family="table-cell" style:parent-style-name="Default">
      <style:table-cell-properties fo:background-color="#cccccc" fo:border="0.06pt solid #000000"/>
      <style:text-properties fo:color="#333333" style:text-position="" style:font-name="Arial"/>
    </style:style>
    <style:style style:name="ce74" style:family="table-cell" style:parent-style-name="Default">
      <style:table-cell-properties fo:border="0.06pt solid #000000"/>
      <style:text-properties style:text-position="" style:font-name="Arial"/>
    </style:style>
    <style:style style:name="ce7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ackground-color="#00dcff"/>
      <style:text-properties style:use-window-font-color="true" style:text-position="" style:font-name="Arial"/>
    </style:style>
    <style:style style:name="ce7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in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8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in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ackground-color="#00dcff" style:text-align-source="fix" style:repeat-content="false"/>
      <style:paragraph-properties fo:text-align="start" fo:margin-left="0in"/>
      <style:text-properties style:use-window-font-color="true" style:text-position="" style:font-name="Ari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8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9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9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95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/>
    </style:style>
    <style:style style:name="ce196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9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9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05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4" style:family="table-cell" style:parent-style-name="Default">
      <style:text-properties style:font-name="Arial"/>
    </style:style>
    <style:style style:name="ce11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ext-properties style:font-name="Arial" fo:font-size="10pt"/>
    </style:style>
    <style:style style:name="ce135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4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Default">
      <style:table-cell-properties fo:wrap-option="wrap"/>
      <style:text-properties style:font-name="Arial" fo:font-size="10pt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name-complex="Arial1" style:font-size-complex="10pt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7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7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1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8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83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4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85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87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8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20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20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 style:font-size-asian="10pt"/>
    </style:style>
    <style:style style:name="ce2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20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0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2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Arial" style:font-size-asian="10pt"/>
    </style:style>
    <style:style style:name="ce21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Arial" style:font-size-asian="10pt"/>
    </style:style>
    <style:style style:name="ce2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ce220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2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22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ＭＳ Ｐゴシック" style:font-weight-asian="bold" style:font-name-complex="Tahoma2" style:font-weight-complex="bold"/>
    </style:style>
    <style:style style:name="ce2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ＭＳ Ｐゴシック" style:font-weight-asian="normal" style:font-name-complex="Tahoma2" style:font-weight-complex="normal"/>
    </style:style>
    <style:style style:name="ce2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 style:font-name-complex="Tahoma2"/>
    </style:style>
    <style:style style:name="ce22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/>
    </style:style>
    <style:style style:name="ce231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3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9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fr" fo:country="FR" fo:font-weight="normal" style:font-name-asian="Arial Unicode MS" style:language-asian="zh" style:country-asian="CN" style:font-weight-asian="normal" style:font-name-complex="Mangal" style:language-complex="hi" style:country-complex="IN" style:font-weight-complex="normal"/>
    </style:style>
    <style:style style:name="ce2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fr" fo:country="FR" style:font-name-asian="Arial Unicode MS" style:language-asian="zh" style:country-asian="CN" style:font-name-complex="Mangal" style:language-complex="hi" style:country-complex="IN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/>
      <style:text-properties style:font-name="Arial" fo:font-size="10pt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2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/>
      <style:text-properties style:font-name="Arial" fo:font-size="10pt"/>
    </style:style>
    <style:style style:name="ce248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/>
    </style:style>
    <style:style style:name="ce2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/>
    </style:style>
    <style:style style:name="ce254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55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56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ce25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" fo:font-size="10pt"/>
    </style:style>
    <style:style style:name="ce258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/>
    </style:style>
    <style:style style:name="ce2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Arial" style:font-name-asian="ＭＳ Ｐゴシック" style:font-name-complex="Tahoma2"/>
    </style:style>
    <style:style style:name="T9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-asian="ＭＳ Ｐゴシック" style:font-name-complex="Tahoma2"/>
    </style:style>
    <style:style style:name="T12" style:family="text">
      <style:text-properties fo:font-weight="bold" style:font-name-asian="ＭＳ Ｐゴシック" style:font-weight-asian="bold" style:font-name-complex="Tahoma2" style:font-weight-complex="bold"/>
    </style:style>
    <style:style style:name="T13" style:family="text">
      <style:text-properties style:font-name="Arial" style:font-name-asian="Arial Unicode MS" style:font-name-complex="Mangal"/>
    </style:style>
    <style:style style:name="T14" style:family="text">
      <style:text-properties style:font-name="Arial" fo:font-weight="bold" style:font-name-asian="Arial Unicode MS" style:font-weight-asian="bold" style:font-name-complex="Mang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ver.K7"/>
      </table:content-validations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ce99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103" table:number-columns-repeated="2"/>
          <table:table-cell table:style-name="ce99"/>
          <table:table-cell table:style-name="ce99" table:number-columns-spanned="3" table:number-rows-spanned="1"/>
          <table:covered-table-cell table:number-columns-repeated="2" table:style-name="ce99"/>
          <table:table-cell table:style-name="ce99" table:number-columns-repeated="248"/>
          <table:table-cell/>
        </table:table-row>
        <table:table-row table:style-name="ro1">
          <table:table-cell table:style-name="ce100"/>
          <table:table-cell table:number-columns-repeated="2"/>
          <table:table-cell table:style-name="ce100" table:number-columns-repeated="3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number-columns-repeated="2"/>
          <table:table-cell table:style-name="ce100" table:number-columns-repeated="3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number-columns-repeated="2"/>
          <table:table-cell table:style-name="ce100" table:number-columns-repeated="3"/>
          <table:table-cell table:style-name="ce99" table:number-columns-repeated="249"/>
          <table:table-cell/>
        </table:table-row>
        <table:table-row table:style-name="ro2">
          <table:table-cell table:style-name="ce100"/>
          <table:table-cell table:number-columns-repeated="2"/>
          <table:table-cell table:style-name="ce100" table:number-columns-repeated="3"/>
          <table:table-cell table:style-name="ce99" table:number-columns-repeated="249"/>
          <table:table-cell/>
        </table:table-row>
        <table:table-row table:style-name="ro17">
          <table:table-cell table:style-name="ce100"/>
          <table:table-cell table:style-name="ce104" office:value-type="string">
            <text:p>PLF Functional TESTS</text:p>
          </table:table-cell>
          <table:table-cell table:style-name="ce100" table:number-columns-repeated="4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style-name="ce105" office:value-type="string">
            <text:p>Version:</text:p>
          </table:table-cell>
          <table:table-cell table:style-name="ce112" office:value-type="float" office:value="1">
            <text:p>1.0</text:p>
          </table:table-cell>
          <table:table-cell table:style-name="ce100" table:number-columns-repeated="3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style-name="ce105" office:value-type="string">
            <text:p>Issue date:</text:p>
          </table:table-cell>
          <table:table-cell table:style-name="ce113"/>
          <table:table-cell table:style-name="ce100" table:number-columns-repeated="3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style-name="ce105" office:value-type="string">
            <text:p>Project Suite:</text:p>
          </table:table-cell>
          <table:table-cell table:style-name="ce113"/>
          <table:table-cell table:style-name="ce100" table:number-columns-repeated="3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style-name="ce105" office:value-type="string">
            <text:p>Project Name:</text:p>
          </table:table-cell>
          <table:table-cell table:style-name="ce113" office:value-type="string">
            <text:p>PLF 3.0.x</text:p>
          </table:table-cell>
          <table:table-cell table:style-name="ce100" table:number-columns-repeated="3"/>
          <table:table-cell table:style-name="ce99" table:number-columns-repeated="249"/>
          <table:table-cell/>
        </table:table-row>
        <table:table-row table:style-name="ro1">
          <table:table-cell table:style-name="ce100"/>
          <table:table-cell table:style-name="ce105" office:value-type="string">
            <text:p>Total Cases:</text:p>
          </table:table-cell>
          <table:table-cell table:style-name="ce113" table:formula="of:=SUM([CS_ECMS.C4:Gadgets.C4])" office:value-type="float" office:value="40">
            <text:p>40</text:p>
          </table:table-cell>
          <table:table-cell table:style-name="ce119"/>
          <table:table-cell table:style-name="ce100" table:number-columns-repeated="2"/>
          <table:table-cell table:style-name="ce99" table:number-columns-repeated="249"/>
          <table:table-cell/>
        </table:table-row>
        <table:table-row table:style-name="ro18">
          <table:table-cell table:style-name="ce101"/>
          <table:table-cell table:style-name="ce106" office:value-type="string">
            <text:p>Test Status:</text:p>
          </table:table-cell>
          <table:table-cell table:style-name="ce114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number-columns-repeated="6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number-columns-repeated="6"/>
          <table:table-cell table:style-name="ce101" table:number-columns-repeated="248"/>
          <table:table-cell/>
        </table:table-row>
        <table:table-row table:style-name="ro19">
          <table:table-cell table:style-name="ce102"/>
          <table:table-cell table:style-name="ce107" office:value-type="string">
            <text:p>Record of change:</text:p>
          </table:table-cell>
          <table:table-cell table:style-name="ce99" table:number-columns-repeated="5"/>
          <table:table-cell table:style-name="ce102" table:number-columns-repeated="248"/>
          <table:table-cell/>
        </table:table-row>
        <table:table-row table:style-name="ro21">
          <table:table-cell table:style-name="ce102"/>
          <table:table-cell table:style-name="ce108" office:value-type="string">
            <text:p>Effective Date</text:p>
          </table:table-cell>
          <table:table-cell table:style-name="ce115" office:value-type="string">
            <text:p>Version</text:p>
          </table:table-cell>
          <table:table-cell table:style-name="ce115" office:value-type="string">
            <text:p>Change description</text:p>
          </table:table-cell>
          <table:table-cell table:style-name="ce115" office:value-type="string">
            <text:p>Originator</text:p>
          </table:table-cell>
          <table:table-cell table:style-name="ce128" office:value-type="string">
            <text:p>Reviewer/</text:p>
            <text:p>Approver</text:p>
          </table:table-cell>
          <table:table-cell table:style-name="ce129" office:value-type="string">
            <text:p>Reference</text:p>
          </table:table-cell>
          <table:table-cell table:style-name="ce102" table:number-columns-repeated="248"/>
          <table:table-cell/>
        </table:table-row>
        <table:table-row table:style-name="ro1">
          <table:table-cell table:style-name="ce102"/>
          <table:table-cell table:style-name="ce109" office:value-type="date" office:date-value="2012-05-31">
            <text:p>31-May-12</text:p>
          </table:table-cell>
          <table:table-cell table:style-name="ce116" office:value-type="string">
            <text:p>1.0</text:p>
          </table:table-cell>
          <table:table-cell table:style-name="ce120" office:value-type="string">
            <text:p>Create the first version for functionTest</text:p>
          </table:table-cell>
          <table:table-cell table:style-name="ce125" office:value-type="string">
            <text:p>Hanh.ly</text:p>
          </table:table-cell>
          <table:table-cell table:style-name="ce126"/>
          <table:table-cell table:style-name="ce130"/>
          <table:table-cell table:style-name="ce101"/>
          <table:table-cell table:style-name="ce102" table:number-columns-repeated="247"/>
          <table:table-cell/>
        </table:table-row>
        <table:table-row table:style-name="ro1">
          <table:table-cell table:style-name="ce101"/>
          <table:table-cell table:style-name="ce109" office:value-type="date" office:date-value="2012-07-02">
            <text:p>2-Jul-12</text:p>
          </table:table-cell>
          <table:table-cell table:style-name="ce116" office:value-type="string">
            <text:p>1.1</text:p>
          </table:table-cell>
          <table:table-cell table:style-name="ce120" office:value-type="string">
            <text:p>Add sheet Navigation by Content New Feature</text:p>
          </table:table-cell>
          <table:table-cell table:style-name="ce120" office:value-type="string">
            <text:p>Hai.nguyen</text:p>
          </table:table-cell>
          <table:table-cell table:style-name="ce126" office:value-type="string">
            <text:p>Hai.Nguyen</text:p>
          </table:table-cell>
          <table:table-cell table:style-name="ce130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style-name="ce110"/>
          <table:table-cell table:style-name="ce117"/>
          <table:table-cell table:style-name="ce120" table:number-columns-repeated="2"/>
          <table:table-cell table:style-name="ce126"/>
          <table:table-cell table:style-name="ce131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style-name="ce110"/>
          <table:table-cell table:style-name="ce117"/>
          <table:table-cell table:style-name="ce121"/>
          <table:table-cell table:style-name="ce126" table:number-columns-repeated="2"/>
          <table:table-cell table:style-name="ce131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style-name="ce110"/>
          <table:table-cell table:style-name="ce117"/>
          <table:table-cell table:style-name="ce121"/>
          <table:table-cell table:style-name="ce126" table:number-columns-repeated="2"/>
          <table:table-cell table:style-name="ce132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style-name="ce110"/>
          <table:table-cell table:style-name="ce117"/>
          <table:table-cell table:style-name="ce122"/>
          <table:table-cell table:style-name="ce126" table:number-columns-repeated="2"/>
          <table:table-cell table:style-name="ce131"/>
          <table:table-cell table:style-name="ce101" table:number-columns-repeated="248"/>
          <table:table-cell/>
        </table:table-row>
        <table:table-row table:style-name="ro7">
          <table:table-cell table:style-name="ce101"/>
          <table:table-cell table:style-name="ce110"/>
          <table:table-cell table:style-name="ce117"/>
          <table:table-cell table:style-name="ce123"/>
          <table:table-cell table:style-name="ce126" table:number-columns-repeated="2"/>
          <table:table-cell table:style-name="ce131"/>
          <table:table-cell table:style-name="ce101" table:number-columns-repeated="248"/>
          <table:table-cell/>
        </table:table-row>
        <table:table-row table:style-name="ro1">
          <table:table-cell table:style-name="ce101"/>
          <table:table-cell table:style-name="ce110"/>
          <table:table-cell table:style-name="ce117"/>
          <table:table-cell table:style-name="ce123"/>
          <table:table-cell table:style-name="ce126" table:number-columns-repeated="2"/>
          <table:table-cell table:style-name="ce131"/>
          <table:table-cell table:style-name="ce99"/>
          <table:table-cell table:style-name="ce101" table:number-columns-repeated="247"/>
          <table:table-cell/>
        </table:table-row>
        <table:table-row table:style-name="ro1">
          <table:table-cell table:style-name="ce99"/>
          <table:table-cell table:style-name="ce110"/>
          <table:table-cell table:style-name="ce117"/>
          <table:table-cell table:style-name="ce122"/>
          <table:table-cell table:style-name="ce126" table:number-columns-repeated="2"/>
          <table:table-cell table:style-name="ce131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style-name="ce110"/>
          <table:table-cell table:style-name="ce117"/>
          <table:table-cell table:style-name="ce122"/>
          <table:table-cell table:style-name="ce123" table:number-columns-repeated="2"/>
          <table:table-cell table:style-name="ce131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style-name="ce110"/>
          <table:table-cell table:style-name="ce117"/>
          <table:table-cell table:style-name="ce122"/>
          <table:table-cell table:style-name="ce123" table:number-columns-repeated="2"/>
          <table:table-cell table:style-name="ce131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style-name="ce111"/>
          <table:table-cell table:style-name="ce118"/>
          <table:table-cell table:style-name="ce124"/>
          <table:table-cell table:style-name="ce127" table:number-columns-repeated="2"/>
          <table:table-cell table:style-name="ce133"/>
          <table:table-cell table:style-name="ce99" table:number-columns-repeated="248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style-name="ce99"/>
          <table:table-cell table:number-columns-repeated="7"/>
          <table:table-cell table:style-name="ce99" table:number-columns-repeated="247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style-name="ce99"/>
          <table:table-cell table:number-columns-repeated="6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number-columns-repeated="6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number-columns-repeated="6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number-columns-repeated="6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number-columns-repeated="6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number-columns-repeated="6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number-columns-repeated="6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number-columns-repeated="6"/>
          <table:table-cell table:style-name="ce99" table:number-columns-repeated="248"/>
          <table:table-cell/>
        </table:table-row>
        <table:table-row table:style-name="ro1">
          <table:table-cell table:style-name="ce99"/>
          <table:table-cell table:number-columns-repeated="6"/>
          <table:table-cell table:style-name="ce99" table:number-columns-repeated="248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style-name="ce99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PLF 3.0.x</text:span></text:p>
          </table:table-cell>
          <table:covered-table-cell table:style-name="ce45"/>
          <table:table-cell table:style-name="ce69" table:number-columns-repeated="4"/>
          <table:table-cell table:style-name="ce70"/>
          <table:table-cell table:style-name="ce17" table:number-columns-repeated="248"/>
        </table:table-row>
        <table:table-row table:style-name="ro9">
          <table:table-cell table:style-name="ce38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70" office:value-type="string">
            <text:p>Priority</text:p>
          </table:table-cell>
          <table:table-cell table:style-name="ce70" office:value-type="string">
            <text:p>Selenium</text:p>
          </table:table-cell>
          <table:table-cell table:style-name="ce75" office:value-type="string" table:number-columns-spanned="2" table:number-rows-spanned="1">
            <text:p>Table of record</text:p>
          </table:table-cell>
          <table:covered-table-cell table:style-name="ce78"/>
          <table:table-cell table:style-name="ce70" office:value-type="string">
            <text:p>Done</text:p>
          </table:table-cell>
          <table:table-cell table:style-name="ce17" table:number-columns-repeated="248"/>
        </table:table-row>
        <table:table-row table:style-name="ro9">
          <table:table-cell table:style-name="ce39" office:value-type="string">
            <text:p>CS_ECMS Integration</text:p>
          </table:table-cell>
          <table:table-cell table:style-name="ce46"/>
          <table:table-cell table:style-name="ce71"/>
          <table:table-cell table:style-name="ce73"/>
          <table:table-cell table:style-name="ce76" office:value-type="string">
            <text:p>Total of High</text:p>
          </table:table-cell>
          <table:table-cell table:style-name="ce79" table:formula="of:=SUMPRODUCT(([.C4:.C544]=&quot;High&quot;))" office:value-type="float" office:value="40">
            <text:p>40</text:p>
          </table:table-cell>
          <table:table-cell table:style-name="ce79" table:formula="of:=SUMPRODUCT(([.C4:.C544]=&quot;High&quot;)*([.D4:.D544]=&quot;x&quot;))" office:value-type="float" office:value="0">
            <text:p>0</text:p>
          </table:table-cell>
          <table:table-cell table:style-name="ce17" table:number-columns-repeated="248"/>
        </table:table-row>
        <table:table-row table:style-name="ro10">
          <table:table-cell table:style-name="ce40" office:value-type="string">
            <text:p>FNC_PLF_INT_CS_ECMS_01.001</text:p>
          </table:table-cell>
          <table:table-cell table:style-name="ce47" office:value-type="string">
            <text:p>Attach a file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76" office:value-type="string">
            <text:p>Total of Medium</text:p>
          </table:table-cell>
          <table:table-cell table:style-name="ce80" table:formula="of:=SUMPRODUCT(([.C4:.C544]=&quot;Medium&quot;))" office:value-type="float" office:value="0">
            <text:p>0</text:p>
          </table:table-cell>
          <table:table-cell table:style-name="ce79" table:formula="of:=SUMPRODUCT(([.C4:.C544]=&quot;Medium&quot;)*([.D4:.D544]=&quot;x&quot;))" office:value-type="float" office:value="0">
            <text:p>0</text:p>
          </table:table-cell>
          <table:table-cell table:style-name="ce17" table:number-columns-repeated="248"/>
        </table:table-row>
        <table:table-row table:style-name="ro10">
          <table:table-cell table:style-name="ce41" office:value-type="string">
            <text:p>FNC_PLF_INT_CS_ECMS_01.002</text:p>
          </table:table-cell>
          <table:table-cell table:style-name="ce47" office:value-type="string">
            <text:p>Attach a folder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76" office:value-type="string">
            <text:p>Total of Low</text:p>
          </table:table-cell>
          <table:table-cell table:style-name="ce79" table:formula="of:=SUMPRODUCT(([.C4:.C544]=&quot;Low&quot;))" office:value-type="float" office:value="0">
            <text:p>0</text:p>
          </table:table-cell>
          <table:table-cell table:style-name="ce79" table:formula="of:=SUMPRODUCT(([.C4:.C544]=&quot;Low&quot;)*([.D4:.D544]=&quot;x&quot;))" office:value-type="float" office:value="0">
            <text:p>0</text:p>
          </table:table-cell>
          <table:table-cell table:style-name="ce17" table:number-columns-repeated="248"/>
        </table:table-row>
        <table:table-row table:style-name="ro10">
          <table:table-cell table:style-name="ce41" office:value-type="string">
            <text:p>FNC_PLF_INT_CS_ECMS_01.003</text:p>
          </table:table-cell>
          <table:table-cell table:style-name="ce47" office:value-type="string">
            <text:p>Attach link is a file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77" office:value-type="string">
            <text:p>Total</text:p>
          </table:table-cell>
          <table:table-cell table:style-name="ce81" table:formula="of:=SUM([.F3:.F5])" office:value-type="float" office:value="40">
            <text:p>40</text:p>
          </table:table-cell>
          <table:table-cell table:style-name="ce81" table:formula="of:=SUM([.G3:.G5])" office:value-type="float" office:value="0">
            <text:p>0</text:p>
          </table:table-cell>
          <table:table-cell table:style-name="ce17" table:number-columns-repeated="248"/>
        </table:table-row>
        <table:table-row table:style-name="ro10">
          <table:table-cell table:style-name="ce41" office:value-type="string">
            <text:p>FNC_PLF_INT_CS_ECMS_01.004</text:p>
          </table:table-cell>
          <table:table-cell table:style-name="ce47" office:value-type="string">
            <text:p>Attach link is a folder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0" office:value-type="string">
            <text:p>FNC_PLF_INT_CS_ECMS_02.001</text:p>
          </table:table-cell>
          <table:table-cell table:style-name="ce47" office:value-type="string">
            <text:p>Detach a file to DMS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2</text:p>
          </table:table-cell>
          <table:table-cell table:style-name="ce48" office:value-type="string">
            <text:p>Add new folder to store attachment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3</text:p>
          </table:table-cell>
          <table:table-cell table:style-name="ce49" office:value-type="string">
            <text:p>Add new folder with blank nam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4</text:p>
          </table:table-cell>
          <table:table-cell table:style-name="ce49" office:value-type="string">
            <text:p>Save a file to DMS when file's name is not existing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9">
          <table:table-cell table:style-name="ce39" office:value-type="string">
            <text:p>SOC_ECMS Integration</text:p>
          </table:table-cell>
          <table:table-cell table:style-name="ce46"/>
          <table:table-cell table:style-name="ce71"/>
          <table:table-cell table:style-name="ce73"/>
          <table:table-cell table:style-name="ce17" table:number-columns-repeated="251"/>
        </table:table-row>
        <table:table-row table:style-name="ro10">
          <table:table-cell table:style-name="ce42" office:value-type="string">
            <text:p>FNC_PLF_INT_SOC_ECMS_01.001</text:p>
          </table:table-cell>
          <table:table-cell table:style-name="ce50" office:value-type="string">
            <text:p>Add uploaded file from back office for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2</text:p>
          </table:table-cell>
          <table:table-cell table:style-name="ce50" office:value-type="string">
            <text:p>Add document from back office for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3</text:p>
          </table:table-cell>
          <table:table-cell table:style-name="ce50" office:value-type="string">
            <text:p>Upload a file while adding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4</text:p>
          </table:table-cell>
          <table:table-cell table:style-name="ce50" office:value-type="string">
            <text:p>Check the displaying of uploaded file while adding activity in back offic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5</text:p>
          </table:table-cell>
          <table:table-cell table:style-name="ce50" office:value-type="string">
            <text:p>Add a new folder while adding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2" office:value-type="string">
            <text:p>FNC_PLF_INT_SOC_ECMS_02.001</text:p>
          </table:table-cell>
          <table:table-cell table:style-name="ce50" office:value-type="string">
            <text:p>Check the displaying of drive after creating/deleting new spac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9">
          <table:table-cell table:style-name="ce39" office:value-type="string">
            <text:p>Gadget</text:p>
          </table:table-cell>
          <table:table-cell table:style-name="ce46"/>
          <table:table-cell table:style-name="ce71"/>
          <table:table-cell table:style-name="ce73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1</text:p>
          </table:table-cell>
          <table:table-cell table:style-name="ce50" office:value-type="string">
            <text:p>Check the displaying of information in My Profile gadget after updating avatar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2</text:p>
          </table:table-cell>
          <table:table-cell table:style-name="ce50" office:value-type="string">
            <text:p>Check the displaying of information in My Profile gadget after updating first nam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3</text:p>
          </table:table-cell>
          <table:table-cell table:style-name="ce50" office:value-type="string">
            <text:p>Check the displaying of information in My Profile gadget after updating last nam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1</text:p>
          </table:table-cell>
          <table:table-cell table:style-name="ce50" office:value-type="string">
            <text:p>Check the invitation to make friend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2</text:p>
          </table:table-cell>
          <table:table-cell table:style-name="ce50" office:value-type="string">
            <text:p>Check the invitation when click on Find More link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3</text:p>
          </table:table-cell>
          <table:table-cell table:style-name="ce50" office:value-type="string">
            <text:p>Check the invitation to join spac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4</text:p>
          </table:table-cell>
          <table:table-cell table:style-name="ce51" office:value-type="string">
            <text:p>Check the invitation when click on Find More link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1</text:p>
          </table:table-cell>
          <table:table-cell table:style-name="ce50" office:value-type="string">
            <text:p>Check the displaying of new event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2</text:p>
          </table:table-cell>
          <table:table-cell table:style-name="ce50" office:value-type="string">
            <text:p>Check the displaying of new task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3</text:p>
          </table:table-cell>
          <table:table-cell table:style-name="ce50" office:value-type="string">
            <text:p>Setting the number of calendar is displayed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4</text:p>
          </table:table-cell>
          <table:table-cell table:style-name="ce50" office:value-type="string">
            <text:p>Setting the number of calendar is displayed with wrong valu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5</text:p>
          </table:table-cell>
          <table:table-cell table:style-name="ce50" office:value-type="string">
            <text:p>Check when click on Show My Calendars link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4.001</text:p>
          </table:table-cell>
          <table:table-cell table:style-name="ce50" office:value-type="string">
            <text:p>Check the displaying of pol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4.002</text:p>
          </table:table-cell>
          <table:table-cell table:style-name="ce50" office:value-type="string">
            <text:p>Setting for the gadget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5.001</text:p>
          </table:table-cell>
          <table:table-cell table:style-name="ce50" office:value-type="string">
            <text:p>Check the number of online user has no relation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5.002</text:p>
          </table:table-cell>
          <table:table-cell table:style-name="ce50" office:value-type="string">
            <text:p>Check the number of online user has relation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1</text:p>
          </table:table-cell>
          <table:table-cell table:style-name="ce50" office:value-type="string">
            <text:p>Check the Discussion link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2</text:p>
          </table:table-cell>
          <table:table-cell table:style-name="ce50" office:value-type="string">
            <text:p>Check the Wiki link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3</text:p>
          </table:table-cell>
          <table:table-cell table:style-name="ce50" office:value-type="string">
            <text:p>Check the Document link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4</text:p>
          </table:table-cell>
          <table:table-cell table:style-name="ce50" office:value-type="string">
            <text:p>Check the Agenda link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5</text:p>
          </table:table-cell>
          <table:table-cell table:style-name="ce50" office:value-type="string">
            <text:p>Add new bookmark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6</text:p>
          </table:table-cell>
          <table:table-cell table:style-name="ce50" office:value-type="string">
            <text:p>Add new bookmark when Name field is emp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7</text:p>
          </table:table-cell>
          <table:table-cell table:style-name="ce50" office:value-type="string">
            <text:p>Add new bookmark when URL field is emp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8</text:p>
          </table:table-cell>
          <table:table-cell table:style-name="ce50" office:value-type="string">
            <text:p>Add new bookmark when URL field is invalid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7.001</text:p>
          </table:table-cell>
          <table:table-cell table:style-name="ce50" office:value-type="string">
            <text:p>Check all the favorite documents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7.002</text:p>
          </table:table-cell>
          <table:table-cell table:style-name="ce50" office:value-type="string">
            <text:p>Check all the favorite documents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5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5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6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6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8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6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6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59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7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S_ECM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134"/>
          <table:table-cell table:style-name="ce141" office:value-type="string">
            <text:p>TEST CASES</text:p>
          </table:table-cell>
          <table:table-cell table:style-name="ce141"/>
          <table:table-cell table:style-name="ce142" table:number-columns-repeated="2"/>
          <table:table-cell table:style-name="ce134"/>
          <table:table-cell table:style-name="ce157"/>
          <table:table-cell table:style-name="ce142" table:number-columns-repeated="2"/>
          <table:table-cell table:style-name="ce178" table:number-columns-repeated="220"/>
          <table:table-cell table:style-name="ce157" table:number-columns-repeated="18"/>
          <table:table-cell table:style-name="ce134" table:number-columns-repeated="9"/>
        </table:table-row>
        <table:table-row table:style-name="ro1">
          <table:table-cell table:style-name="ce134"/>
          <table:table-cell table:style-name="ce142" table:number-columns-repeated="4"/>
          <table:table-cell table:style-name="ce134"/>
          <table:table-cell table:style-name="ce157"/>
          <table:table-cell table:style-name="ce142" table:number-columns-repeated="2"/>
          <table:table-cell table:style-name="ce179"/>
          <table:table-cell table:style-name="ce179" office:value-type="string">
            <text:p>Passed</text:p>
          </table:table-cell>
          <table:table-cell table:style-name="ce179" table:formula="of:=COUNTIF([.L$7:.L$1014];[.$K2])" office:value-type="float" office:value="0">
            <text:p>0</text:p>
          </table:table-cell>
          <table:table-cell table:style-name="ce179" table:formula="of:=COUNTIF([.M$7:.M$1014];[.$K2])" office:value-type="float" office:value="0">
            <text:p>0</text:p>
          </table:table-cell>
          <table:table-cell table:style-name="ce179" table:formula="of:=COUNTIF([.N$7:.N$1014];[.$K2])" office:value-type="float" office:value="0">
            <text:p>0</text:p>
          </table:table-cell>
          <table:table-cell table:style-name="ce179" table:formula="of:=COUNTIF([.O$7:.O$1014];[.$K2])" office:value-type="float" office:value="0">
            <text:p>0</text:p>
          </table:table-cell>
          <table:table-cell table:style-name="ce178" table:number-columns-repeated="214"/>
          <table:table-cell table:style-name="ce157" table:number-columns-repeated="18"/>
          <table:table-cell table:style-name="ce134" table:number-columns-repeated="9"/>
        </table:table-row>
        <table:table-row table:style-name="ro1">
          <table:table-cell table:style-name="ce134"/>
          <table:table-cell table:style-name="ce143" office:value-type="string">
            <text:p>Functions List<text:span text:style-name="T5">:</text:span></text:p>
          </table:table-cell>
          <table:table-cell table:style-name="ce149" table:number-columns-spanned="3" table:number-rows-spanned="1"/>
          <table:covered-table-cell table:style-name="ce156"/>
          <table:covered-table-cell table:style-name="ce151"/>
          <table:table-cell table:style-name="ce134"/>
          <table:table-cell table:style-name="ce157"/>
          <table:table-cell table:style-name="ce172"/>
          <table:table-cell table:style-name="ce174"/>
          <table:table-cell table:style-name="ce179"/>
          <table:table-cell table:style-name="ce179" office:value-type="string">
            <text:p>Failed</text:p>
          </table:table-cell>
          <table:table-cell table:style-name="ce179" table:formula="of:=COUNTIF([.L$7:.L$1014];[.$K3])" office:value-type="float" office:value="0">
            <text:p>0</text:p>
          </table:table-cell>
          <table:table-cell table:style-name="ce179" table:formula="of:=COUNTIF([.M$7:.M$1014];[.$K3])" office:value-type="float" office:value="0">
            <text:p>0</text:p>
          </table:table-cell>
          <table:table-cell table:style-name="ce179" table:formula="of:=COUNTIF([.N$7:.N$1014];[.$K3])" office:value-type="float" office:value="0">
            <text:p>0</text:p>
          </table:table-cell>
          <table:table-cell table:style-name="ce179" table:formula="of:=COUNTIF([.O$7:.O$1014];[.$K3])" office:value-type="float" office:value="0">
            <text:p>0</text:p>
          </table:table-cell>
          <table:table-cell table:style-name="ce178" table:number-columns-repeated="214"/>
          <table:table-cell table:style-name="ce157" table:number-columns-repeated="18"/>
          <table:table-cell table:style-name="ce134" table:number-columns-repeated="9"/>
        </table:table-row>
        <table:table-row table:style-name="ro10">
          <table:table-cell table:style-name="ce134"/>
          <table:table-cell table:style-name="ce143" office:value-type="string">
            <text:p>Total Main Cases:</text:p>
          </table:table-cell>
          <table:table-cell table:style-name="ce151" table:formula="of:=MAX([.A7:.A1000])" office:value-type="float" office:value="8" table:number-columns-spanned="3" table:number-rows-spanned="1">
            <text:p>8</text:p>
          </table:table-cell>
          <table:covered-table-cell table:number-columns-repeated="2" table:style-name="ce157"/>
          <table:table-cell table:style-name="ce134"/>
          <table:table-cell table:style-name="ce157"/>
          <table:table-cell table:style-name="ce172"/>
          <table:table-cell table:style-name="ce175"/>
          <table:table-cell table:style-name="ce179"/>
          <table:table-cell table:style-name="ce179" office:value-type="string">
            <text:p>Blocked</text:p>
          </table:table-cell>
          <table:table-cell table:style-name="ce179" table:formula="of:=COUNTIF([.L$7:.L$1014];[.$K4])" office:value-type="float" office:value="0">
            <text:p>0</text:p>
          </table:table-cell>
          <table:table-cell table:style-name="ce179" table:formula="of:=COUNTIF([.M$7:.M$1014];[.$K4])" office:value-type="float" office:value="0">
            <text:p>0</text:p>
          </table:table-cell>
          <table:table-cell table:style-name="ce179" table:formula="of:=COUNTIF([.N$7:.N$1014];[.$K4])" office:value-type="float" office:value="0">
            <text:p>0</text:p>
          </table:table-cell>
          <table:table-cell table:style-name="ce179" table:formula="of:=COUNTIF([.O$7:.O$1014];[.$K4])" office:value-type="float" office:value="0">
            <text:p>0</text:p>
          </table:table-cell>
          <table:table-cell table:style-name="ce178" table:number-columns-repeated="214"/>
          <table:table-cell table:style-name="ce157" table:number-columns-repeated="18"/>
          <table:table-cell table:style-name="ce134" table:number-columns-repeated="9"/>
        </table:table-row>
        <table:table-row table:style-name="ro1">
          <table:table-cell table:style-name="ce135"/>
          <table:table-cell table:style-name="ce144"/>
          <table:table-cell table:style-name="ce135" table:number-columns-repeated="7"/>
          <table:table-cell table:style-name="ce180"/>
          <table:table-cell table:style-name="ce180" office:value-type="string">
            <text:p>Untested</text:p>
          </table:table-cell>
          <table:table-cell table:style-name="ce179" table:formula="of:=COUNTIF([.L$7:.L$1014];[.$K5])" office:value-type="float" office:value="0">
            <text:p>0</text:p>
          </table:table-cell>
          <table:table-cell table:style-name="ce179" table:formula="of:=COUNTIF([.M$7:.M$1014];[.$K5])" office:value-type="float" office:value="0">
            <text:p>0</text:p>
          </table:table-cell>
          <table:table-cell table:style-name="ce179" table:formula="of:=COUNTIF([.N$7:.N$1014];[.$K5])" office:value-type="float" office:value="0">
            <text:p>0</text:p>
          </table:table-cell>
          <table:table-cell table:style-name="ce179" table:formula="of:=COUNTIF([.O$7:.O$1014];[.$K5])" office:value-type="float" office:value="0">
            <text:p>0</text:p>
          </table:table-cell>
          <table:table-cell table:style-name="ce135" table:number-columns-repeated="232"/>
          <table:table-cell table:style-name="ce134" table:number-columns-repeated="9"/>
        </table:table-row>
        <table:table-row table:style-name="ro1">
          <table:table-cell table:style-name="ce136" office:value-type="string">
            <text:p>Case No</text:p>
          </table:table-cell>
          <table:table-cell table:style-name="ce145" office:value-type="string">
            <text:p>Related function</text:p>
          </table:table-cell>
          <table:table-cell table:style-name="ce145" office:value-type="string">
            <text:p>Case ID</text:p>
          </table:table-cell>
          <table:table-cell table:style-name="ce145" office:value-type="string">
            <text:p>Path</text:p>
          </table:table-cell>
          <table:table-cell table:style-name="ce162" office:value-type="string">
            <text:p>Case Description</text:p>
          </table:table-cell>
          <table:table-cell table:style-name="ce145" office:value-type="string">
            <text:p>Step Description</text:p>
          </table:table-cell>
          <table:table-cell table:style-name="ce145" office:value-type="string">
            <text:p>Steps to produce</text:p>
          </table:table-cell>
          <table:table-cell table:style-name="ce145" office:value-type="string">
            <text:p>Expected Output</text:p>
          </table:table-cell>
          <table:table-cell table:style-name="ce145" office:value-type="string">
            <text:p>Priority</text:p>
          </table:table-cell>
          <table:table-cell table:style-name="ce145" office:value-type="string">
            <text:p>Affect</text:p>
          </table:table-cell>
          <table:table-cell table:style-name="ce145">
            <text:p>Tester</text:p>
          </table:table-cell>
          <table:table-cell table:style-name="ce145">
            <text:p>IE7</text:p>
          </table:table-cell>
          <table:table-cell table:style-name="ce145">
            <text:p>FireFox3.5</text:p>
          </table:table-cell>
          <table:table-cell table:style-name="ce145">
            <text:p>Comment/Bug</text:p>
          </table:table-cell>
          <table:table-cell table:style-name="ce145" table:number-columns-repeated="5"/>
          <table:table-cell table:style-name="ce188" table:number-columns-repeated="211"/>
          <table:table-cell table:style-name="ce157" table:number-columns-repeated="17"/>
          <table:table-cell table:style-name="ce134" table:number-columns-repeated="9"/>
        </table:table-row>
        <table:table-row table:style-name="ro22">
          <table:table-cell table:style-name="ce138" office:value-type="float" office:value="1">
            <text:p>1.00</text:p>
          </table:table-cell>
          <table:table-cell table:style-name="ce146" office:value-type="string">
            <text:p>FNC_PLF_INT_CS_ECMS_01</text:p>
          </table:table-cell>
          <table:table-cell table:style-name="ce153" office:value-type="float" office:value="1">
            <text:p>1.00</text:p>
          </table:table-cell>
          <table:table-cell table:style-name="ce158" office:value-type="string">
            <text:p>Integration/CS-ECMS/Mail/Add</text:p>
          </table:table-cell>
          <table:table-cell table:style-name="ce163" office:value-type="string">
            <text:p>Attach a file from server while composing new mail</text:p>
          </table:table-cell>
          <table:table-cell table:style-name="ce166" office:value-type="string">
            <text:p>Step 1: Add document</text:p>
          </table:table-cell>
          <table:table-cell table:style-name="ce166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66" office:value-type="string">
            <text:p>Document/upload file is added</text:p>
          </table:table-cell>
          <table:table-cell table:style-name="ce176" office:value-type="string">
            <text:p>High</text:p>
          </table:table-cell>
          <table:table-cell table:style-name="ce181" table:number-columns-repeated="2"/>
          <table:table-cell table:style-name="ce186" table:number-columns-repeated="235"/>
          <table:table-cell table:style-name="ce201"/>
          <table:table-cell table:style-name="ce134" table:number-columns-repeated="9"/>
        </table:table-row>
        <table:table-row table:style-name="ro23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7" office:value-type="string">
            <text:p>FNC_PLF_INT_CS_ECMS_01</text:p>
          </table:table-cell>
          <table:table-cell table:style-name="ce154" office:value-type="float" office:value="1">
            <text:p>1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a file from server while composing new mail</text:p>
          </table:table-cell>
          <table:table-cell table:style-name="ce167" office:value-type="string">
            <text:p>Step 2: Add new mail account</text:p>
          </table:table-cell>
          <table:table-cell table:style-name="ce170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70" office:value-type="string">
            <text:p>New mail account is added</text:p>
          </table:table-cell>
          <table:table-cell table:style-name="ce176" office:value-type="string">
            <text:p>High</text:p>
          </table:table-cell>
          <table:table-cell table:style-name="ce181" table:number-columns-repeated="2"/>
          <table:table-cell table:style-name="ce186" table:number-columns-repeated="235"/>
          <table:table-cell table:style-name="ce201"/>
          <table:table-cell table:style-name="ce134" table:number-columns-repeated="9"/>
        </table:table-row>
        <table:table-row table:style-name="ro10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a file from server while composing new mail</text:p>
          </table:table-cell>
          <table:table-cell table:style-name="ce167" office:value-type="string">
            <text:p>Step 3: Show form to compose new mail</text:p>
          </table:table-cell>
          <table:table-cell table:style-name="ce170" office:value-type="string">
            <text:p>Click Write Mail</text:p>
          </table:table-cell>
          <table:table-cell table:style-name="ce170" office:value-type="string">
            <text:p>Compose a new message form is shown</text:p>
          </table:table-cell>
          <table:table-cell table:style-name="ce176" office:value-type="string">
            <text:p>High</text:p>
          </table:table-cell>
          <table:table-cell table:style-name="ce181" table:number-columns-repeated="2"/>
          <table:table-cell table:style-name="ce186" table:number-columns-repeated="235"/>
          <table:table-cell table:style-name="ce201"/>
          <table:table-cell table:style-name="ce134" table:number-columns-repeated="9"/>
        </table:table-row>
        <table:table-row table:style-name="ro10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a file from server while composing new mail</text:p>
          </table:table-cell>
          <table:table-cell table:style-name="ce167" office:value-type="string">
            <text:p>Step 4: Show form to select document</text:p>
          </table:table-cell>
          <table:table-cell table:style-name="ce170" office:value-type="string">
            <text:p>Click Attach a server file</text:p>
          </table:table-cell>
          <table:table-cell table:style-name="ce170" office:value-type="string">
            <text:p>Attach a file from server form is shown</text:p>
          </table:table-cell>
          <table:table-cell table:style-name="ce176" office:value-type="string">
            <text:p>High</text:p>
          </table:table-cell>
          <table:table-cell table:style-name="ce182"/>
          <table:table-cell table:style-name="ce181"/>
          <table:table-cell table:style-name="ce186"/>
          <table:table-cell table:style-name="ce187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a file from server while composing new mail</text:p>
          </table:table-cell>
          <table:table-cell table:style-name="ce167" office:value-type="string">
            <text:p>Step 5: Select file to attach</text:p>
          </table:table-cell>
          <table:table-cell table:style-name="ce170" office:value-type="string">
            <text:p>Browse Private drive from left pane &amp; select any file from right pane</text:p>
          </table:table-cell>
          <table:table-cell table:style-name="ce170" office:value-type="string">
            <text:p>Selected file is listed in attachments list in compose mail form</text:p>
          </table:table-cell>
          <table:table-cell table:style-name="ce176" office:value-type="string">
            <text:p>High</text:p>
          </table:table-cell>
          <table:table-cell table:style-name="ce182"/>
          <table:table-cell table:style-name="ce181"/>
          <table:table-cell table:style-name="ce186"/>
          <table:table-cell table:style-name="ce187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a file from server while composing new mail</text:p>
          </table:table-cell>
          <table:table-cell table:style-name="ce167" office:value-type="string">
            <text:p>Step 6: Send mail</text:p>
          </table:table-cell>
          <table:table-cell table:style-name="ce170" office:value-type="string">
            <text:p>- Input receiver, mail subject, content &amp; click Send</text:p>
          </table:table-cell>
          <table:table-cell table:style-name="ce170" office:value-type="string">
            <text:p>Mail is sent with attached file</text:p>
          </table:table-cell>
          <table:table-cell table:style-name="ce176" office:value-type="string">
            <text:p>High</text:p>
          </table:table-cell>
          <table:table-cell table:style-name="ce182"/>
          <table:table-cell table:style-name="ce181"/>
          <table:table-cell table:style-name="ce186"/>
          <table:table-cell table:style-name="ce187" table:number-columns-repeated="235"/>
          <table:table-cell table:style-name="ce134" table:number-columns-repeated="9"/>
        </table:table-row>
        <table:table-row table:style-name="ro22">
          <table:table-cell table:style-name="ce138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2.00</text:p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159" office:value-type="string">
            <text:p>Integration/CS-ECMS/Mail/Add</text:p>
          </table:table-cell>
          <table:table-cell table:style-name="ce163" office:value-type="string">
            <text:p>Attach a folder from server while composing new mail</text:p>
          </table:table-cell>
          <table:table-cell table:style-name="ce166" office:value-type="string">
            <text:p>Step 1: Add folder</text:p>
          </table:table-cell>
          <table:table-cell table:style-name="ce166" office:value-type="string">
            <text:p>- Login intranet site (by user in web contributor group)</text:p>
            <text:p>- Go to Content Explorer</text:p>
            <text:p>- Choose Private drive</text:p>
            <text:p>- Add some folders</text:p>
          </table:table-cell>
          <table:table-cell table:style-name="ce166" office:value-type="string">
            <text:p>Folders are created</text:p>
          </table:table-cell>
          <table:table-cell table:style-name="ce176" office:value-type="string">
            <text:p>High</text:p>
          </table:table-cell>
          <table:table-cell table:style-name="ce182"/>
          <table:table-cell table:style-name="ce181"/>
          <table:table-cell table:style-name="ce186"/>
          <table:table-cell table:style-name="ce187" table:number-columns-repeated="235"/>
          <table:table-cell table:style-name="ce134" table:number-columns-repeated="9"/>
        </table:table-row>
        <table:table-row table:style-name="ro23">
          <table:table-cell table:style-name="ce13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a folder from server while composing new mail</text:p>
          </table:table-cell>
          <table:table-cell table:style-name="ce167" office:value-type="string">
            <text:p>Step 2: Add new mail account</text:p>
          </table:table-cell>
          <table:table-cell table:style-name="ce170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70" office:value-type="string">
            <text:p>New mail account is added</text:p>
          </table:table-cell>
          <table:table-cell table:style-name="ce176" office:value-type="string">
            <text:p>High</text:p>
          </table:table-cell>
          <table:table-cell table:style-name="ce183" table:number-columns-repeated="247"/>
        </table:table-row>
        <table:table-row table:style-name="ro10">
          <table:table-cell table:style-name="ce13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a folder from server while composing new mail</text:p>
          </table:table-cell>
          <table:table-cell table:style-name="ce167" office:value-type="string">
            <text:p>Step 3: Show form to compose new mail</text:p>
          </table:table-cell>
          <table:table-cell table:style-name="ce170" office:value-type="string">
            <text:p>Click Write Mail</text:p>
          </table:table-cell>
          <table:table-cell table:style-name="ce170" office:value-type="string">
            <text:p>Compose a new message form is shown</text:p>
          </table:table-cell>
          <table:table-cell table:style-name="ce176" office:value-type="string">
            <text:p>High</text:p>
          </table:table-cell>
          <table:table-cell table:style-name="ce183" table:number-columns-repeated="247"/>
        </table:table-row>
        <table:table-row table:style-name="ro10">
          <table:table-cell table:style-name="ce13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a folder from server while composing new mail</text:p>
          </table:table-cell>
          <table:table-cell table:style-name="ce167" office:value-type="string">
            <text:p>Step 4: Show form to select document</text:p>
          </table:table-cell>
          <table:table-cell table:style-name="ce170" office:value-type="string">
            <text:p>Click Attach a server file</text:p>
          </table:table-cell>
          <table:table-cell table:style-name="ce170" office:value-type="string">
            <text:p>Attach a file from server form is shown</text:p>
          </table:table-cell>
          <table:table-cell table:style-name="ce176" office:value-type="string">
            <text:p>High</text:p>
          </table:table-cell>
          <table:table-cell table:style-name="ce183" table:number-columns-repeated="247"/>
        </table:table-row>
        <table:table-row table:style-name="ro10">
          <table:table-cell table:style-name="ce13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a folder from server while composing new mail</text:p>
          </table:table-cell>
          <table:table-cell table:style-name="ce167" office:value-type="string">
            <text:p>Step 5: Select file to attach</text:p>
          </table:table-cell>
          <table:table-cell table:style-name="ce170" office:value-type="string">
            <text:p>Browse Private drive from left pane &amp; select any folder from right pane</text:p>
          </table:table-cell>
          <table:table-cell table:style-name="ce170" office:value-type="string">
            <text:p>Show message: selected page is not a file</text:p>
          </table:table-cell>
          <table:table-cell table:style-name="ce176" office:value-type="string">
            <text:p>High</text:p>
          </table:table-cell>
          <table:table-cell table:style-name="ce183" table:number-columns-repeated="247"/>
        </table:table-row>
        <table:table-row table:style-name="ro22">
          <table:table-cell table:style-name="ce138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table:style-name="ce159" office:value-type="string">
            <text:p>Integration/CS-ECMS/Mail/Add</text:p>
          </table:table-cell>
          <table:table-cell table:style-name="ce163" office:value-type="string">
            <text:p>Attach link is a file from server while composing new mail</text:p>
          </table:table-cell>
          <table:table-cell table:style-name="ce166" office:value-type="string">
            <text:p>Step 1: Add document</text:p>
          </table:table-cell>
          <table:table-cell table:style-name="ce166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66" office:value-type="string">
            <text:p>Document/upload file is added</text:p>
          </table:table-cell>
          <table:table-cell table:style-name="ce176" office:value-type="string">
            <text:p>High</text:p>
          </table:table-cell>
          <table:table-cell table:style-name="ce183" table:number-columns-repeated="247"/>
        </table:table-row>
        <table:table-row table:style-name="ro23">
          <table:table-cell table:style-name="ce13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link is a file from server while composing new mail</text:p>
          </table:table-cell>
          <table:table-cell table:style-name="ce167" office:value-type="string">
            <text:p>Step 2: Add new mail account</text:p>
          </table:table-cell>
          <table:table-cell table:style-name="ce170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70" office:value-type="string">
            <text:p>New mail account is added</text:p>
          </table:table-cell>
          <table:table-cell table:style-name="ce176" office:value-type="string">
            <text:p>High</text:p>
          </table:table-cell>
          <table:table-cell table:style-name="ce182"/>
          <table:table-cell table:style-name="ce181"/>
          <table:table-cell table:style-name="ce186"/>
          <table:table-cell table:style-name="ce187" table:number-columns-repeated="235"/>
          <table:table-cell table:style-name="ce134" table:number-columns-repeated="9"/>
        </table:table-row>
        <table:table-row table:style-name="ro24">
          <table:table-cell table:style-name="ce13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link is a file from server while composing new mail</text:p>
          </table:table-cell>
          <table:table-cell table:style-name="ce167" office:value-type="string">
            <text:p>Step 3: Show form to compose new mail</text:p>
          </table:table-cell>
          <table:table-cell table:style-name="ce170" office:value-type="string">
            <text:p>Click Write Mail</text:p>
          </table:table-cell>
          <table:table-cell table:style-name="ce170" office:value-type="string">
            <text:p>Compose a new message form is shown</text:p>
          </table:table-cell>
          <table:table-cell table:style-name="ce176" office:value-type="string">
            <text:p>High</text:p>
          </table:table-cell>
          <table:table-cell table:style-name="ce182"/>
          <table:table-cell table:style-name="ce181"/>
          <table:table-cell table:style-name="ce186"/>
          <table:table-cell table:style-name="ce187" table:number-columns-repeated="235"/>
          <table:table-cell table:style-name="ce134" table:number-columns-repeated="9"/>
        </table:table-row>
        <table:table-row table:style-name="ro24">
          <table:table-cell table:style-name="ce13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link is a file from server while composing new mail</text:p>
          </table:table-cell>
          <table:table-cell table:style-name="ce167" office:value-type="string">
            <text:p>Step 4: Show form to select document</text:p>
          </table:table-cell>
          <table:table-cell table:style-name="ce170" office:value-type="string">
            <text:p>Click Attach a server file</text:p>
          </table:table-cell>
          <table:table-cell table:style-name="ce170" office:value-type="string">
            <text:p>Attach a file from server form is shown</text:p>
          </table:table-cell>
          <table:table-cell table:style-name="ce176" office:value-type="string">
            <text:p>High</text:p>
          </table:table-cell>
          <table:table-cell table:style-name="ce182"/>
          <table:table-cell table:style-name="ce181"/>
          <table:table-cell table:style-name="ce186"/>
          <table:table-cell table:style-name="ce187" table:number-columns-repeated="235"/>
          <table:table-cell table:style-name="ce134" table:number-columns-repeated="9"/>
        </table:table-row>
        <table:table-row table:style-name="ro24">
          <table:table-cell table:style-name="ce13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link is a file from server while composing new mail</text:p>
          </table:table-cell>
          <table:table-cell table:style-name="ce167" office:value-type="string">
            <text:p>Step 5: Select file to attach</text:p>
          </table:table-cell>
          <table:table-cell table:style-name="ce170" office:value-type="string">
            <text:p>- Browse Private drive from left pane &amp; select any file from right pane</text:p>
            <text:p>- Click on Attach Link</text:p>
          </table:table-cell>
          <table:table-cell table:style-name="ce170" office:value-type="string">
            <text:p>Selected file is listed in in content of compose mail form</text:p>
          </table:table-cell>
          <table:table-cell table:style-name="ce176" office:value-type="string">
            <text:p>High</text:p>
          </table:table-cell>
          <table:table-cell table:style-name="ce182"/>
          <table:table-cell table:style-name="ce181"/>
          <table:table-cell table:style-name="ce186"/>
          <table:table-cell table:style-name="ce187" table:number-columns-repeated="235"/>
          <table:table-cell table:style-name="ce134" table:number-columns-repeated="9"/>
        </table:table-row>
        <table:table-row table:style-name="ro24">
          <table:table-cell table:style-name="ce13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link is a file from server while composing new mail</text:p>
          </table:table-cell>
          <table:table-cell table:style-name="ce167" office:value-type="string">
            <text:p>Step 6: Send mail</text:p>
          </table:table-cell>
          <table:table-cell table:style-name="ce170" office:value-type="string">
            <text:p>- Input receiver, mail subject, content &amp; click Send</text:p>
          </table:table-cell>
          <table:table-cell table:style-name="ce170" office:value-type="string">
            <text:p>Mail is sent with attached link</text:p>
          </table:table-cell>
          <table:table-cell table:style-name="ce176" office:value-type="string">
            <text:p>High</text:p>
          </table:table-cell>
          <table:table-cell table:style-name="ce184"/>
          <table:table-cell table:style-name="ce181"/>
          <table:table-cell table:style-name="ce186"/>
          <table:table-cell table:style-name="ce185" table:number-columns-repeated="235"/>
          <table:table-cell table:style-name="ce134" table:number-columns-repeated="9"/>
        </table:table-row>
        <table:table-row table:style-name="ro22">
          <table:table-cell table:style-name="ce138" table:formula="of:=IF(VALUE(MID([.F24];6;FIND(&quot;:&quot;;[.F24];1)-FIND(&quot; &quot;;[.F24];1)-1))&gt;VALUE(MID([.F23];6;FIND(&quot;:&quot;;[.F23];1)-FIND(&quot; &quot;;[.F23];1)-1));&quot;&quot;;MAX([.A$7:.A23])+1)" office:value-type="float" office:value="4">
            <text:p>4.00</text:p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159" office:value-type="string">
            <text:p>Integration/CS-ECMS/Mail/Add</text:p>
          </table:table-cell>
          <table:table-cell table:style-name="ce163" office:value-type="string">
            <text:p>Attach link is a folder from server while composing new mail</text:p>
          </table:table-cell>
          <table:table-cell table:style-name="ce166" office:value-type="string">
            <text:p>Step 1: Add folder</text:p>
          </table:table-cell>
          <table:table-cell table:style-name="ce166" office:value-type="string">
            <text:p>- Login intranet site (by user in web contributor group)</text:p>
            <text:p>- Go to Content Explorer</text:p>
            <text:p>- Choose Private drive</text:p>
            <text:p>- Add some folders</text:p>
          </table:table-cell>
          <table:table-cell table:style-name="ce166" office:value-type="string">
            <text:p>Folder is added</text:p>
          </table:table-cell>
          <table:table-cell table:style-name="ce176" office:value-type="string">
            <text:p>High</text:p>
          </table:table-cell>
          <table:table-cell table:style-name="ce184"/>
          <table:table-cell table:style-name="ce181"/>
          <table:table-cell table:style-name="ce186"/>
          <table:table-cell table:style-name="ce185" table:number-columns-repeated="235"/>
          <table:table-cell table:style-name="ce134" table:number-columns-repeated="9"/>
        </table:table-row>
        <table:table-row table:style-name="ro23">
          <table:table-cell table:style-name="ce13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link is a folder from server while composing new mail</text:p>
          </table:table-cell>
          <table:table-cell table:style-name="ce167" office:value-type="string">
            <text:p>Step 2: Add new mail account</text:p>
          </table:table-cell>
          <table:table-cell table:style-name="ce170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70" office:value-type="string">
            <text:p>New mail account is added</text:p>
          </table:table-cell>
          <table:table-cell table:style-name="ce176" office:value-type="string">
            <text:p>High</text:p>
          </table:table-cell>
          <table:table-cell table:style-name="ce184"/>
          <table:table-cell table:style-name="ce181"/>
          <table:table-cell table:style-name="ce186"/>
          <table:table-cell table:style-name="ce185" table:number-columns-repeated="235"/>
          <table:table-cell table:style-name="ce134" table:number-columns-repeated="9"/>
        </table:table-row>
        <table:table-row table:style-name="ro24">
          <table:table-cell table:style-name="ce13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link is a folder from server while composing new mail</text:p>
          </table:table-cell>
          <table:table-cell table:style-name="ce167" office:value-type="string">
            <text:p>Step 3: Show form to compose new mail</text:p>
          </table:table-cell>
          <table:table-cell table:style-name="ce170" office:value-type="string">
            <text:p>Click Write Mail</text:p>
          </table:table-cell>
          <table:table-cell table:style-name="ce170" office:value-type="string">
            <text:p>Compose a new message form is shown</text:p>
          </table:table-cell>
          <table:table-cell table:style-name="ce176" office:value-type="string">
            <text:p>High</text:p>
          </table:table-cell>
          <table:table-cell table:style-name="ce184"/>
          <table:table-cell table:style-name="ce181"/>
          <table:table-cell table:style-name="ce186"/>
          <table:table-cell table:style-name="ce185" table:number-columns-repeated="235"/>
          <table:table-cell table:style-name="ce134" table:number-columns-repeated="9"/>
        </table:table-row>
        <table:table-row table:style-name="ro24">
          <table:table-cell table:style-name="ce13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27];6;FIND(&quot;:&quot;;[.F27];1)-FIND(&quot; &quot;;[.F27];1)-1))&gt;VALUE(MID([.F26];6;FIND(&quot;:&quot;;[.F26];1)-FIND(&quot; &quot;;[.F26];1)-1));[.C26];[.C26]+1)" office:value-type="float" office:value="4">
            <text:p>4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link is a folder from server while composing new mail</text:p>
          </table:table-cell>
          <table:table-cell table:style-name="ce167" office:value-type="string">
            <text:p>Step 4: Show form to select document</text:p>
          </table:table-cell>
          <table:table-cell table:style-name="ce170" office:value-type="string">
            <text:p>Click Attach a server file</text:p>
          </table:table-cell>
          <table:table-cell table:style-name="ce170" office:value-type="string">
            <text:p>Attach a file from server form is shown</text:p>
          </table:table-cell>
          <table:table-cell table:style-name="ce176" office:value-type="string">
            <text:p>High</text:p>
          </table:table-cell>
          <table:table-cell table:style-name="ce184"/>
          <table:table-cell table:style-name="ce181"/>
          <table:table-cell table:style-name="ce186"/>
          <table:table-cell table:style-name="ce185" table:number-columns-repeated="235"/>
          <table:table-cell table:style-name="ce134" table:number-columns-repeated="9"/>
        </table:table-row>
        <table:table-row table:style-name="ro24">
          <table:table-cell table:style-name="ce13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28];6;FIND(&quot;:&quot;;[.F28];1)-FIND(&quot; &quot;;[.F28];1)-1))&gt;VALUE(MID([.F27];6;FIND(&quot;:&quot;;[.F27];1)-FIND(&quot; &quot;;[.F27];1)-1));[.C27];[.C27]+1)" office:value-type="float" office:value="4">
            <text:p>4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link is a folder from server while composing new mail</text:p>
          </table:table-cell>
          <table:table-cell table:style-name="ce167" office:value-type="string">
            <text:p>Step 5: Select file to attach</text:p>
          </table:table-cell>
          <table:table-cell table:style-name="ce170" office:value-type="string">
            <text:p>- Browse Private drive from left pane &amp; select any folder from right pane</text:p>
            <text:p>- Click on Attach Link</text:p>
          </table:table-cell>
          <table:table-cell table:style-name="ce170" office:value-type="string">
            <text:p>Selected folder is listed in in content of compose mail form</text:p>
          </table:table-cell>
          <table:table-cell table:style-name="ce176" office:value-type="string">
            <text:p>High</text:p>
          </table:table-cell>
          <table:table-cell table:style-name="ce184"/>
          <table:table-cell table:style-name="ce181"/>
          <table:table-cell table:style-name="ce186"/>
          <table:table-cell table:style-name="ce185" table:number-columns-repeated="235"/>
          <table:table-cell table:style-name="ce134" table:number-columns-repeated="9"/>
        </table:table-row>
        <table:table-row table:style-name="ro24">
          <table:table-cell table:style-name="ce13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47" office:value-type="string">
            <text:p>FNC_PLF_INT_CS_ECMS_01</text:p>
          </table:table-cell>
          <table:table-cell table:style-name="ce154" table:formula="of:=IF(VALUE(MID([.F29];6;FIND(&quot;:&quot;;[.F29];1)-FIND(&quot; &quot;;[.F29];1)-1))&gt;VALUE(MID([.F28];6;FIND(&quot;:&quot;;[.F28];1)-FIND(&quot; &quot;;[.F28];1)-1));[.C28];[.C28]+1)" office:value-type="float" office:value="4">
            <text:p>4.00</text:p>
          </table:table-cell>
          <table:table-cell table:style-name="ce159" office:value-type="string">
            <text:p>Integration/CS-ECMS/Mail/Add</text:p>
          </table:table-cell>
          <table:table-cell table:style-name="ce164" office:value-type="string">
            <text:p>Attach link is a folder from server while composing new mail</text:p>
          </table:table-cell>
          <table:table-cell table:style-name="ce167" office:value-type="string">
            <text:p>Step 6: Send mail</text:p>
          </table:table-cell>
          <table:table-cell table:style-name="ce170" office:value-type="string">
            <text:p>- Input receiver, mail subject, content &amp; click Send</text:p>
          </table:table-cell>
          <table:table-cell table:style-name="ce170" office:value-type="string">
            <text:p>Mail is sent with attached link</text:p>
          </table:table-cell>
          <table:table-cell table:style-name="ce176" office:value-type="string">
            <text:p>High</text:p>
          </table:table-cell>
          <table:table-cell table:style-name="ce184"/>
          <table:table-cell table:style-name="ce181"/>
          <table:table-cell table:style-name="ce186"/>
          <table:table-cell table:style-name="ce185" table:number-columns-repeated="235"/>
          <table:table-cell table:style-name="ce134" table:number-columns-repeated="9"/>
        </table:table-row>
        <table:table-row table:style-name="ro25">
          <table:table-cell table:style-name="ce138" table:formula="of:=IF(VALUE(MID([.F30];6;FIND(&quot;:&quot;;[.F30];1)-FIND(&quot; &quot;;[.F30];1)-1))&gt;VALUE(MID([.F29];6;FIND(&quot;:&quot;;[.F29];1)-FIND(&quot; &quot;;[.F29];1)-1));&quot;&quot;;MAX([.A$7:.A29])+1)" office:value-type="float" office:value="5">
            <text:p>5.00</text:p>
          </table:table-cell>
          <table:table-cell table:style-name="ce148" office:value-type="string">
            <text:p>FNC_PLF_INT_CS_ECMS_02</text:p>
          </table:table-cell>
          <table:table-cell table:style-name="ce154" office:value-type="float" office:value="1">
            <text:p>1.00</text:p>
          </table:table-cell>
          <table:table-cell table:style-name="ce160" office:value-type="string">
            <text:p>Integration/CS-ECMS/Mail/Save Attachment</text:p>
          </table:table-cell>
          <table:table-cell table:style-name="ce163" office:value-type="string">
            <text:p>Detach a file to DMS</text:p>
          </table:table-cell>
          <table:table-cell table:style-name="ce167" office:value-type="string">
            <text:p>Step 1: Add new mail account</text:p>
          </table:table-cell>
          <table:table-cell table:style-name="ce170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70" office:value-type="string">
            <text:p>New mail account is added</text:p>
          </table:table-cell>
          <table:table-cell table:style-name="ce176" office:value-type="string">
            <text:p>High</text:p>
          </table:table-cell>
          <table:table-cell table:style-name="ce184"/>
          <table:table-cell table:style-name="ce181"/>
          <table:table-cell table:style-name="ce186"/>
          <table:table-cell table:style-name="ce185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59" office:value-type="string">
            <text:p>Integration/CS-ECMS/Mail/Save Attachment</text:p>
          </table:table-cell>
          <table:table-cell table:style-name="ce164" office:value-type="string">
            <text:p>Detach a file to DMS</text:p>
          </table:table-cell>
          <table:table-cell table:style-name="ce167" office:value-type="string">
            <text:p>Step 2: Check mail from server</text:p>
          </table:table-cell>
          <table:table-cell table:style-name="ce170" office:value-type="string">
            <text:p>Click Get Mail</text:p>
          </table:table-cell>
          <table:table-cell table:style-name="ce170" office:value-type="string">
            <text:p>- Get Mail action is done</text:p>
            <text:p>- Mails from server are listed</text:p>
          </table:table-cell>
          <table:table-cell table:style-name="ce176" office:value-type="string">
            <text:p>High</text:p>
          </table:table-cell>
          <table:table-cell table:style-name="ce184"/>
          <table:table-cell table:style-name="ce181"/>
          <table:table-cell table:style-name="ce186"/>
          <table:table-cell table:style-name="ce185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59" office:value-type="string">
            <text:p>Integration/CS-ECMS/Mail/Save Attachment</text:p>
          </table:table-cell>
          <table:table-cell table:style-name="ce164" office:value-type="string">
            <text:p>Detach a file to DMS</text:p>
          </table:table-cell>
          <table:table-cell table:style-name="ce167" office:value-type="string">
            <text:p>Step 3: View mail with attachment</text:p>
          </table:table-cell>
          <table:table-cell table:style-name="ce170" office:value-type="string">
            <text:p>Click on the mail contains attachment</text:p>
          </table:table-cell>
          <table:table-cell table:style-name="ce170" office:value-type="string">
            <text:p>Mail content is displayed at the bottom</text:p>
          </table:table-cell>
          <table:table-cell table:style-name="ce176" office:value-type="string">
            <text:p>High</text:p>
          </table:table-cell>
          <table:table-cell table:style-name="ce184"/>
          <table:table-cell table:style-name="ce181"/>
          <table:table-cell table:style-name="ce186"/>
          <table:table-cell table:style-name="ce185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59" office:value-type="string">
            <text:p>Integration/CS-ECMS/Mail/Save Attachment</text:p>
          </table:table-cell>
          <table:table-cell table:style-name="ce164" office:value-type="string">
            <text:p>Detach a file to DMS</text:p>
          </table:table-cell>
          <table:table-cell table:style-name="ce167" office:value-type="string">
            <text:p>Step 4: Open form to Save attachment to sever</text:p>
          </table:table-cell>
          <table:table-cell table:style-name="ce170" office:value-type="string">
            <text:p>In the Attachment part of mail detail: click Save to DMS</text:p>
          </table:table-cell>
          <table:table-cell table:style-name="ce170" office:value-type="string">
            <text:p>Save a file to server form is opened</text:p>
          </table:table-cell>
          <table:table-cell table:style-name="ce176" office:value-type="string">
            <text:p>High</text:p>
          </table:table-cell>
          <table:table-cell table:style-name="ce184"/>
          <table:table-cell table:style-name="ce181"/>
          <table:table-cell table:style-name="ce186"/>
          <table:table-cell table:style-name="ce185" table:number-columns-repeated="235"/>
          <table:table-cell table:style-name="ce134" table:number-columns-repeated="9"/>
        </table:table-row>
        <table:table-row table:style-name="ro24">
          <table:table-cell table:style-name="ce13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59" office:value-type="string">
            <text:p>Integration/CS-ECMS/Mail/Save Attachment</text:p>
          </table:table-cell>
          <table:table-cell table:style-name="ce164" office:value-type="string">
            <text:p>Detach a file to DMS</text:p>
          </table:table-cell>
          <table:table-cell table:style-name="ce167" office:value-type="string">
            <text:p>Step 5: Select path to store the attachment</text:p>
          </table:table-cell>
          <table:table-cell table:style-name="ce170" office:value-type="string">
            <text:p>- Select Private drive from left pane then click icon to select a folder from right pane to store the attachment</text:p>
          </table:table-cell>
          <table:table-cell table:style-name="ce170" office:value-type="string">
            <text:p>A message is shown to alert save attachment successfully</text:p>
          </table:table-cell>
          <table:table-cell table:style-name="ce176" office:value-type="string">
            <text:p>High</text:p>
          </table:table-cell>
          <table:table-cell table:style-name="ce184"/>
          <table:table-cell table:style-name="ce181"/>
          <table:table-cell table:style-name="ce186"/>
          <table:table-cell table:style-name="ce185" table:number-columns-repeated="235"/>
          <table:table-cell table:style-name="ce134" table:number-columns-repeated="9"/>
        </table:table-row>
        <table:table-row table:style-name="ro24">
          <table:table-cell table:style-name="ce13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59" office:value-type="string">
            <text:p>Integration/CS-ECMS/Mail/Save Attachment</text:p>
          </table:table-cell>
          <table:table-cell table:style-name="ce164" office:value-type="string">
            <text:p>Detach a file to DMS</text:p>
          </table:table-cell>
          <table:table-cell table:style-name="ce167" office:value-type="string">
            <text:p>Step 6: Check after saved</text:p>
            <text:p/>
          </table:table-cell>
          <table:table-cell table:style-name="ce170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70" office:value-type="string">
            <text:p>There's the attachment file in the mail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25">
          <table:table-cell table:style-name="ce138" table:formula="of:=IF(VALUE(MID([.F36];6;FIND(&quot;:&quot;;[.F36];1)-FIND(&quot; &quot;;[.F36];1)-1))&gt;VALUE(MID([.F35];6;FIND(&quot;:&quot;;[.F35];1)-FIND(&quot; &quot;;[.F35];1)-1));&quot;&quot;;MAX([.A$7:.A35])+1)" office:value-type="float" office:value="6">
            <text:p>6.00</text:p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36];6;FIND(&quot;:&quot;;[.F36];1)-FIND(&quot; &quot;;[.F36];1)-1))&gt;VALUE(MID([.F35];6;FIND(&quot;:&quot;;[.F35];1)-FIND(&quot; &quot;;[.F35];1)-1));[.C35];[.C35]+1)" office:value-type="float" office:value="2">
            <text:p>2.00</text:p>
          </table:table-cell>
          <table:table-cell table:style-name="ce159" office:value-type="string">
            <text:p>Integration/CS-ECMS/Mail/Save Attachment</text:p>
          </table:table-cell>
          <table:table-cell table:style-name="ce158" office:value-type="string">
            <text:p>Add new folder to store attachment</text:p>
          </table:table-cell>
          <table:table-cell table:style-name="ce167" office:value-type="string">
            <text:p>Step 1: Add new mail account</text:p>
          </table:table-cell>
          <table:table-cell table:style-name="ce170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70" office:value-type="string">
            <text:p>New mail account is added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table:style-name="ce159" office:value-type="string">
            <text:p>Integration/CS-ECMS/Mail/Save Attachment</text:p>
          </table:table-cell>
          <table:table-cell table:style-name="ce159" office:value-type="string">
            <text:p>Add new folder to store attachment</text:p>
          </table:table-cell>
          <table:table-cell table:style-name="ce167" office:value-type="string">
            <text:p>Step 2: Check mail from server</text:p>
          </table:table-cell>
          <table:table-cell table:style-name="ce170" office:value-type="string">
            <text:p>Click Get Mail</text:p>
          </table:table-cell>
          <table:table-cell table:style-name="ce170" office:value-type="string">
            <text:p>- Get Mail action is done</text:p>
            <text:p>- Mails from server are listed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38];6;FIND(&quot;:&quot;;[.F38];1)-FIND(&quot; &quot;;[.F38];1)-1))&gt;VALUE(MID([.F37];6;FIND(&quot;:&quot;;[.F37];1)-FIND(&quot; &quot;;[.F37];1)-1));[.C37];[.C37]+1)" office:value-type="float" office:value="2">
            <text:p>2.00</text:p>
          </table:table-cell>
          <table:table-cell table:style-name="ce159" office:value-type="string">
            <text:p>Integration/CS-ECMS/Mail/Save Attachment</text:p>
          </table:table-cell>
          <table:table-cell table:style-name="ce159" office:value-type="string">
            <text:p>Add new folder to store attachment</text:p>
          </table:table-cell>
          <table:table-cell table:style-name="ce167" office:value-type="string">
            <text:p>Step 3: View mail with attachment</text:p>
          </table:table-cell>
          <table:table-cell table:style-name="ce170" office:value-type="string">
            <text:p>Click on the mail contains attachment</text:p>
          </table:table-cell>
          <table:table-cell table:style-name="ce170" office:value-type="string">
            <text:p>Mail content is displayed at the bottom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59" office:value-type="string">
            <text:p>Integration/CS-ECMS/Mail/Save Attachment</text:p>
          </table:table-cell>
          <table:table-cell table:style-name="ce159" office:value-type="string">
            <text:p>Add new folder to store attachment</text:p>
          </table:table-cell>
          <table:table-cell table:style-name="ce167" office:value-type="string">
            <text:p>Step 4: Open form to Save attachment to sever</text:p>
          </table:table-cell>
          <table:table-cell table:style-name="ce170" office:value-type="string">
            <text:p>In the Attachment part of mail detail: click Save to DMS</text:p>
          </table:table-cell>
          <table:table-cell table:style-name="ce170" office:value-type="string">
            <text:p>Save a file to server form is opened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26">
          <table:table-cell table:style-name="ce13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59" office:value-type="string">
            <text:p>Integration/CS-ECMS/Mail/Save Attachment</text:p>
          </table:table-cell>
          <table:table-cell table:style-name="ce159" office:value-type="string">
            <text:p>Add new folder to store attachment</text:p>
          </table:table-cell>
          <table:table-cell table:style-name="ce167" office:value-type="string">
            <text:p>Step 5: Add folder to store the attachment</text:p>
          </table:table-cell>
          <table:table-cell table:style-name="ce170" office:value-type="string">
            <text:p>- Select path</text:p>
            <text:p>- Click on New Folder button</text:p>
            <text:p>- Put name for folder</text:p>
            <text:p>- Click Ok</text:p>
          </table:table-cell>
          <table:table-cell table:style-name="ce170" office:value-type="string">
            <text:p>New folder is added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24">
          <table:table-cell table:style-name="ce13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159" office:value-type="string">
            <text:p>Integration/CS-ECMS/Mail/Save Attachment</text:p>
          </table:table-cell>
          <table:table-cell table:style-name="ce159" office:value-type="string">
            <text:p>Add new folder to store attachment</text:p>
          </table:table-cell>
          <table:table-cell table:style-name="ce167" office:value-type="string">
            <text:p>Step 6: Check after saved</text:p>
            <text:p/>
          </table:table-cell>
          <table:table-cell table:style-name="ce170" office:value-type="string">
            <text:p>- Click Save</text:p>
            <text:p>- Select Content Explorer</text:p>
            <text:p>- Click on selected folder at step 5</text:p>
          </table:table-cell>
          <table:table-cell table:style-name="ce170" office:value-type="string">
            <text:p>There's the attachment file in the mail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25">
          <table:table-cell table:style-name="ce138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7.00</text:p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42];6;FIND(&quot;:&quot;;[.F42];1)-FIND(&quot; &quot;;[.F42];1)-1))&gt;VALUE(MID([.F41];6;FIND(&quot;:&quot;;[.F41];1)-FIND(&quot; &quot;;[.F41];1)-1));[.C41];[.C41]+1)" office:value-type="float" office:value="3">
            <text:p>3.00</text:p>
          </table:table-cell>
          <table:table-cell table:style-name="ce159" office:value-type="string">
            <text:p>Integration/CS-ECMS/Mail/Save Attachment</text:p>
          </table:table-cell>
          <table:table-cell table:style-name="ce161" office:value-type="string">
            <text:p>Add new folder with blank name</text:p>
          </table:table-cell>
          <table:table-cell table:style-name="ce167" office:value-type="string">
            <text:p>Step 1: Add new mail account</text:p>
          </table:table-cell>
          <table:table-cell table:style-name="ce170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70" office:value-type="string">
            <text:p>New mail account is added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43];6;FIND(&quot;:&quot;;[.F43];1)-FIND(&quot; &quot;;[.F43];1)-1))&gt;VALUE(MID([.F42];6;FIND(&quot;:&quot;;[.F42];1)-FIND(&quot; &quot;;[.F42];1)-1));[.C42];[.C42]+1)" office:value-type="float" office:value="3">
            <text:p>3.00</text:p>
          </table:table-cell>
          <table:table-cell table:style-name="ce159" office:value-type="string">
            <text:p>Integration/CS-ECMS/Mail/Save Attachment</text:p>
          </table:table-cell>
          <table:table-cell table:style-name="ce165" office:value-type="string">
            <text:p>Add new folder with blank name</text:p>
          </table:table-cell>
          <table:table-cell table:style-name="ce167" office:value-type="string">
            <text:p>Step 2: Check mail from server</text:p>
          </table:table-cell>
          <table:table-cell table:style-name="ce170" office:value-type="string">
            <text:p>Click Get Mail</text:p>
          </table:table-cell>
          <table:table-cell table:style-name="ce170" office:value-type="string">
            <text:p>- Get Mail action is done</text:p>
            <text:p>- Mails from server are listed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44];6;FIND(&quot;:&quot;;[.F44];1)-FIND(&quot; &quot;;[.F44];1)-1))&gt;VALUE(MID([.F43];6;FIND(&quot;:&quot;;[.F43];1)-FIND(&quot; &quot;;[.F43];1)-1));[.C43];[.C43]+1)" office:value-type="float" office:value="3">
            <text:p>3.00</text:p>
          </table:table-cell>
          <table:table-cell table:style-name="ce159" office:value-type="string">
            <text:p>Integration/CS-ECMS/Mail/Save Attachment</text:p>
          </table:table-cell>
          <table:table-cell table:style-name="ce165" office:value-type="string">
            <text:p>Add new folder with blank name</text:p>
          </table:table-cell>
          <table:table-cell table:style-name="ce167" office:value-type="string">
            <text:p>Step 3: View mail with attachment</text:p>
          </table:table-cell>
          <table:table-cell table:style-name="ce170" office:value-type="string">
            <text:p>Click on the mail contains attachment</text:p>
          </table:table-cell>
          <table:table-cell table:style-name="ce170" office:value-type="string">
            <text:p>Mail content is displayed at the bottom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45];6;FIND(&quot;:&quot;;[.F45];1)-FIND(&quot; &quot;;[.F45];1)-1))&gt;VALUE(MID([.F44];6;FIND(&quot;:&quot;;[.F44];1)-FIND(&quot; &quot;;[.F44];1)-1));[.C44];[.C44]+1)" office:value-type="float" office:value="3">
            <text:p>3.00</text:p>
          </table:table-cell>
          <table:table-cell table:style-name="ce159" office:value-type="string">
            <text:p>Integration/CS-ECMS/Mail/Save Attachment</text:p>
          </table:table-cell>
          <table:table-cell table:style-name="ce165" office:value-type="string">
            <text:p>Add new folder with blank name</text:p>
          </table:table-cell>
          <table:table-cell table:style-name="ce167" office:value-type="string">
            <text:p>Step 4: Open form to Save attachment to sever</text:p>
          </table:table-cell>
          <table:table-cell table:style-name="ce170" office:value-type="string">
            <text:p>In the Attachment part of mail detail: click Save to DMS</text:p>
          </table:table-cell>
          <table:table-cell table:style-name="ce170" office:value-type="string">
            <text:p>Save a file to server form is opened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26">
          <table:table-cell table:style-name="ce13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table:style-name="ce159" office:value-type="string">
            <text:p>Integration/CS-ECMS/Mail/Save Attachment</text:p>
          </table:table-cell>
          <table:table-cell table:style-name="ce165" office:value-type="string">
            <text:p>Add new folder with blank name</text:p>
          </table:table-cell>
          <table:table-cell table:style-name="ce167" office:value-type="string">
            <text:p>Step 5: Add folder to store the attachment</text:p>
          </table:table-cell>
          <table:table-cell table:style-name="ce170" office:value-type="string">
            <text:p>- Select path</text:p>
            <text:p>- Click on New Folder button</text:p>
            <text:p>- Leave blank name</text:p>
            <text:p>- Click Ok</text:p>
          </table:table-cell>
          <table:table-cell table:style-name="ce170" office:value-type="string">
            <text:p>Show message alert that you must put folder's name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25">
          <table:table-cell table:style-name="ce138" table:formula="of:=IF(VALUE(MID([.F47];6;FIND(&quot;:&quot;;[.F47];1)-FIND(&quot; &quot;;[.F47];1)-1))&gt;VALUE(MID([.F46];6;FIND(&quot;:&quot;;[.F46];1)-FIND(&quot; &quot;;[.F46];1)-1));&quot;&quot;;MAX([.A$7:.A46])+1)" office:value-type="float" office:value="8">
            <text:p>8.00</text:p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47];6;FIND(&quot;:&quot;;[.F47];1)-FIND(&quot; &quot;;[.F47];1)-1))&gt;VALUE(MID([.F46];6;FIND(&quot;:&quot;;[.F46];1)-FIND(&quot; &quot;;[.F46];1)-1));[.C46];[.C46]+1)" office:value-type="float" office:value="4">
            <text:p>4.00</text:p>
          </table:table-cell>
          <table:table-cell table:style-name="ce159" office:value-type="string">
            <text:p>Integration/CS-ECMS/Mail/Save Attachment</text:p>
          </table:table-cell>
          <table:table-cell table:style-name="ce161" office:value-type="string">
            <text:p>Save a file to DMS when file's name is not existing</text:p>
          </table:table-cell>
          <table:table-cell table:style-name="ce167" office:value-type="string">
            <text:p>Step 1: Add new mail account</text:p>
          </table:table-cell>
          <table:table-cell table:style-name="ce170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70" office:value-type="string">
            <text:p>New mail account is added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48];6;FIND(&quot;:&quot;;[.F48];1)-FIND(&quot; &quot;;[.F48];1)-1))&gt;VALUE(MID([.F47];6;FIND(&quot;:&quot;;[.F47];1)-FIND(&quot; &quot;;[.F47];1)-1));[.C47];[.C47]+1)" office:value-type="float" office:value="4">
            <text:p>4.00</text:p>
          </table:table-cell>
          <table:table-cell table:style-name="ce159" office:value-type="string">
            <text:p>Integration/CS-ECMS/Mail/Save Attachment</text:p>
          </table:table-cell>
          <table:table-cell table:style-name="ce165" office:value-type="string">
            <text:p>Save a file to DMS when file's name is not existing</text:p>
          </table:table-cell>
          <table:table-cell table:style-name="ce167" office:value-type="string">
            <text:p>Step 2: Check mail from server</text:p>
          </table:table-cell>
          <table:table-cell table:style-name="ce170" office:value-type="string">
            <text:p>Click Get Mail</text:p>
          </table:table-cell>
          <table:table-cell table:style-name="ce170" office:value-type="string">
            <text:p>- Get Mail action is done</text:p>
            <text:p>- Mails from server are listed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table:style-name="ce159" office:value-type="string">
            <text:p>Integration/CS-ECMS/Mail/Save Attachment</text:p>
          </table:table-cell>
          <table:table-cell table:style-name="ce165" office:value-type="string">
            <text:p>Save a file to DMS when file's name is not existing</text:p>
          </table:table-cell>
          <table:table-cell table:style-name="ce167" office:value-type="string">
            <text:p>Step 3: View mail with attachment</text:p>
          </table:table-cell>
          <table:table-cell table:style-name="ce170" office:value-type="string">
            <text:p>Click on the mail contains attachment</text:p>
          </table:table-cell>
          <table:table-cell table:style-name="ce170" office:value-type="string">
            <text:p>Mail content is displayed at the bottom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0">
          <table:table-cell table:style-name="ce13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table:style-name="ce159" office:value-type="string">
            <text:p>Integration/CS-ECMS/Mail/Save Attachment</text:p>
          </table:table-cell>
          <table:table-cell table:style-name="ce165" office:value-type="string">
            <text:p>Save a file to DMS when file's name is not existing</text:p>
          </table:table-cell>
          <table:table-cell table:style-name="ce167" office:value-type="string">
            <text:p>Step 4: Open form to Save attachment to sever</text:p>
          </table:table-cell>
          <table:table-cell table:style-name="ce170" office:value-type="string">
            <text:p>In the Attachment part of mail detail: click Save to DMS</text:p>
          </table:table-cell>
          <table:table-cell table:style-name="ce170" office:value-type="string">
            <text:p>Save a file to server form is opened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27">
          <table:table-cell table:style-name="ce13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47" office:value-type="string">
            <text:p>FNC_PLF_INT_CS_ECMS_02</text:p>
          </table:table-cell>
          <table:table-cell table:style-name="ce154"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table:style-name="ce159" office:value-type="string">
            <text:p>Integration/CS-ECMS/Mail/Save Attachment</text:p>
          </table:table-cell>
          <table:table-cell table:style-name="ce165" office:value-type="string">
            <text:p>Save a file to DMS when file's name is not existing</text:p>
          </table:table-cell>
          <table:table-cell table:style-name="ce167" office:value-type="string">
            <text:p>Step 5: Select path to store the attachment</text:p>
          </table:table-cell>
          <table:table-cell table:style-name="ce170" office:value-type="string">
            <text:p>- Select path from left pane then click icon to select a folder from right pane to store the attachment</text:p>
            <text:p>- Change file's name (the name is not existing)</text:p>
            <text:p>- Click Save</text:p>
          </table:table-cell>
          <table:table-cell table:style-name="ce170" office:value-type="string">
            <text:p>Show message alert that file's name is not existing</text:p>
          </table:table-cell>
          <table:table-cell table:style-name="ce176" office:value-type="string">
            <text:p>High</text:p>
          </table:table-cell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2"/>
          <table:table-cell table:style-name="ce17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2"/>
          <table:table-cell table:style-name="ce17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2"/>
          <table:table-cell table:style-name="ce17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2"/>
          <table:table-cell table:style-name="ce17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2"/>
          <table:table-cell table:style-name="ce17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2"/>
          <table:table-cell table:style-name="ce17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2"/>
          <table:table-cell table:style-name="ce17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2"/>
          <table:table-cell table:style-name="ce173"/>
          <table:table-cell table:style-name="ce177"/>
          <table:table-cell table:style-name="ce185"/>
          <table:table-cell table:style-name="ce186" table:number-columns-repeated="2"/>
          <table:table-cell table:style-name="ce185" table:number-columns-repeated="235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3"/>
          <table:table-cell table:style-name="ce177"/>
          <table:table-cell table:style-name="ce135" table:number-columns-repeated="238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2"/>
          <table:table-cell table:style-name="ce173"/>
          <table:table-cell table:style-name="ce177"/>
          <table:table-cell table:style-name="ce135" table:number-columns-repeated="238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3"/>
          <table:table-cell table:style-name="ce177"/>
          <table:table-cell table:style-name="ce135" table:number-columns-repeated="238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2"/>
          <table:table-cell table:style-name="ce173"/>
          <table:table-cell table:style-name="ce177"/>
          <table:table-cell table:style-name="ce135" table:number-columns-repeated="238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68" table:number-columns-repeated="2"/>
          <table:table-cell table:style-name="ce177"/>
          <table:table-cell table:style-name="ce135" table:number-columns-repeated="238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71" table:number-columns-repeated="2"/>
          <table:table-cell table:style-name="ce177"/>
          <table:table-cell table:style-name="ce135" table:number-columns-repeated="238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3"/>
          <table:table-cell table:style-name="ce177"/>
          <table:table-cell table:style-name="ce135" table:number-columns-repeated="238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68" table:number-columns-repeated="2"/>
          <table:table-cell table:style-name="ce177"/>
          <table:table-cell table:style-name="ce135" table:number-columns-repeated="238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68"/>
          <table:table-cell table:style-name="ce173"/>
          <table:table-cell table:style-name="ce177"/>
          <table:table-cell table:style-name="ce135" table:number-columns-repeated="238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68"/>
          <table:table-cell table:style-name="ce173"/>
          <table:table-cell table:style-name="ce177"/>
          <table:table-cell table:style-name="ce135" table:number-columns-repeated="238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68" table:number-columns-repeated="2"/>
          <table:table-cell table:style-name="ce177"/>
          <table:table-cell table:style-name="ce135" table:number-columns-repeated="238"/>
          <table:table-cell table:style-name="ce134" table:number-columns-repeated="9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/>
          <table:table-cell table:style-name="ce171" table:number-columns-repeated="2"/>
          <table:table-cell table:style-name="ce177"/>
          <table:table-cell table:style-name="ce134" table:number-columns-repeated="247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3"/>
          <table:table-cell table:style-name="ce177"/>
          <table:table-cell table:style-name="ce134" table:number-columns-repeated="247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68" table:number-columns-repeated="2"/>
          <table:table-cell table:style-name="ce177"/>
          <table:table-cell table:style-name="ce134" table:number-columns-repeated="247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68"/>
          <table:table-cell table:style-name="ce173"/>
          <table:table-cell table:style-name="ce177"/>
          <table:table-cell table:style-name="ce134" table:number-columns-repeated="247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68"/>
          <table:table-cell table:style-name="ce173"/>
          <table:table-cell table:style-name="ce177"/>
          <table:table-cell table:style-name="ce134" table:number-columns-repeated="247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68" table:number-columns-repeated="2"/>
          <table:table-cell table:style-name="ce177"/>
          <table:table-cell table:style-name="ce134" table:number-columns-repeated="247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/>
          <table:table-cell table:style-name="ce171" table:number-columns-repeated="2"/>
          <table:table-cell table:style-name="ce177"/>
          <table:table-cell table:style-name="ce134" table:number-columns-repeated="247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 table:number-columns-repeated="3"/>
          <table:table-cell table:style-name="ce177"/>
          <table:table-cell table:style-name="ce134" table:number-columns-repeated="247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68" table:number-columns-repeated="2"/>
          <table:table-cell table:style-name="ce177"/>
          <table:table-cell table:style-name="ce134" table:number-columns-repeated="247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68"/>
          <table:table-cell table:style-name="ce173"/>
          <table:table-cell table:style-name="ce177"/>
          <table:table-cell table:style-name="ce134" table:number-columns-repeated="247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68"/>
          <table:table-cell table:style-name="ce173"/>
          <table:table-cell table:style-name="ce177"/>
          <table:table-cell table:style-name="ce134" table:number-columns-repeated="247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9"/>
          <table:table-cell table:style-name="ce168" table:number-columns-repeated="2"/>
          <table:table-cell table:style-name="ce177"/>
          <table:table-cell table:style-name="ce134" table:number-columns-repeated="247"/>
        </table:table-row>
        <table:table-row table:style-name="ro1">
          <table:table-cell table:style-name="ce140"/>
          <table:table-cell table:style-name="ce146"/>
          <table:table-cell table:style-name="ce155"/>
          <table:table-cell table:style-name="ce161" table:number-columns-repeated="2"/>
          <table:table-cell table:style-name="ce168"/>
          <table:table-cell table:style-name="ce171" table:number-columns-repeated="2"/>
          <table:table-cell table:style-name="ce177"/>
          <table:table-cell table:style-name="ce134" table:number-columns-repeated="247"/>
        </table:table-row>
        <table:table-row table:style-name="ro1">
          <table:table-cell table:style-name="ce134" table:number-columns-repeated="8"/>
          <table:table-cell/>
          <table:table-cell table:style-name="ce134" table:number-columns-repeated="247"/>
        </table:table-row>
        <table:table-row table:style-name="ro1">
          <table:table-cell table:style-name="ce134" table:number-columns-repeated="8"/>
          <table:table-cell/>
          <table:table-cell table:style-name="ce134" table:number-columns-repeated="247"/>
        </table:table-row>
        <table:table-row table:style-name="ro1">
          <table:table-cell table:style-name="ce134" table:number-columns-repeated="8"/>
          <table:table-cell/>
          <table:table-cell table:style-name="ce134" table:number-columns-repeated="247"/>
        </table:table-row>
        <table:table-row table:style-name="ro1">
          <table:table-cell table:style-name="ce134" table:number-columns-repeated="256"/>
        </table:table-row>
        <table:table-row table:style-name="ro1">
          <table:table-cell table:style-name="ce134" table:number-columns-repeated="256"/>
        </table:table-row>
        <table:table-row table:style-name="ro1">
          <table:table-cell table:style-name="ce134" table:number-columns-repeated="256"/>
        </table:table-row>
        <table:table-row table:style-name="ro1">
          <table:table-cell table:style-name="ce134" table:number-columns-repeated="256"/>
        </table:table-row>
        <table:table-row table:style-name="ro1">
          <table:table-cell table:style-name="ce134" table:number-columns-repeated="256"/>
        </table:table-row>
        <table:table-row table:style-name="ro1">
          <table:table-cell table:style-name="ce134" table:number-columns-repeated="256"/>
        </table:table-row>
        <table:table-row table:style-name="ro1">
          <table:table-cell table:style-name="ce134" table:number-columns-repeated="256"/>
        </table:table-row>
        <table:table-row table:style-name="ro1">
          <table:table-cell table:style-name="ce134" table:number-columns-repeated="256"/>
        </table:table-row>
        <table:table-row table:style-name="ro1">
          <table:table-cell table:style-name="ce134" table:number-columns-repeated="256"/>
        </table:table-row>
        <table:table-row table:style-name="ro1">
          <table:table-cell table:style-name="ce134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OC_ECMS" table:style-name="ta1" table:print="false">
        <table:table-column table:style-name="co8" table:default-cell-style-name="Default"/>
        <table:table-column table:style-name="co26" table:default-cell-style-name="Default"/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202"/>
          <table:table-cell table:style-name="ce206" office:value-type="string">
            <text:p>TEST CASES</text:p>
          </table:table-cell>
          <table:table-cell table:style-name="ce206"/>
          <table:table-cell table:style-name="ce207" table:number-columns-repeated="2"/>
          <table:table-cell table:style-name="ce202" table:number-columns-repeated="2"/>
          <table:table-cell table:style-name="ce207" table:number-columns-repeated="2"/>
          <table:table-cell table:style-name="ce217" table:number-columns-repeated="220"/>
          <table:table-cell table:number-columns-repeated="795"/>
        </table:table-row>
        <table:table-row table:style-name="ro1">
          <table:table-cell table:style-name="ce202"/>
          <table:table-cell table:style-name="ce207" table:number-columns-repeated="4"/>
          <table:table-cell table:style-name="ce202" table:number-columns-repeated="2"/>
          <table:table-cell table:style-name="ce207" table:number-columns-repeated="2"/>
          <table:table-cell table:style-name="ce179"/>
          <table:table-cell table:style-name="ce179" office:value-type="string">
            <text:p>Passed</text:p>
          </table:table-cell>
          <table:table-cell table:style-name="ce179" table:formula="of:=COUNTIF([.L$7:.L$1014];[.$K2])" office:value-type="float" office:value="0">
            <text:p>0</text:p>
          </table:table-cell>
          <table:table-cell table:style-name="ce179" table:formula="of:=COUNTIF([.M$7:.M$1014];[.$K2])" office:value-type="float" office:value="0">
            <text:p>0</text:p>
          </table:table-cell>
          <table:table-cell table:style-name="ce179" table:formula="of:=COUNTIF([.N$7:.N$1014];[.$K2])" office:value-type="float" office:value="0">
            <text:p>0</text:p>
          </table:table-cell>
          <table:table-cell table:style-name="ce179" table:formula="of:=COUNTIF([.O$7:.O$1014];[.$K2])" office:value-type="float" office:value="0">
            <text:p>0</text:p>
          </table:table-cell>
          <table:table-cell table:style-name="ce217" table:number-columns-repeated="214"/>
          <table:table-cell table:number-columns-repeated="795"/>
        </table:table-row>
        <table:table-row table:style-name="ro1">
          <table:table-cell table:style-name="ce202"/>
          <table:table-cell table:style-name="ce143" office:value-type="string">
            <text:p>Functions List<text:span text:style-name="T5">:</text:span></text:p>
          </table:table-cell>
          <table:table-cell table:style-name="ce149" table:number-columns-spanned="3" table:number-rows-spanned="1"/>
          <table:covered-table-cell table:style-name="ce156"/>
          <table:covered-table-cell table:style-name="ce151"/>
          <table:table-cell table:style-name="ce202" table:number-columns-repeated="2"/>
          <table:table-cell table:style-name="ce214"/>
          <table:table-cell table:style-name="ce215"/>
          <table:table-cell table:style-name="ce179"/>
          <table:table-cell table:style-name="ce179" office:value-type="string">
            <text:p>Failed</text:p>
          </table:table-cell>
          <table:table-cell table:style-name="ce179" table:formula="of:=COUNTIF([.L$7:.L$1014];[.$K3])" office:value-type="float" office:value="0">
            <text:p>0</text:p>
          </table:table-cell>
          <table:table-cell table:style-name="ce179" table:formula="of:=COUNTIF([.M$7:.M$1014];[.$K3])" office:value-type="float" office:value="0">
            <text:p>0</text:p>
          </table:table-cell>
          <table:table-cell table:style-name="ce179" table:formula="of:=COUNTIF([.N$7:.N$1014];[.$K3])" office:value-type="float" office:value="0">
            <text:p>0</text:p>
          </table:table-cell>
          <table:table-cell table:style-name="ce179" table:formula="of:=COUNTIF([.O$7:.O$1014];[.$K3])" office:value-type="float" office:value="0">
            <text:p>0</text:p>
          </table:table-cell>
          <table:table-cell table:style-name="ce217" table:number-columns-repeated="214"/>
          <table:table-cell table:number-columns-repeated="795"/>
        </table:table-row>
        <table:table-row table:style-name="ro1">
          <table:table-cell table:style-name="ce202"/>
          <table:table-cell table:style-name="ce143" office:value-type="string">
            <text:p>Total Main Cases:</text:p>
          </table:table-cell>
          <table:table-cell table:style-name="ce151" table:formula="of:=MAX([.A7:.A1000])" office:value-type="float" office:value="6" table:number-columns-spanned="3" table:number-rows-spanned="1">
            <text:p>6</text:p>
          </table:table-cell>
          <table:covered-table-cell table:number-columns-repeated="2" table:style-name="ce202"/>
          <table:table-cell table:style-name="ce202" table:number-columns-repeated="2"/>
          <table:table-cell table:style-name="ce214"/>
          <table:table-cell table:style-name="ce216"/>
          <table:table-cell table:style-name="ce179"/>
          <table:table-cell table:style-name="ce179" office:value-type="string">
            <text:p>Blocked</text:p>
          </table:table-cell>
          <table:table-cell table:style-name="ce179" table:formula="of:=COUNTIF([.L$7:.L$1014];[.$K4])" office:value-type="float" office:value="0">
            <text:p>0</text:p>
          </table:table-cell>
          <table:table-cell table:style-name="ce179" table:formula="of:=COUNTIF([.M$7:.M$1014];[.$K4])" office:value-type="float" office:value="0">
            <text:p>0</text:p>
          </table:table-cell>
          <table:table-cell table:style-name="ce179" table:formula="of:=COUNTIF([.N$7:.N$1014];[.$K4])" office:value-type="float" office:value="0">
            <text:p>0</text:p>
          </table:table-cell>
          <table:table-cell table:style-name="ce179" table:formula="of:=COUNTIF([.O$7:.O$1014];[.$K4])" office:value-type="float" office:value="0">
            <text:p>0</text:p>
          </table:table-cell>
          <table:table-cell table:style-name="ce217" table:number-columns-repeated="214"/>
          <table:table-cell table:number-columns-repeated="795"/>
        </table:table-row>
        <table:table-row table:style-name="ro1">
          <table:table-cell table:style-name="ce203"/>
          <table:table-cell table:style-name="ce144"/>
          <table:table-cell table:style-name="ce203" table:number-columns-repeated="7"/>
          <table:table-cell table:style-name="ce180"/>
          <table:table-cell table:style-name="ce180" office:value-type="string">
            <text:p>Untested</text:p>
          </table:table-cell>
          <table:table-cell table:style-name="ce179" table:formula="of:=COUNTIF([.L$7:.L$1014];[.$K5])" office:value-type="float" office:value="0">
            <text:p>0</text:p>
          </table:table-cell>
          <table:table-cell table:style-name="ce179" table:formula="of:=COUNTIF([.M$7:.M$1014];[.$K5])" office:value-type="float" office:value="0">
            <text:p>0</text:p>
          </table:table-cell>
          <table:table-cell table:style-name="ce179" table:formula="of:=COUNTIF([.N$7:.N$1014];[.$K5])" office:value-type="float" office:value="0">
            <text:p>0</text:p>
          </table:table-cell>
          <table:table-cell table:style-name="ce179" table:formula="of:=COUNTIF([.O$7:.O$1014];[.$K5])" office:value-type="float" office:value="0">
            <text:p>0</text:p>
          </table:table-cell>
          <table:table-cell table:style-name="ce203" table:number-columns-repeated="232"/>
          <table:table-cell table:number-columns-repeated="777"/>
        </table:table-row>
        <table:table-row table:style-name="ro28">
          <table:table-cell table:style-name="ce204" office:value-type="string">
            <text:p>Case No</text:p>
          </table:table-cell>
          <table:table-cell table:style-name="ce208" office:value-type="string">
            <text:p>Related function</text:p>
          </table:table-cell>
          <table:table-cell table:style-name="ce208" office:value-type="string">
            <text:p>Case ID</text:p>
          </table:table-cell>
          <table:table-cell table:style-name="ce208" office:value-type="string">
            <text:p>Path</text:p>
          </table:table-cell>
          <table:table-cell table:style-name="ce204" office:value-type="string">
            <text:p>Case Description</text:p>
          </table:table-cell>
          <table:table-cell table:style-name="ce208" office:value-type="string">
            <text:p>Step Description</text:p>
          </table:table-cell>
          <table:table-cell table:style-name="ce208" office:value-type="string">
            <text:p>Steps to produce</text:p>
          </table:table-cell>
          <table:table-cell table:style-name="ce208" office:value-type="string">
            <text:p>Expected Output</text:p>
          </table:table-cell>
          <table:table-cell table:style-name="ce208" office:value-type="string">
            <text:p>Priority</text:p>
          </table:table-cell>
          <table:table-cell table:style-name="ce208" office:value-type="string">
            <text:p>Affect</text:p>
          </table:table-cell>
          <table:table-cell table:style-name="ce208">
            <text:p>Tester</text:p>
          </table:table-cell>
          <table:table-cell table:style-name="ce208">
            <text:p>IE7</text:p>
          </table:table-cell>
          <table:table-cell table:style-name="ce208">
            <text:p>FireFox3.5</text:p>
          </table:table-cell>
          <table:table-cell table:style-name="ce208">
            <text:p>Comment/Bug</text:p>
          </table:table-cell>
          <table:table-cell table:style-name="ce208" table:number-columns-repeated="5"/>
          <table:table-cell table:style-name="ce218" table:number-columns-repeated="211"/>
          <table:table-cell table:style-name="ce219" table:number-columns-repeated="794"/>
        </table:table-row>
        <table:table-row table:style-name="ro24">
          <table:table-cell table:style-name="ce138" office:value-type="float" office:value="1">
            <text:p>1.00</text:p>
          </table:table-cell>
          <table:table-cell table:style-name="ce148" office:value-type="string">
            <text:p>FNC_PLF_INT_SOC_ECMS_01</text:p>
          </table:table-cell>
          <table:table-cell table:style-name="ce153" office:value-type="float" office:value="1">
            <text:p>1.00</text:p>
          </table:table-cell>
          <table:table-cell table:style-name="ce209" office:value-type="string">
            <text:p>Integration/SOC-DMS/Activity/Add file</text:p>
          </table:table-cell>
          <table:table-cell table:style-name="ce212" office:value-type="string">
            <text:p>Add uploaded file from back office for activity</text:p>
          </table:table-cell>
          <table:table-cell table:style-name="ce205" office:value-type="string">
            <text:p>Step 1: Upload 1 file on back office</text:p>
          </table:table-cell>
          <table:table-cell table:style-name="ce205" office:value-type="string">
            <text:p>- Go to content Explorer</text:p>
            <text:p>- Select Public drive</text:p>
            <text:p>- Upload a file</text:p>
          </table:table-cell>
          <table:table-cell table:style-name="ce205" office:value-type="string">
            <text:p>File is uploaded successfully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1013"/>
        </table:table-row>
        <table:table-row table:style-name="ro24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7" office:value-type="string">
            <text:p>FNC_PLF_INT_SOC_ECMS_01</text:p>
          </table:table-cell>
          <table:table-cell table:style-name="ce154" office:value-type="float" office:value="1">
            <text:p>1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Add uploaded file from back office for activity</text:p>
          </table:table-cell>
          <table:table-cell table:style-name="ce205" office:value-type="string">
            <text:p>Step 2: Open form to select file</text:p>
          </table:table-cell>
          <table:table-cell table:style-name="ce205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205" office:value-type="string">
            <text:p>Select file form appears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1013"/>
        </table:table-row>
        <table:table-row table:style-name="ro24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Add uploaded file from back office for activity</text:p>
          </table:table-cell>
          <table:table-cell table:style-name="ce205" office:value-type="string">
            <text:p>Step 3: Add file for activity</text:p>
          </table:table-cell>
          <table:table-cell table:style-name="ce205" office:value-type="string">
            <text:p>- Select Public drive</text:p>
            <text:p>- Choose uploaded file above</text:p>
            <text:p>- Click on <text:span text:style-name="T6">Select</text:span> button</text:p>
          </table:table-cell>
          <table:table-cell table:style-name="ce205" office:value-type="string">
            <text:p>Select file form is closed. File is ready for added on activity</text:p>
            <text:p/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1013"/>
        </table:table-row>
        <table:table-row table:style-name="ro10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Add uploaded file from back office for activity</text:p>
          </table:table-cell>
          <table:table-cell table:style-name="ce205" office:value-type="string">
            <text:p>Step 4: Public file on activity stream</text:p>
          </table:table-cell>
          <table:table-cell table:style-name="ce205" office:value-type="string">
            <text:p>- Click on <text:span text:style-name="T6">Share</text:span> button</text:p>
          </table:table-cell>
          <table:table-cell table:style-name="ce205" office:value-type="string">
            <text:p>File is added on activity stream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1013"/>
        </table:table-row>
        <table:table-row table:style-name="ro24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210" office:value-type="string">
            <text:p>Integration/SOC-DMS/Activity/Add file</text:p>
          </table:table-cell>
          <table:table-cell table:style-name="ce212" office:value-type="string">
            <text:p>Add document from back office for activity</text:p>
          </table:table-cell>
          <table:table-cell table:style-name="ce205" office:value-type="string">
            <text:p>Step 1: Add a document on back office</text:p>
          </table:table-cell>
          <table:table-cell table:style-name="ce205" office:value-type="string">
            <text:p>- Go to content Explorer</text:p>
            <text:p>- Select Public drive</text:p>
            <text:p>- Create a document</text:p>
          </table:table-cell>
          <table:table-cell table:style-name="ce205" office:value-type="string">
            <text:p>Document is created successfully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Bug on PLF-2040</text:p>
          </table:table-cell>
          <table:table-cell table:style-name="ce205">
            <text:p>maamoun.soltani</text:p>
          </table:table-cell>
          <table:table-cell table:style-name="ce205" table:number-columns-repeated="1013"/>
        </table:table-row>
        <table:table-row table:style-name="ro24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Add document from back office for activity</text:p>
          </table:table-cell>
          <table:table-cell table:style-name="ce205" office:value-type="string">
            <text:p>Step 2: Open form to select file</text:p>
          </table:table-cell>
          <table:table-cell table:style-name="ce205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205" office:value-type="string">
            <text:p>Select file form appears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1013"/>
        </table:table-row>
        <table:table-row table:style-name="ro26">
          <table:table-cell table:style-name="ce13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7" office:value-type="string">
            <text:p>FNC_PLF_INT_SOC_ECMS_01</text:p>
          </table:table-cell>
          <table:table-cell table:style-name="ce153" office:value-type="float" office:value="2">
            <text:p>2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Add document from back office for activity</text:p>
          </table:table-cell>
          <table:table-cell table:style-name="ce205" office:value-type="string">
            <text:p>Step 3: Add file for activity</text:p>
          </table:table-cell>
          <table:table-cell table:style-name="ce205" office:value-type="string">
            <text:p>- Select Public drive</text:p>
            <text:p>- Choose document above</text:p>
            <text:p>- Click on <text:span text:style-name="T6">Select</text:span> button</text:p>
          </table:table-cell>
          <table:table-cell table:style-name="ce205" office:value-type="string">
            <text:p>Select file form is closed. Document is ready for added on activity</text:p>
            <text:p/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1013"/>
        </table:table-row>
        <table:table-row table:style-name="ro10">
          <table:table-cell table:style-name="ce13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7" office:value-type="string">
            <text:p>FNC_PLF_INT_SOC_ECMS_01</text:p>
          </table:table-cell>
          <table:table-cell table:style-name="ce154" office:value-type="float" office:value="2">
            <text:p>2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Add document from back office for activity</text:p>
          </table:table-cell>
          <table:table-cell table:style-name="ce205" office:value-type="string">
            <text:p>Step 4: Public file on activity stream</text:p>
          </table:table-cell>
          <table:table-cell table:style-name="ce205" office:value-type="string">
            <text:p>- Click on <text:span text:style-name="T6">Share</text:span> button</text:p>
          </table:table-cell>
          <table:table-cell table:style-name="ce205" office:value-type="string">
            <text:p>File is added on activity stream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1013"/>
        </table:table-row>
        <table:table-row table:style-name="ro24">
          <table:table-cell table:style-name="ce138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210" office:value-type="string">
            <text:p>Integration/SOC-DMS/Activity/Add file</text:p>
          </table:table-cell>
          <table:table-cell table:style-name="ce212" office:value-type="string">
            <text:p>Upload a file while adding activity</text:p>
          </table:table-cell>
          <table:table-cell table:style-name="ce205" office:value-type="string">
            <text:p>Step 1: Open form to select file</text:p>
          </table:table-cell>
          <table:table-cell table:style-name="ce205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205" office:value-type="string">
            <text:p>Select file form appears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1013"/>
        </table:table-row>
        <table:table-row table:style-name="ro24">
          <table:table-cell table:style-name="ce13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Upload a file while adding activity</text:p>
          </table:table-cell>
          <table:table-cell table:style-name="ce205" office:value-type="string">
            <text:p>Step 2: Upload file</text:p>
          </table:table-cell>
          <table:table-cell table:style-name="ce205" office:value-type="string">
            <text:p>- Choose any drive</text:p>
            <text:p>- Click on <text:span text:style-name="T7">Upload file</text:span> icon</text:p>
            <text:p>- Choose file to upload</text:p>
          </table:table-cell>
          <table:table-cell table:style-name="ce205" office:value-type="string">
            <text:p>File is uploaded successfully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1013"/>
        </table:table-row>
        <table:table-row table:style-name="ro24">
          <table:table-cell table:style-name="ce13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Upload a file while adding activity</text:p>
          </table:table-cell>
          <table:table-cell table:style-name="ce205" office:value-type="string">
            <text:p>Step 3: Add file for activity</text:p>
          </table:table-cell>
          <table:table-cell table:style-name="ce205" office:value-type="string">
            <text:p>- Choose uploaded file above</text:p>
            <text:p>- Click on <text:span text:style-name="T6">Select</text:span> button</text:p>
            <text:p><text:span text:style-name="T8">- Click on </text:span><text:span text:style-name="T9">Share</text:span><text:span text:style-name="T8"> button</text:span></text:p>
          </table:table-cell>
          <table:table-cell table:style-name="ce205" office:value-type="string">
            <text:p>File is added on activity stream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1013"/>
        </table:table-row>
        <table:table-row table:style-name="ro24">
          <table:table-cell table:style-name="ce138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210" office:value-type="string">
            <text:p>Integration/SOC-DMS/Activity/Add file</text:p>
          </table:table-cell>
          <table:table-cell table:style-name="ce212" office:value-type="string">
            <text:p>Check the displaying of uploaded file while adding activity in back office</text:p>
          </table:table-cell>
          <table:table-cell table:style-name="ce205" office:value-type="string">
            <text:p>Step 1: Open form to select file</text:p>
          </table:table-cell>
          <table:table-cell table:style-name="ce205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205" office:value-type="string">
            <text:p>Select file form appears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1013"/>
        </table:table-row>
        <table:table-row table:style-name="ro24">
          <table:table-cell table:style-name="ce13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Check the displaying of uploaded file while adding activity in back office</text:p>
          </table:table-cell>
          <table:table-cell table:style-name="ce205" office:value-type="string">
            <text:p>Step 2: Upload file</text:p>
          </table:table-cell>
          <table:table-cell table:style-name="ce205" office:value-type="string">
            <text:p>- Choose any drive</text:p>
            <text:p>- Click on <text:span text:style-name="T7">Upload file</text:span> icon</text:p>
            <text:p>- Choose file to upload</text:p>
          </table:table-cell>
          <table:table-cell table:style-name="ce205" office:value-type="string">
            <text:p>File is uploaded successfully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1013"/>
        </table:table-row>
        <table:table-row table:style-name="ro24">
          <table:table-cell table:style-name="ce13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Check the displaying of uploaded file while adding activity in back office</text:p>
          </table:table-cell>
          <table:table-cell table:style-name="ce205" office:value-type="string">
            <text:p>Step 3: Check the displaying of uploaded file in back office</text:p>
          </table:table-cell>
          <table:table-cell table:style-name="ce205" office:value-type="string">
            <text:p>- Go to Content Explorer</text:p>
            <text:p>- Select drive choose to uploaded file at step 2 </text:p>
          </table:table-cell>
          <table:table-cell table:style-name="ce205" office:value-type="string">
            <text:p>Uploaded file is shown.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1013"/>
        </table:table-row>
        <table:table-row table:style-name="ro24">
          <table:table-cell table:style-name="ce13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Check the displaying of uploaded file while adding activity in back office</text:p>
          </table:table-cell>
          <table:table-cell table:style-name="ce205" office:value-type="string">
            <text:p>Step 4: Delete uploaded file</text:p>
          </table:table-cell>
          <table:table-cell table:style-name="ce205" office:value-type="string">
            <text:p>- Right click on uploaded file and select <text:span text:style-name="T6">Delete</text:span></text:p>
          </table:table-cell>
          <table:table-cell table:style-name="ce205" office:value-type="string">
            <text:p>File is deleted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1013"/>
        </table:table-row>
        <table:table-row table:style-name="ro26">
          <table:table-cell table:style-name="ce13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Check the displaying of uploaded file while adding activity in back office</text:p>
          </table:table-cell>
          <table:table-cell table:style-name="ce205" office:value-type="string">
            <text:p>Step 5: Check the displaying of uploaded file in form to select file while adding activity</text:p>
          </table:table-cell>
          <table:table-cell table:style-name="ce205" office:value-type="string">
            <text:p>- Go to intranet site</text:p>
            <text:p>- Open<text:span text:style-name="T6"> Select </text:span><text:span text:style-name="T6">File</text:span> form to add file for activity</text:p>
            <text:p>- Select drive at step 1</text:p>
          </table:table-cell>
          <table:table-cell table:style-name="ce205" office:value-type="string">
            <text:p>Uploaded file is not shown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1013"/>
        </table:table-row>
        <table:table-row table:style-name="ro24">
          <table:table-cell table:style-name="ce138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210" office:value-type="string">
            <text:p>Integration/SOC-DMS/Activity/Add file</text:p>
          </table:table-cell>
          <table:table-cell table:style-name="ce212" office:value-type="string">
            <text:p>Add a new folder while adding activity</text:p>
          </table:table-cell>
          <table:table-cell table:style-name="ce205" office:value-type="string">
            <text:p>Step 1: Open form to select file</text:p>
          </table:table-cell>
          <table:table-cell table:style-name="ce205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205" office:value-type="string">
            <text:p>Select file form appears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1013"/>
        </table:table-row>
        <table:table-row table:style-name="ro26">
          <table:table-cell table:style-name="ce13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Add a new folder while adding activity</text:p>
          </table:table-cell>
          <table:table-cell table:style-name="ce205" office:value-type="string">
            <text:p>Step 2: Add new folder</text:p>
          </table:table-cell>
          <table:table-cell table:style-name="ce205" office:value-type="string">
            <text:p>- Choose 1 drive</text:p>
            <text:p>- Click on Add folder icon</text:p>
            <text:p>- Put folder's name</text:p>
            <text:p>- Click OK</text:p>
          </table:table-cell>
          <table:table-cell table:style-name="ce205" office:value-type="string">
            <text:p>New Folder is created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1013"/>
        </table:table-row>
        <table:table-row table:style-name="ro10">
          <table:table-cell table:style-name="ce13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Add a new folder while adding activity</text:p>
          </table:table-cell>
          <table:table-cell table:style-name="ce205" office:value-type="string">
            <text:p>Step 3: Check the displaying of new folder in back office</text:p>
          </table:table-cell>
          <table:table-cell table:style-name="ce205" office:value-type="string">
            <text:p>- Go to Content Explorer</text:p>
            <text:p>- Select drive choose to at step 2 </text:p>
          </table:table-cell>
          <table:table-cell table:style-name="ce205" office:value-type="string">
            <text:p>Folder is shown.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1013"/>
        </table:table-row>
        <table:table-row table:style-name="ro10">
          <table:table-cell table:style-name="ce13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Add a new folder while adding activity</text:p>
          </table:table-cell>
          <table:table-cell table:style-name="ce205" office:value-type="string">
            <text:p>Step 4: Delete folder</text:p>
          </table:table-cell>
          <table:table-cell table:style-name="ce205" office:value-type="string">
            <text:p>- Right click on folder and select <text:span text:style-name="T6">Delete</text:span></text:p>
          </table:table-cell>
          <table:table-cell table:style-name="ce205" office:value-type="string">
            <text:p>Folder is deleted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1013"/>
        </table:table-row>
        <table:table-row table:style-name="ro26">
          <table:table-cell table:style-name="ce13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47" office:value-type="string">
            <text:p>FNC_PLF_INT_SOC_ECMS_01</text:p>
          </table:table-cell>
          <table:table-cell table:style-name="ce154"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table:style-name="ce210" office:value-type="string">
            <text:p>Integration/SOC-DMS/Activity/Add file</text:p>
          </table:table-cell>
          <table:table-cell table:style-name="ce213" office:value-type="string">
            <text:p>Add a new folder while adding activity</text:p>
          </table:table-cell>
          <table:table-cell table:style-name="ce205" office:value-type="string">
            <text:p>Step 5: Check the displaying of folder in form to select file while adding activity</text:p>
          </table:table-cell>
          <table:table-cell table:style-name="ce205" office:value-type="string">
            <text:p>- Go to intranet site</text:p>
            <text:p>- Open<text:span text:style-name="T6"> Select </text:span><text:span text:style-name="T6">File</text:span> form to add file for activity</text:p>
            <text:p>- Select drive at step 1</text:p>
          </table:table-cell>
          <table:table-cell table:style-name="ce205" office:value-type="string">
            <text:p>Folder is not shown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1013"/>
        </table:table-row>
        <table:table-row table:style-name="ro22">
          <table:table-cell table:style-name="ce138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table:style-name="ce148" office:value-type="string">
            <text:p>FNC_PLF_INT_SOC_ECMS_02</text:p>
          </table:table-cell>
          <table:table-cell table:style-name="ce154" office:value-type="float" office:value="1">
            <text:p>1.00</text:p>
          </table:table-cell>
          <table:table-cell table:style-name="ce211" office:value-type="string">
            <text:p>Integration/SOC-DMS/Drive</text:p>
          </table:table-cell>
          <table:table-cell table:style-name="ce212" office:value-type="string">
            <text:p>Check the displaying of drive after creating/deleting new space</text:p>
          </table:table-cell>
          <table:table-cell table:style-name="ce205" office:value-type="string">
            <text:p>Step 1: Create new space</text:p>
          </table:table-cell>
          <table:table-cell table:style-name="ce205" office:value-type="string">
            <text:p>- Go to intranet site</text:p>
            <text:p>- Click on <text:span text:style-name="T6">Find Space</text:span> link</text:p>
            <text:p>- Click on <text:span text:style-name="T6">Add new </text:span><text:span text:style-name="T6">space</text:span> button</text:p>
            <text:p>- Put name's space</text:p>
            <text:p>- Click <text:span text:style-name="T6">Create</text:span> button</text:p>
          </table:table-cell>
          <table:table-cell table:style-name="ce205" office:value-type="string">
            <text:p>New space is created successfully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1013"/>
        </table:table-row>
        <table:table-row table:style-name="ro24">
          <table:table-cell table:style-name="ce13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47" office:value-type="string">
            <text:p>FNC_PLF_INT_SOC_ECMS_02</text:p>
          </table:table-cell>
          <table:table-cell table:style-name="ce154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210" office:value-type="string">
            <text:p>Integration/SOC-DMS/Drive</text:p>
          </table:table-cell>
          <table:table-cell table:style-name="ce213" office:value-type="string">
            <text:p>Check the displaying of drive after creating/deleting new space</text:p>
          </table:table-cell>
          <table:table-cell table:style-name="ce205" office:value-type="string">
            <text:p>Step 2: Check the displaying of new drive space</text:p>
          </table:table-cell>
          <table:table-cell table:style-name="ce205" office:value-type="string">
            <text:p>- Go to <text:span text:style-name="T6">Content </text:span><text:span text:style-name="T6">Explorer</text:span></text:p>
            <text:p>- Browse all drives</text:p>
            <text:p/>
          </table:table-cell>
          <table:table-cell table:style-name="ce205" office:value-type="string">
            <text:p>New drive corresponding with new space is shown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1013"/>
        </table:table-row>
        <table:table-row table:style-name="ro26">
          <table:table-cell table:style-name="ce13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47" office:value-type="string">
            <text:p>FNC_PLF_INT_SOC_ECMS_02</text:p>
          </table:table-cell>
          <table:table-cell table:style-name="ce154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210" office:value-type="string">
            <text:p>Integration/SOC-DMS/Drive</text:p>
          </table:table-cell>
          <table:table-cell table:style-name="ce213" office:value-type="string">
            <text:p>Check the displaying of drive after creating/deleting new space</text:p>
          </table:table-cell>
          <table:table-cell table:style-name="ce205" office:value-type="string">
            <text:p>Step 3: Delete new space</text:p>
          </table:table-cell>
          <table:table-cell table:style-name="ce205" office:value-type="string">
            <text:p>- Go to intranet site</text:p>
            <text:p>- Click on <text:span text:style-name="T6">Find Space</text:span> link</text:p>
            <text:p>- Click on <text:span text:style-name="T6">Delete</text:span> icon of space at step 1</text:p>
          </table:table-cell>
          <table:table-cell table:style-name="ce205" office:value-type="string">
            <text:p>Space is deleted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1013"/>
        </table:table-row>
        <table:table-row table:style-name="ro24">
          <table:table-cell table:style-name="ce13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47" office:value-type="string">
            <text:p>FNC_PLF_INT_SOC_ECMS_02</text:p>
          </table:table-cell>
          <table:table-cell table:style-name="ce154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210" office:value-type="string">
            <text:p>Integration/SOC-DMS/Drive</text:p>
          </table:table-cell>
          <table:table-cell table:style-name="ce213" office:value-type="string">
            <text:p>Check the displaying of drive after creating/deleting new space</text:p>
          </table:table-cell>
          <table:table-cell table:style-name="ce205" office:value-type="string">
            <text:p>Step 4: Check the displaying of new drive space</text:p>
          </table:table-cell>
          <table:table-cell table:style-name="ce205" office:value-type="string">
            <text:p>- Go to <text:span text:style-name="T6">Content </text:span><text:span text:style-name="T6">Explorer</text:span></text:p>
            <text:p>- Browse all drives</text:p>
            <text:p/>
          </table:table-cell>
          <table:table-cell table:style-name="ce205" office:value-type="string">
            <text:p>New drive corresponding with deleted space is not shown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1013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8">
          <table:table-cell table:style-name="ce205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Gadgets" table:style-name="ta1" table:print="false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8" table:default-cell-style-name="Default"/>
        <table:table-column table:style-name="co36" table:default-cell-style-name="Default"/>
        <table:table-column table:style-name="co8" table:default-cell-style-name="Default"/>
        <table:table-row table:style-name="ro1">
          <table:table-cell table:style-name="ce202"/>
          <table:table-cell table:style-name="ce206" office:value-type="string">
            <text:p>TEST CASES</text:p>
          </table:table-cell>
          <table:table-cell table:style-name="ce206"/>
          <table:table-cell table:style-name="ce207" table:number-columns-repeated="2"/>
          <table:table-cell table:style-name="ce202" table:number-columns-repeated="2"/>
          <table:table-cell table:style-name="ce207" table:number-columns-repeated="2"/>
          <table:table-cell table:style-name="ce217" table:number-columns-repeated="220"/>
          <table:table-cell table:number-columns-repeated="795"/>
        </table:table-row>
        <table:table-row table:style-name="ro1">
          <table:table-cell table:style-name="ce202"/>
          <table:table-cell table:style-name="ce207" table:number-columns-repeated="4"/>
          <table:table-cell table:style-name="ce202" table:number-columns-repeated="2"/>
          <table:table-cell table:style-name="ce207" table:number-columns-repeated="2"/>
          <table:table-cell table:style-name="ce179"/>
          <table:table-cell table:style-name="ce179" office:value-type="string">
            <text:p>Passed</text:p>
          </table:table-cell>
          <table:table-cell table:style-name="ce179" table:formula="of:=COUNTIF([.L$7:.L$1027];[.$K2])" office:value-type="float" office:value="0">
            <text:p>0</text:p>
          </table:table-cell>
          <table:table-cell table:style-name="ce179" table:formula="of:=COUNTIF([.M$7:.M$1027];[.$K2])" office:value-type="float" office:value="0">
            <text:p>0</text:p>
          </table:table-cell>
          <table:table-cell table:style-name="ce179" table:formula="of:=COUNTIF([.N$7:.N$1027];[.$K2])" office:value-type="float" office:value="0">
            <text:p>0</text:p>
          </table:table-cell>
          <table:table-cell table:style-name="ce179" table:formula="of:=COUNTIF([.O$7:.O$1027];[.$K2])" office:value-type="float" office:value="0">
            <text:p>0</text:p>
          </table:table-cell>
          <table:table-cell table:style-name="ce217" table:number-columns-repeated="214"/>
          <table:table-cell table:number-columns-repeated="795"/>
        </table:table-row>
        <table:table-row table:style-name="ro1">
          <table:table-cell table:style-name="ce202"/>
          <table:table-cell table:style-name="ce143" office:value-type="string">
            <text:p>Functions List<text:span text:style-name="T5">:</text:span></text:p>
          </table:table-cell>
          <table:table-cell table:style-name="ce149" table:number-columns-spanned="3" table:number-rows-spanned="1"/>
          <table:covered-table-cell table:style-name="ce156"/>
          <table:covered-table-cell table:style-name="ce151"/>
          <table:table-cell table:style-name="ce202" table:number-columns-repeated="2"/>
          <table:table-cell table:style-name="ce214"/>
          <table:table-cell table:style-name="ce215"/>
          <table:table-cell table:style-name="ce179"/>
          <table:table-cell table:style-name="ce179" office:value-type="string">
            <text:p>Failed</text:p>
          </table:table-cell>
          <table:table-cell table:style-name="ce179" table:formula="of:=COUNTIF([.L$7:.L$1027];[.$K3])" office:value-type="float" office:value="0">
            <text:p>0</text:p>
          </table:table-cell>
          <table:table-cell table:style-name="ce179" table:formula="of:=COUNTIF([.M$7:.M$1027];[.$K3])" office:value-type="float" office:value="0">
            <text:p>0</text:p>
          </table:table-cell>
          <table:table-cell table:style-name="ce179" table:formula="of:=COUNTIF([.N$7:.N$1027];[.$K3])" office:value-type="float" office:value="0">
            <text:p>0</text:p>
          </table:table-cell>
          <table:table-cell table:style-name="ce179" table:formula="of:=COUNTIF([.O$7:.O$1027];[.$K3])" office:value-type="float" office:value="0">
            <text:p>0</text:p>
          </table:table-cell>
          <table:table-cell table:style-name="ce217" table:number-columns-repeated="214"/>
          <table:table-cell table:number-columns-repeated="795"/>
        </table:table-row>
        <table:table-row table:style-name="ro1">
          <table:table-cell table:style-name="ce202"/>
          <table:table-cell table:style-name="ce143" office:value-type="string">
            <text:p>Total Main Cases:</text:p>
          </table:table-cell>
          <table:table-cell table:style-name="ce151" table:formula="of:=MAX([.A7:.A1013])" office:value-type="float" office:value="26" table:number-columns-spanned="3" table:number-rows-spanned="1">
            <text:p>26</text:p>
          </table:table-cell>
          <table:covered-table-cell table:number-columns-repeated="2" table:style-name="ce202"/>
          <table:table-cell table:style-name="ce202" table:number-columns-repeated="2"/>
          <table:table-cell table:style-name="ce214"/>
          <table:table-cell table:style-name="ce216"/>
          <table:table-cell table:style-name="ce179"/>
          <table:table-cell table:style-name="ce179" office:value-type="string">
            <text:p>Blocked</text:p>
          </table:table-cell>
          <table:table-cell table:style-name="ce179" table:formula="of:=COUNTIF([.L$7:.L$1027];[.$K4])" office:value-type="float" office:value="0">
            <text:p>0</text:p>
          </table:table-cell>
          <table:table-cell table:style-name="ce179" table:formula="of:=COUNTIF([.M$7:.M$1027];[.$K4])" office:value-type="float" office:value="0">
            <text:p>0</text:p>
          </table:table-cell>
          <table:table-cell table:style-name="ce179" table:formula="of:=COUNTIF([.N$7:.N$1027];[.$K4])" office:value-type="float" office:value="0">
            <text:p>0</text:p>
          </table:table-cell>
          <table:table-cell table:style-name="ce179" table:formula="of:=COUNTIF([.O$7:.O$1027];[.$K4])" office:value-type="float" office:value="0">
            <text:p>0</text:p>
          </table:table-cell>
          <table:table-cell table:style-name="ce217" table:number-columns-repeated="214"/>
          <table:table-cell table:number-columns-repeated="795"/>
        </table:table-row>
        <table:table-row table:style-name="ro1">
          <table:table-cell table:style-name="ce203"/>
          <table:table-cell table:style-name="ce144"/>
          <table:table-cell table:style-name="ce203" table:number-columns-repeated="7"/>
          <table:table-cell table:style-name="ce180"/>
          <table:table-cell table:style-name="ce180" office:value-type="string">
            <text:p>Untested</text:p>
          </table:table-cell>
          <table:table-cell table:style-name="ce179" table:formula="of:=COUNTIF([.L$7:.L$1027];[.$K5])" office:value-type="float" office:value="0">
            <text:p>0</text:p>
          </table:table-cell>
          <table:table-cell table:style-name="ce179" table:formula="of:=COUNTIF([.M$7:.M$1027];[.$K5])" office:value-type="float" office:value="0">
            <text:p>0</text:p>
          </table:table-cell>
          <table:table-cell table:style-name="ce179" table:formula="of:=COUNTIF([.N$7:.N$1027];[.$K5])" office:value-type="float" office:value="0">
            <text:p>0</text:p>
          </table:table-cell>
          <table:table-cell table:style-name="ce179" table:formula="of:=COUNTIF([.O$7:.O$1027];[.$K5])" office:value-type="float" office:value="0">
            <text:p>0</text:p>
          </table:table-cell>
          <table:table-cell table:style-name="ce203" table:number-columns-repeated="232"/>
          <table:table-cell table:number-columns-repeated="777"/>
        </table:table-row>
        <table:table-row table:style-name="ro28">
          <table:table-cell table:style-name="ce204" office:value-type="string">
            <text:p>Case No</text:p>
          </table:table-cell>
          <table:table-cell table:style-name="ce208" office:value-type="string">
            <text:p>Related function</text:p>
          </table:table-cell>
          <table:table-cell table:style-name="ce208" office:value-type="string">
            <text:p>Case ID</text:p>
          </table:table-cell>
          <table:table-cell table:style-name="ce208" office:value-type="string">
            <text:p>Path</text:p>
          </table:table-cell>
          <table:table-cell table:style-name="ce204" office:value-type="string">
            <text:p>Case Description</text:p>
          </table:table-cell>
          <table:table-cell table:style-name="ce208" office:value-type="string">
            <text:p>Step Description</text:p>
          </table:table-cell>
          <table:table-cell table:style-name="ce208" office:value-type="string">
            <text:p>Steps to produce</text:p>
          </table:table-cell>
          <table:table-cell table:style-name="ce208" office:value-type="string">
            <text:p>Expected Output</text:p>
          </table:table-cell>
          <table:table-cell table:style-name="ce208" office:value-type="string">
            <text:p>Priority</text:p>
          </table:table-cell>
          <table:table-cell table:style-name="ce208" office:value-type="string">
            <text:p>Affect</text:p>
          </table:table-cell>
          <table:table-cell table:style-name="ce208">
            <text:p>Tester</text:p>
          </table:table-cell>
          <table:table-cell table:style-name="ce208">
            <text:p>IE7</text:p>
          </table:table-cell>
          <table:table-cell table:style-name="ce208">
            <text:p>FireFox3.5</text:p>
          </table:table-cell>
          <table:table-cell table:style-name="ce208">
            <text:p>Comment/Bug</text:p>
          </table:table-cell>
          <table:table-cell table:style-name="ce208" table:number-columns-repeated="5"/>
          <table:table-cell table:style-name="ce218" table:number-columns-repeated="211"/>
          <table:table-cell table:style-name="ce219" table:number-columns-repeated="794"/>
        </table:table-row>
        <table:table-row table:style-name="ro29">
          <table:table-cell table:style-name="ce220" office:value-type="float" office:value="1">
            <text:p>1.00</text:p>
          </table:table-cell>
          <table:table-cell table:style-name="ce148" office:value-type="string">
            <text:p>FNC_PLF_INT_GADGET_01</text:p>
          </table:table-cell>
          <table:table-cell table:style-name="ce221" office:value-type="float" office:value="1">
            <text:p>1.00</text:p>
          </table:table-cell>
          <table:table-cell table:style-name="ce223" office:value-type="string">
            <text:p>Integration/Gadgets/My Profile</text:p>
          </table:table-cell>
          <table:table-cell table:style-name="ce212" office:value-type="string">
            <text:p>Check the displaying of information in My Profile gadget after updating avatar</text:p>
          </table:table-cell>
          <table:table-cell table:style-name="ce205" office:value-type="string">
            <text:p>Step 1: Update avatar</text:p>
          </table:table-cell>
          <table:table-cell table:style-name="ce205" office:value-type="string">
            <text:p>- Go to intranet site</text:p>
            <text:p>- Click on <text:span text:style-name="T6">Edit </text:span><text:span text:style-name="T6">my profile</text:span> link on My profile gadget</text:p>
            <text:p>- Click on <text:span text:style-name="T6">Change </text:span><text:span text:style-name="T6">Picture</text:span> profile</text:p>
            <text:p>- Browse a file and click on <text:span text:style-name="T6">Confirm</text:span> button</text:p>
            <text:p>- Click on <text:span text:style-name="T6">Save</text:span></text:p>
          </table:table-cell>
          <table:table-cell table:style-name="ce205" office:value-type="string">
            <text:p>New avatar is added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4">
          <table:table-cell table:style-name="ce22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7" office:value-type="string">
            <text:p>FNC_PLF_INT_GADGET_01</text:p>
          </table:table-cell>
          <table:table-cell table:style-name="ce22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24" office:value-type="string">
            <text:p>Integration/Gadgets/My Profile</text:p>
          </table:table-cell>
          <table:table-cell table:style-name="ce213" office:value-type="string">
            <text:p>Check the displaying of information in My Profile gadget after updating avatar</text:p>
          </table:table-cell>
          <table:table-cell table:style-name="ce205" office:value-type="string">
            <text:p>Step 2: Check the displaying of new avatar in My Profile gadget</text:p>
          </table:table-cell>
          <table:table-cell table:style-name="ce205" office:value-type="string">
            <text:p>- Back to intranet site</text:p>
          </table:table-cell>
          <table:table-cell table:style-name="ce205" office:value-type="string">
            <text:p>New avatar is added in My Profile gadget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7">
          <table:table-cell table:style-name="ce220" table:formula="of:=IF(MID([.F9];6;1)&gt;MID([.F8];6;1);&quot;&quot;;MAX([.A$7:.A8])+1)" office:value-type="float" office:value="2">
            <text:p>2.00</text:p>
          </table:table-cell>
          <table:table-cell table:style-name="ce147" office:value-type="string">
            <text:p>FNC_PLF_INT_GADGET_01</text:p>
          </table:table-cell>
          <table:table-cell table:style-name="ce222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224" office:value-type="string">
            <text:p>Integration/Gadgets/My Profile</text:p>
          </table:table-cell>
          <table:table-cell table:style-name="ce212" office:value-type="string">
            <text:p>Check the displaying of information in My Profile gadget after updating first name</text:p>
          </table:table-cell>
          <table:table-cell table:style-name="ce205" office:value-type="string">
            <text:p>Step 1: Update first name</text:p>
          </table:table-cell>
          <table:table-cell table:style-name="ce205" office:value-type="string">
            <text:p>- Go to intranet site</text:p>
            <text:p>- Click on <text:span text:style-name="T6">Edit </text:span><text:span text:style-name="T6">my profile</text:span> link on My profile gadget</text:p>
            <text:p>- Click on <text:span text:style-name="T6">Edit</text:span> link of <text:span text:style-name="T6">Basic </text:span><text:span text:style-name="T6">Information</text:span></text:p>
            <text:p><text:span text:style-name="T10">- Change the </text:span><text:span text:style-name="T10">first name</text:span></text:p>
            <text:p><text:span text:style-name="T10">- Click on </text:span><text:span text:style-name="T6">Save </text:span></text:p>
          </table:table-cell>
          <table:table-cell table:style-name="ce205" office:value-type="string">
            <text:p>First name is updated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4">
          <table:table-cell table:style-name="ce220" table:formula="of:=IF(MID([.F10];6;1)&gt;MID([.F9];6;1);&quot;&quot;;MAX([.A$7:.A9])+1)">
            <text:p/>
          </table:table-cell>
          <table:table-cell table:style-name="ce147" office:value-type="string">
            <text:p>FNC_PLF_INT_GADGET_01</text:p>
          </table:table-cell>
          <table:table-cell table:style-name="ce22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24" office:value-type="string">
            <text:p>Integration/Gadgets/My Profile</text:p>
          </table:table-cell>
          <table:table-cell table:style-name="ce213" office:value-type="string">
            <text:p>Check the displaying of information in My Profile gadget after updating first name</text:p>
          </table:table-cell>
          <table:table-cell table:style-name="ce205" office:value-type="string">
            <text:p>Step 2: Check the changing of first name in My Profile gadget</text:p>
          </table:table-cell>
          <table:table-cell table:style-name="ce205" office:value-type="string">
            <text:p>- Back to intranet site</text:p>
          </table:table-cell>
          <table:table-cell table:style-name="ce205" office:value-type="string">
            <text:p>First name is updated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7">
          <table:table-cell table:style-name="ce220" table:formula="of:=IF(MID([.F11];6;1)&gt;MID([.F10];6;1);&quot;&quot;;MAX([.A$7:.A10])+1)" office:value-type="float" office:value="3">
            <text:p>3.00</text:p>
          </table:table-cell>
          <table:table-cell table:style-name="ce147" office:value-type="string">
            <text:p>FNC_PLF_INT_GADGET_01</text:p>
          </table:table-cell>
          <table:table-cell table:style-name="ce222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224" office:value-type="string">
            <text:p>Integration/Gadgets/My Profile</text:p>
          </table:table-cell>
          <table:table-cell table:style-name="ce212" office:value-type="string">
            <text:p>Check the displaying of information in My Profile gadget after updating last name</text:p>
          </table:table-cell>
          <table:table-cell table:style-name="ce205" office:value-type="string">
            <text:p>Step 1: Update lastname</text:p>
          </table:table-cell>
          <table:table-cell table:style-name="ce205" office:value-type="string">
            <text:p>- Go to intranet site</text:p>
            <text:p>- Click on <text:span text:style-name="T6">Edit </text:span><text:span text:style-name="T6">my profile</text:span> link on My profile gadget</text:p>
            <text:p>- Click on <text:span text:style-name="T6">Edit</text:span> link of <text:span text:style-name="T6">Basic </text:span><text:span text:style-name="T6">Information</text:span></text:p>
            <text:p><text:span text:style-name="T10">- Change the </text:span><text:span text:style-name="T10">last name</text:span></text:p>
            <text:p><text:span text:style-name="T10">- Click on </text:span><text:span text:style-name="T6">Save </text:span></text:p>
          </table:table-cell>
          <table:table-cell table:style-name="ce205" office:value-type="string">
            <text:p>Last name is updated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4">
          <table:table-cell table:style-name="ce220" table:formula="of:=IF(MID([.F12];6;1)&gt;MID([.F11];6;1);&quot;&quot;;MAX([.A$7:.A11])+1)">
            <text:p/>
          </table:table-cell>
          <table:table-cell table:style-name="ce147" office:value-type="string">
            <text:p>FNC_PLF_INT_GADGET_01</text:p>
          </table:table-cell>
          <table:table-cell table:style-name="ce222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224" office:value-type="string">
            <text:p>Integration/Gadgets/My Profile</text:p>
          </table:table-cell>
          <table:table-cell table:style-name="ce213" office:value-type="string">
            <text:p>Check the displaying of information in My Profile gadget after updating last name</text:p>
          </table:table-cell>
          <table:table-cell table:style-name="ce205" office:value-type="string">
            <text:p>Step 2: Check the changing of last name in My Profile gadget</text:p>
          </table:table-cell>
          <table:table-cell table:style-name="ce205" office:value-type="string">
            <text:p>- Back to intranet site</text:p>
          </table:table-cell>
          <table:table-cell table:style-name="ce205" office:value-type="string">
            <text:p>Last name is updated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2">
          <table:table-cell table:style-name="ce220" table:formula="of:=IF(MID([.F13];6;1)&gt;MID([.F12];6;1);&quot;&quot;;MAX([.A$7:.A12])+1)" office:value-type="float" office:value="4">
            <text:p>4.00</text:p>
          </table:table-cell>
          <table:table-cell table:style-name="ce148" office:value-type="string">
            <text:p>FNC_PLF_INT_GADGET_02</text:p>
          </table:table-cell>
          <table:table-cell table:style-name="ce222" office:value-type="float" office:value="1">
            <text:p>1.00</text:p>
          </table:table-cell>
          <table:table-cell table:style-name="ce223" office:value-type="string">
            <text:p>Integration/Gadgets/My Invitations</text:p>
          </table:table-cell>
          <table:table-cell table:style-name="ce212" office:value-type="string">
            <text:p>Check the invitation to make friend</text:p>
          </table:table-cell>
          <table:table-cell table:style-name="ce205" office:value-type="string">
            <text:p>Step 1: Add friend request</text:p>
          </table:table-cell>
          <table:table-cell table:style-name="ce205" office:value-type="string">
            <text:p>- Login</text:p>
            <text:p>- Move mouse over user's name and select <text:span text:style-name="T6">Find </text:span><text:span text:style-name="T6">People</text:span></text:p>
            <text:p><text:span text:style-name="T10">- Click </text:span><text:span text:style-name="T10">Connect link </text:span><text:span text:style-name="T10">on the user </text:span><text:span text:style-name="T10">you want to </text:span><text:span text:style-name="T10">make friend</text:span></text:p>
          </table:table-cell>
          <table:table-cell table:style-name="ce205" office:value-type="string">
            <text:p>Friend's request is sent. Connect link is changed to Cancel Request link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2">
          <table:table-cell table:style-name="ce220" table:formula="of:=IF(MID([.F14];6;1)&gt;MID([.F13];6;1);&quot;&quot;;MAX([.A$7:.A13])+1)">
            <text:p/>
          </table:table-cell>
          <table:table-cell table:style-name="ce147" office:value-type="string">
            <text:p>FNC_PLF_INT_GADGET_02</text:p>
          </table:table-cell>
          <table:table-cell table:style-name="ce222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224" office:value-type="string">
            <text:p>Integration/Gadgets/My Invitations</text:p>
          </table:table-cell>
          <table:table-cell table:style-name="ce213" office:value-type="string">
            <text:p>Check the invitation to make friend</text:p>
          </table:table-cell>
          <table:table-cell table:style-name="ce205" office:value-type="string">
            <text:p>Step 2: Check the invitation to make friend</text:p>
          </table:table-cell>
          <table:table-cell table:style-name="ce205" office:value-type="string">
            <text:p>- Login by user <text:s/>receipt friend's request at step 1</text:p>
            <text:p>- Go to intranet site</text:p>
            <text:p>- On <text:span text:style-name="T6">My </text:span><text:span text:style-name="T6">invitation</text:span> gadget, click on <text:span text:style-name="T6">People</text:span> link</text:p>
          </table:table-cell>
          <table:table-cell table:style-name="ce205" office:value-type="string">
            <text:p>Name of user that sent request is shown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4">
          <table:table-cell table:style-name="ce220" table:formula="of:=IF(MID([.F15];6;1)&gt;MID([.F14];6;1);&quot;&quot;;MAX([.A$7:.A14])+1)">
            <text:p/>
          </table:table-cell>
          <table:table-cell table:style-name="ce147" office:value-type="string">
            <text:p>FNC_PLF_INT_GADGET_02</text:p>
          </table:table-cell>
          <table:table-cell table:style-name="ce222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224" office:value-type="string">
            <text:p>Integration/Gadgets/My Invitations</text:p>
          </table:table-cell>
          <table:table-cell table:style-name="ce213" office:value-type="string">
            <text:p>Check the invitation to make friend</text:p>
          </table:table-cell>
          <table:table-cell table:style-name="ce205" office:value-type="string">
            <text:p>Step 3: Accept invitation</text:p>
          </table:table-cell>
          <table:table-cell table:style-name="ce205" office:value-type="string">
            <text:p>- Click on <text:s/>Find more link</text:p>
            <text:p>- Click on Confirm link to accept friend request of user at step 1</text:p>
          </table:table-cell>
          <table:table-cell table:style-name="ce205" office:value-type="string">
            <text:p>2 users are now friend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2">
          <table:table-cell table:style-name="ce220" table:formula="of:=IF(MID([.F16];6;1)&gt;MID([.F15];6;1);&quot;&quot;;MAX([.A$7:.A15])+1)" office:value-type="float" office:value="5">
            <text:p>5.00</text:p>
          </table:table-cell>
          <table:table-cell table:style-name="ce147" office:value-type="string">
            <text:p>FNC_PLF_INT_GADGET_02</text:p>
          </table:table-cell>
          <table:table-cell table:style-name="ce222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224" office:value-type="string">
            <text:p>Integration/Gadgets/My Invitations</text:p>
          </table:table-cell>
          <table:table-cell table:style-name="ce212" office:value-type="string">
            <text:p>Check the invitation when click on Find More link</text:p>
          </table:table-cell>
          <table:table-cell table:style-name="ce205" office:value-type="string">
            <text:p>Step 1: Add friend request</text:p>
          </table:table-cell>
          <table:table-cell table:style-name="ce205" office:value-type="string">
            <text:p>- Login</text:p>
            <text:p>- Move mouse over user's name and select <text:span text:style-name="T6">Find </text:span><text:span text:style-name="T6">People</text:span></text:p>
            <text:p><text:span text:style-name="T10">- Click </text:span><text:span text:style-name="T10">Connect link </text:span><text:span text:style-name="T10">on the user </text:span><text:span text:style-name="T10">you want to </text:span><text:span text:style-name="T10">make friend</text:span></text:p>
          </table:table-cell>
          <table:table-cell table:style-name="ce205" office:value-type="string">
            <text:p>Friend's request is sent. Connect link is changed to Cancel Request link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7">
          <table:table-cell table:style-name="ce220" table:formula="of:=IF(MID([.F17];6;1)&gt;MID([.F16];6;1);&quot;&quot;;MAX([.A$7:.A16])+1)">
            <text:p/>
          </table:table-cell>
          <table:table-cell table:style-name="ce147" office:value-type="string">
            <text:p>FNC_PLF_INT_GADGET_02</text:p>
          </table:table-cell>
          <table:table-cell table:style-name="ce222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224" office:value-type="string">
            <text:p>Integration/Gadgets/My Invitations</text:p>
          </table:table-cell>
          <table:table-cell table:style-name="ce213" office:value-type="string">
            <text:p>Check the invitation when click on Find More link</text:p>
          </table:table-cell>
          <table:table-cell table:style-name="ce205" office:value-type="string">
            <text:p>Step 2: Check invitation when click on Find more link</text:p>
          </table:table-cell>
          <table:table-cell table:style-name="ce205" office:value-type="string">
            <text:p>- Login by user <text:s/>receipt friend's request at step 1</text:p>
            <text:p>- Go to intranet site</text:p>
            <text:p>- On <text:span text:style-name="T6">My </text:span><text:span text:style-name="T6">invitation</text:span> gadget, click on <text:span text:style-name="T6">People</text:span> link</text:p>
            <text:p>- Click on <text:span text:style-name="T6">Find more</text:span> link</text:p>
          </table:table-cell>
          <table:table-cell table:style-name="ce205" office:value-type="string">
            <text:p>Show all friend's request that user has.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7">
          <table:table-cell table:style-name="ce220" table:formula="of:=IF(MID([.F18];6;1)&gt;MID([.F17];6;1);&quot;&quot;;MAX([.A$7:.A17])+1)" office:value-type="float" office:value="6">
            <text:p>6.00</text:p>
          </table:table-cell>
          <table:table-cell table:style-name="ce147" office:value-type="string">
            <text:p>FNC_PLF_INT_GADGET_02</text:p>
          </table:table-cell>
          <table:table-cell table:style-name="ce222"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table:style-name="ce224" office:value-type="string">
            <text:p>Integration/Gadgets/My Invitations</text:p>
          </table:table-cell>
          <table:table-cell table:style-name="ce212" office:value-type="string">
            <text:p>Check the invitation to join space</text:p>
          </table:table-cell>
          <table:table-cell table:style-name="ce205" office:value-type="string">
            <text:p>Step 1: Create new space</text:p>
          </table:table-cell>
          <table:table-cell table:style-name="ce205" office:value-type="string">
            <text:p>- Login</text:p>
            <text:p>- Go to intranet site</text:p>
            <text:p>- Click on <text:span text:style-name="T6">Find Spaces</text:span></text:p>
            <text:p>- Click on <text:span text:style-name="T6">Add new </text:span><text:span text:style-name="T6">space</text:span> button</text:p>
            <text:p>- Put Space name</text:p>
            <text:p>- <text:span text:style-name="T6">Save</text:span></text:p>
          </table:table-cell>
          <table:table-cell table:style-name="ce205" office:value-type="string">
            <text:p>New space is created successfully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4">
          <table:table-cell table:style-name="ce220" table:formula="of:=IF(MID([.F19];6;1)&gt;MID([.F18];6;1);&quot;&quot;;MAX([.A$7:.A18])+1)">
            <text:p/>
          </table:table-cell>
          <table:table-cell table:style-name="ce147" office:value-type="string">
            <text:p>FNC_PLF_INT_GADGET_02</text:p>
          </table:table-cell>
          <table:table-cell table:style-name="ce222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224" office:value-type="string">
            <text:p>Integration/Gadgets/My Invitations</text:p>
          </table:table-cell>
          <table:table-cell table:style-name="ce213" office:value-type="string">
            <text:p>Check the invitation to join space</text:p>
          </table:table-cell>
          <table:table-cell table:style-name="ce205" office:value-type="string">
            <text:p>Step 2: Add member for space</text:p>
          </table:table-cell>
          <table:table-cell table:style-name="ce205" office:value-type="string">
            <text:p>- Click on <text:span text:style-name="T6">Space </text:span><text:span text:style-name="T6">Setting</text:span> icon</text:p>
            <text:p>- Select <text:span text:style-name="T6">Member</text:span> tab</text:p>
            <text:p>- Invite 1 user to be space's member</text:p>
          </table:table-cell>
          <table:table-cell table:style-name="ce205" office:value-type="string">
            <text:p>A request is sent to user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2">
          <table:table-cell table:style-name="ce220" table:formula="of:=IF(MID([.F20];6;1)&gt;MID([.F19];6;1);&quot;&quot;;MAX([.A$7:.A19])+1)">
            <text:p/>
          </table:table-cell>
          <table:table-cell table:style-name="ce147" office:value-type="string">
            <text:p>FNC_PLF_INT_GADGET_02</text:p>
          </table:table-cell>
          <table:table-cell table:style-name="ce222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224" office:value-type="string">
            <text:p>Integration/Gadgets/My Invitations</text:p>
          </table:table-cell>
          <table:table-cell table:style-name="ce213" office:value-type="string">
            <text:p>Check the invitation to join space</text:p>
          </table:table-cell>
          <table:table-cell table:style-name="ce205" office:value-type="string">
            <text:p>Step 3: Check the invitation to join space</text:p>
          </table:table-cell>
          <table:table-cell table:style-name="ce205" office:value-type="string">
            <text:p>- Login by user <text:s/>join space's request at step 2</text:p>
            <text:p>- Go to intranet site</text:p>
            <text:p>- On <text:span text:style-name="T6">My </text:span><text:span text:style-name="T6">Invitation</text:span> gadget, click on <text:span text:style-name="T6">Space</text:span> link</text:p>
          </table:table-cell>
          <table:table-cell table:style-name="ce205" office:value-type="string">
            <text:p>Space's name created in step 1 is <text:s/>shown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10">
          <table:table-cell table:style-name="ce220" table:formula="of:=IF(MID([.F21];6;1)&gt;MID([.F20];6;1);&quot;&quot;;MAX([.A$7:.A20])+1)">
            <text:p/>
          </table:table-cell>
          <table:table-cell table:style-name="ce147" office:value-type="string">
            <text:p>FNC_PLF_INT_GADGET_02</text:p>
          </table:table-cell>
          <table:table-cell table:style-name="ce222"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table:style-name="ce224" office:value-type="string">
            <text:p>Integration/Gadgets/My Invitations</text:p>
          </table:table-cell>
          <table:table-cell table:style-name="ce213" office:value-type="string">
            <text:p>Check the invitation to join space</text:p>
          </table:table-cell>
          <table:table-cell table:style-name="ce205" office:value-type="string">
            <text:p>Step 4: Accept invitation</text:p>
          </table:table-cell>
          <table:table-cell table:style-name="ce205" office:value-type="string">
            <text:p>- Click on Space's name</text:p>
            <text:p>- Accept invitation</text:p>
          </table:table-cell>
          <table:table-cell table:style-name="ce205" office:value-type="string">
            <text:p>User becomes member of space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7">
          <table:table-cell table:style-name="ce220" table:formula="of:=IF(MID([.F22];6;1)&gt;MID([.F21];6;1);&quot;&quot;;MAX([.A$7:.A21])+1)" office:value-type="float" office:value="7">
            <text:p>7.00</text:p>
          </table:table-cell>
          <table:table-cell table:style-name="ce147" office:value-type="string">
            <text:p>FNC_PLF_INT_GADGET_02</text:p>
          </table:table-cell>
          <table:table-cell table:style-name="ce222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224" office:value-type="string">
            <text:p>Integration/Gadgets/My Invitations</text:p>
          </table:table-cell>
          <table:table-cell table:style-name="ce226" office:value-type="string">
            <text:p>Check the invitation when click on Find More link</text:p>
          </table:table-cell>
          <table:table-cell table:style-name="ce205" office:value-type="string">
            <text:p>Step 1: Create new space</text:p>
          </table:table-cell>
          <table:table-cell table:style-name="ce205" office:value-type="string">
            <text:p>- Login</text:p>
            <text:p>- Go to intranet site</text:p>
            <text:p>- Click on <text:span text:style-name="T6">Find Spaces</text:span></text:p>
            <text:p>- Click on <text:span text:style-name="T6">Add new </text:span><text:span text:style-name="T6">space</text:span> button</text:p>
            <text:p>- Put Space name</text:p>
            <text:p>- <text:span text:style-name="T6">Save</text:span></text:p>
          </table:table-cell>
          <table:table-cell table:style-name="ce205" office:value-type="string">
            <text:p>New space is created successfully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4">
          <table:table-cell table:style-name="ce220" table:formula="of:=IF(MID([.F23];6;1)&gt;MID([.F22];6;1);&quot;&quot;;MAX([.A$7:.A22])+1)">
            <text:p/>
          </table:table-cell>
          <table:table-cell table:style-name="ce147" office:value-type="string">
            <text:p>FNC_PLF_INT_GADGET_02</text:p>
          </table:table-cell>
          <table:table-cell table:style-name="ce222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224" office:value-type="string">
            <text:p>Integration/Gadgets/My Invitations</text:p>
          </table:table-cell>
          <table:table-cell table:style-name="ce227" office:value-type="string">
            <text:p>Check the invitation when click on Find More link</text:p>
          </table:table-cell>
          <table:table-cell table:style-name="ce205" office:value-type="string">
            <text:p>Step 2: Add member for space</text:p>
          </table:table-cell>
          <table:table-cell table:style-name="ce205" office:value-type="string">
            <text:p>- Click on <text:span text:style-name="T6">Space </text:span><text:span text:style-name="T6">Setting</text:span> icon</text:p>
            <text:p>- Select <text:span text:style-name="T6">Member</text:span> tab</text:p>
            <text:p>- Invite 1 user to be space's member</text:p>
          </table:table-cell>
          <table:table-cell table:style-name="ce205" office:value-type="string">
            <text:p>A request is sent to user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7">
          <table:table-cell table:style-name="ce220" table:formula="of:=IF(MID([.F24];6;1)&gt;MID([.F23];6;1);&quot;&quot;;MAX([.A$7:.A23])+1)">
            <text:p/>
          </table:table-cell>
          <table:table-cell table:style-name="ce147" office:value-type="string">
            <text:p>FNC_PLF_INT_GADGET_02</text:p>
          </table:table-cell>
          <table:table-cell table:style-name="ce222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224" office:value-type="string">
            <text:p>Integration/Gadgets/My Invitations</text:p>
          </table:table-cell>
          <table:table-cell table:style-name="ce227" office:value-type="string">
            <text:p>Check the invitation when click on Find More link</text:p>
          </table:table-cell>
          <table:table-cell table:style-name="ce205" office:value-type="string">
            <text:p>Step 3: Check the invitation to join space</text:p>
          </table:table-cell>
          <table:table-cell table:style-name="ce205" office:value-type="string">
            <text:p>- Login by user <text:s/>join space's request at step 2</text:p>
            <text:p>- Go to intranet site</text:p>
            <text:p>- On <text:span text:style-name="T6">My </text:span><text:span text:style-name="T6">Invitation</text:span> gadget, click on <text:span text:style-name="T6">Space</text:span> link</text:p>
            <text:p>- Click on <text:span text:style-name="T6">Find more</text:span> link</text:p>
          </table:table-cell>
          <table:table-cell table:style-name="ce205" office:value-type="string">
            <text:p>Show all space's request that user has.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6">
          <table:table-cell table:style-name="ce220" table:formula="of:=IF(MID([.F25];6;1)&gt;MID([.F24];6;1);&quot;&quot;;MAX([.A$7:.A24])+1)" office:value-type="float" office:value="8">
            <text:p>8.00</text:p>
          </table:table-cell>
          <table:table-cell table:style-name="ce148" office:value-type="string">
            <text:p>FNC_PLF_INT_GADGET_03</text:p>
          </table:table-cell>
          <table:table-cell table:style-name="ce222" office:value-type="float" office:value="1">
            <text:p>1.00</text:p>
          </table:table-cell>
          <table:table-cell table:style-name="ce223" office:value-type="string">
            <text:p>Integration/Gadgets/My Agenda</text:p>
          </table:table-cell>
          <table:table-cell table:style-name="ce212" office:value-type="string">
            <text:p>Check the displaying of new event</text:p>
          </table:table-cell>
          <table:table-cell table:style-name="ce205" office:value-type="string">
            <text:p>Step 1: Add new event</text:p>
          </table:table-cell>
          <table:table-cell table:style-name="ce205" office:value-type="string">
            <text:p>- Login</text:p>
            <text:p>- Go to intranet site</text:p>
            <text:p>- Go to <text:span text:style-name="T6">Calendar</text:span> page</text:p>
            <text:p>- Create 1 event in <text:span text:style-name="T6">Default </text:span>calendar</text:p>
          </table:table-cell>
          <table:table-cell table:style-name="ce205" office:value-type="string">
            <text:p>New event is created successfully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10">
          <table:table-cell table:style-name="ce220" table:formula="of:=IF(MID([.F26];6;1)&gt;MID([.F25];6;1);&quot;&quot;;MAX([.A$7:.A25])+1)">
            <text:p/>
          </table:table-cell>
          <table:table-cell table:style-name="ce147" office:value-type="string">
            <text:p>FNC_PLF_INT_GADGET_03</text:p>
          </table:table-cell>
          <table:table-cell table:style-name="ce222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224" office:value-type="string">
            <text:p>Integration/Gadgets/My Agenda</text:p>
          </table:table-cell>
          <table:table-cell table:style-name="ce213" office:value-type="string">
            <text:p>Check the displaying of new event</text:p>
          </table:table-cell>
          <table:table-cell table:style-name="ce205" office:value-type="string">
            <text:p>Step 2: Check the displaying of event im My Agenda gadget</text:p>
          </table:table-cell>
          <table:table-cell table:style-name="ce205" office:value-type="string">
            <text:p>- Go to homepage of intranet site </text:p>
            <text:p>- Click on <text:span text:style-name="T6">Event</text:span> link</text:p>
          </table:table-cell>
          <table:table-cell table:style-name="ce205" office:value-type="string">
            <text:p>New event is shown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6">
          <table:table-cell table:style-name="ce220" table:formula="of:=IF(MID([.F27];6;1)&gt;MID([.F26];6;1);&quot;&quot;;MAX([.A$7:.A26])+1)" office:value-type="float" office:value="9">
            <text:p>9.00</text:p>
          </table:table-cell>
          <table:table-cell table:style-name="ce147" office:value-type="string">
            <text:p>FNC_PLF_INT_GADGET_03</text:p>
          </table:table-cell>
          <table:table-cell table:style-name="ce222"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table:style-name="ce224" office:value-type="string">
            <text:p>Integration/Gadgets/My Agenda</text:p>
          </table:table-cell>
          <table:table-cell table:style-name="ce212" office:value-type="string">
            <text:p>Check the displaying of new task</text:p>
          </table:table-cell>
          <table:table-cell table:style-name="ce205" office:value-type="string">
            <text:p>Step 1: Add new task</text:p>
          </table:table-cell>
          <table:table-cell table:style-name="ce205" office:value-type="string">
            <text:p>- Login</text:p>
            <text:p>- Go to intranet site</text:p>
            <text:p>- Go to <text:span text:style-name="T6">Calendar</text:span> page</text:p>
            <text:p>- Create 1 task in <text:span text:style-name="T6">Default </text:span>calendar</text:p>
          </table:table-cell>
          <table:table-cell table:style-name="ce205" office:value-type="string">
            <text:p>New task is created successfully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10">
          <table:table-cell table:style-name="ce220" table:formula="of:=IF(MID([.F28];6;1)&gt;MID([.F27];6;1);&quot;&quot;;MAX([.A$7:.A27])+1)">
            <text:p/>
          </table:table-cell>
          <table:table-cell table:style-name="ce147" office:value-type="string">
            <text:p>FNC_PLF_INT_GADGET_03</text:p>
          </table:table-cell>
          <table:table-cell table:style-name="ce222"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table:style-name="ce224" office:value-type="string">
            <text:p>Integration/Gadgets/My Agenda</text:p>
          </table:table-cell>
          <table:table-cell table:style-name="ce213" office:value-type="string">
            <text:p>Check the displaying of new task</text:p>
          </table:table-cell>
          <table:table-cell table:style-name="ce205" office:value-type="string">
            <text:p>Step 2: Check the displaying of task im My Agenda gadget</text:p>
          </table:table-cell>
          <table:table-cell table:style-name="ce205" office:value-type="string">
            <text:p>- Go to homepage of intranet site </text:p>
            <text:p>- Click on <text:span text:style-name="T6">Event</text:span> link</text:p>
          </table:table-cell>
          <table:table-cell table:style-name="ce205" office:value-type="string">
            <text:p>New task is shown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2">
          <table:table-cell table:style-name="ce220" table:formula="of:=IF(MID([.F29];6;1)&gt;MID([.F28];6;1);&quot;&quot;;MAX([.A$7:.A28])+1)" office:value-type="float" office:value="10">
            <text:p>10.00</text:p>
          </table:table-cell>
          <table:table-cell table:style-name="ce147" office:value-type="string">
            <text:p>FNC_PLF_INT_GADGET_03</text:p>
          </table:table-cell>
          <table:table-cell table:style-name="ce222" table:formula="of:=IF(VALUE(MID([.F29];6;FIND(&quot;:&quot;;[.F29];1)-FIND(&quot; &quot;;[.F29];1)-1))&gt;VALUE(MID([.F28];6;FIND(&quot;:&quot;;[.F28];1)-FIND(&quot; &quot;;[.F28];1)-1));[.C28];[.C28]+1)" office:value-type="float" office:value="3">
            <text:p>3.00</text:p>
          </table:table-cell>
          <table:table-cell table:style-name="ce224" office:value-type="string">
            <text:p>Integration/Gadgets/My Agenda</text:p>
          </table:table-cell>
          <table:table-cell table:style-name="ce212" office:value-type="string">
            <text:p>Setting the number of calendar is displayed</text:p>
          </table:table-cell>
          <table:table-cell table:style-name="ce205" office:value-type="string">
            <text:p>Step 1: Add new events/tasks</text:p>
          </table:table-cell>
          <table:table-cell table:style-name="ce205" office:value-type="string">
            <text:p>- Login</text:p>
            <text:p>- Go to intranet site</text:p>
            <text:p>- Go to <text:span text:style-name="T6">Calendar</text:span> page</text:p>
            <text:p>- Create more than 10 events/tasks in <text:span text:style-name="T6">Default </text:span>calendar </text:p>
          </table:table-cell>
          <table:table-cell table:style-name="ce205" office:value-type="string">
            <text:p>New events/tasks are created successfully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2">
          <table:table-cell table:style-name="ce220" table:formula="of:=IF(MID([.F30];6;1)&gt;MID([.F29];6;1);&quot;&quot;;MAX([.A$7:.A29])+1)">
            <text:p/>
          </table:table-cell>
          <table:table-cell table:style-name="ce147" office:value-type="string">
            <text:p>FNC_PLF_INT_GADGET_03</text:p>
          </table:table-cell>
          <table:table-cell table:style-name="ce222" table:formula="of:=IF(VALUE(MID([.F30];6;FIND(&quot;:&quot;;[.F30];1)-FIND(&quot; &quot;;[.F30];1)-1))&gt;VALUE(MID([.F29];6;FIND(&quot;:&quot;;[.F29];1)-FIND(&quot; &quot;;[.F29];1)-1));[.C29];[.C29]+1)" office:value-type="float" office:value="3">
            <text:p>3.00</text:p>
          </table:table-cell>
          <table:table-cell table:style-name="ce224" office:value-type="string">
            <text:p>Integration/Gadgets/My Agenda</text:p>
          </table:table-cell>
          <table:table-cell table:style-name="ce213" office:value-type="string">
            <text:p>Setting the number of calendar is displayed</text:p>
          </table:table-cell>
          <table:table-cell table:style-name="ce205" office:value-type="string">
            <text:p>Step 2: Setting the number of calendar is displayed</text:p>
          </table:table-cell>
          <table:table-cell table:style-name="ce205" office:value-type="string">
            <text:p><text:span text:style-name="T8">- Go to </text:span><text:span text:style-name="T8">homepage of </text:span><text:span text:style-name="T8">intranet site </text:span></text:p>
            <text:p><text:span text:style-name="T8">- Click on </text:span><text:span text:style-name="T9">Setting</text:span><text:span text:style-name="T8"> </text:span><text:span text:style-name="T8">button in </text:span><text:span text:style-name="T9">My </text:span><text:span text:style-name="T9">Agenda</text:span><text:span text:style-name="T8"> </text:span><text:span text:style-name="T8">gadget</text:span></text:p>
            <text:p><text:span text:style-name="T8">- Put the </text:span><text:span text:style-name="T8">number of </text:span><text:span text:style-name="T8">displaying </text:span><text:span text:style-name="T8">event/task </text:span><text:span text:style-name="T8">(e.g: 7)</text:span></text:p>
          </table:table-cell>
          <table:table-cell table:style-name="ce205" office:value-type="string">
            <text:p>Only 7 event/task are shown on My Agenda gadget</text:p>
          </table:table-cell>
          <table:table-cell table:style-name="ce205" office:value-type="string">
            <text:p>High</text:p>
          </table:table-cell>
          <table:table-cell table:style-name="ce229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6">
          <table:table-cell table:style-name="ce220" table:formula="of:=IF(MID([.F31];6;1)&gt;MID([.F30];6;1);&quot;&quot;;MAX([.A$7:.A30])+1)" office:value-type="float" office:value="11">
            <text:p>11.00</text:p>
          </table:table-cell>
          <table:table-cell table:style-name="ce147" office:value-type="string">
            <text:p>FNC_PLF_INT_GADGET_03</text:p>
          </table:table-cell>
          <table:table-cell table:style-name="ce222"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table:style-name="ce224" office:value-type="string">
            <text:p>Integration/Gadgets/My Agenda</text:p>
          </table:table-cell>
          <table:table-cell table:style-name="ce212" office:value-type="string">
            <text:p>Setting the number of calendar is displayed with wrong value</text:p>
          </table:table-cell>
          <table:table-cell table:style-name="ce213" office:value-type="string">
            <text:p>Step 1: Setting the number of calendar is displayed with wrong value</text:p>
          </table:table-cell>
          <table:table-cell table:style-name="ce205" office:value-type="string">
            <text:p><text:span text:style-name="T8">- Go to </text:span><text:span text:style-name="T8">homepage of </text:span><text:span text:style-name="T8">intranet site </text:span></text:p>
            <text:p><text:span text:style-name="T8">- Click on </text:span><text:span text:style-name="T9">Setting</text:span><text:span text:style-name="T8"> </text:span><text:span text:style-name="T8">button in My </text:span><text:span text:style-name="T8">Agenda </text:span><text:span text:style-name="T8">gadget</text:span></text:p>
            <text:p><text:span text:style-name="T8">- Put the </text:span><text:span text:style-name="T8">value is not </text:span><text:span text:style-name="T8">number </text:span></text:p>
          </table:table-cell>
          <table:table-cell table:style-name="ce205" office:value-type="string">
            <text:p>Show message alert that you must put the number</text:p>
          </table:table-cell>
          <table:table-cell table:style-name="ce205" office:value-type="string">
            <text:p>High</text:p>
          </table:table-cell>
          <table:table-cell table:style-name="ce229" office:value-type="string">
            <text:p>PLF-3025</text:p>
          </table:table-cell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10">
          <table:table-cell table:style-name="ce220" table:formula="of:=IF(MID([.F32];6;1)&gt;MID([.F31];6;1);&quot;&quot;;MAX([.A$7:.A31])+1)" office:value-type="float" office:value="12">
            <text:p>12.00</text:p>
          </table:table-cell>
          <table:table-cell table:style-name="ce147" office:value-type="string">
            <text:p>FNC_PLF_INT_GADGET_03</text:p>
          </table:table-cell>
          <table:table-cell table:style-name="ce222" table:formula="of:=IF(VALUE(MID([.F32];6;FIND(&quot;:&quot;;[.F32];1)-FIND(&quot; &quot;;[.F32];1)-1))&gt;VALUE(MID([.F31];6;FIND(&quot;:&quot;;[.F31];1)-FIND(&quot; &quot;;[.F31];1)-1));[.C31];[.C31]+1)" office:value-type="float" office:value="5">
            <text:p>5.00</text:p>
          </table:table-cell>
          <table:table-cell table:style-name="ce224" office:value-type="string">
            <text:p>Integration/Gadgets/My Agenda</text:p>
          </table:table-cell>
          <table:table-cell table:style-name="ce212" office:value-type="string">
            <text:p>Check when click on Show My Calendars link</text:p>
          </table:table-cell>
          <table:table-cell table:style-name="ce205" office:value-type="string">
            <text:p>Step 1: Check when click on Show My Calendars link</text:p>
          </table:table-cell>
          <table:table-cell table:style-name="ce228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2">Show My </text:span><text:span text:style-name="T12">Calendar</text:span><text:span text:style-name="T11"> link</text:span></text:p>
          </table:table-cell>
          <table:table-cell table:style-name="ce205" office:value-type="string">
            <text:p>The calendar is shown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7">
          <table:table-cell table:style-name="ce220" table:formula="of:=IF(MID([.F33];6;1)&gt;MID([.F32];6;1);&quot;&quot;;MAX([.A$7:.A32])+1)" office:value-type="float" office:value="13">
            <text:p>13.00</text:p>
          </table:table-cell>
          <table:table-cell table:style-name="ce148" office:value-type="string">
            <text:p>FNC_PLF_INT_GADGET_04</text:p>
          </table:table-cell>
          <table:table-cell table:style-name="ce222" office:value-type="float" office:value="1">
            <text:p>1.00</text:p>
          </table:table-cell>
          <table:table-cell table:style-name="ce225" office:value-type="string">
            <text:p>Integration/Gadgets/Featured Poll</text:p>
          </table:table-cell>
          <table:table-cell table:style-name="ce212" office:value-type="string">
            <text:p>Check the displaying of poll</text:p>
          </table:table-cell>
          <table:table-cell table:style-name="ce205" office:value-type="string">
            <text:p>Step 1: Add new poll</text:p>
          </table:table-cell>
          <table:table-cell table:style-name="ce228" office:value-type="string">
            <text:p>- Go to Forum page</text:p>
            <text:p>- Create new category, forum, topic</text:p>
            <text:p>- Select topic</text:p>
            <text:p>- Click on <text:span text:style-name="T6">More Action </text:span><text:span text:style-name="T6">→ Add Poll</text:span></text:p>
            <text:p><text:span text:style-name="T10">- Fill value in </text:span><text:span text:style-name="T10">required fields</text:span></text:p>
            <text:p><text:span text:style-name="T10">- Save </text:span></text:p>
          </table:table-cell>
          <table:table-cell table:style-name="ce205" office:value-type="string">
            <text:p>New poll is added successfully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10">
          <table:table-cell table:style-name="ce220" table:formula="of:=IF(MID([.F34];6;1)&gt;MID([.F33];6;1);&quot;&quot;;MAX([.A$7:.A33])+1)">
            <text:p/>
          </table:table-cell>
          <table:table-cell table:style-name="ce147" office:value-type="string">
            <text:p>FNC_PLF_INT_GADGET_04</text:p>
          </table:table-cell>
          <table:table-cell table:style-name="ce222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224" office:value-type="string">
            <text:p>Integration/Gadgets/Featured Poll</text:p>
          </table:table-cell>
          <table:table-cell table:style-name="ce213" office:value-type="string">
            <text:p>Check the displaying of poll</text:p>
          </table:table-cell>
          <table:table-cell table:style-name="ce205" office:value-type="string">
            <text:p>Step 2: Check the displaying of poll in Featured Poll gadget</text:p>
          </table:table-cell>
          <table:table-cell table:style-name="ce228" office:value-type="string">
            <text:p>- Go to homepage of intranet site</text:p>
            <text:p/>
          </table:table-cell>
          <table:table-cell table:style-name="ce205" office:value-type="string">
            <text:p>New poll is shown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10">
          <table:table-cell table:style-name="ce220" table:formula="of:=IF(MID([.F35];6;1)&gt;MID([.F34];6;1);&quot;&quot;;MAX([.A$7:.A34])+1)">
            <text:p/>
          </table:table-cell>
          <table:table-cell table:style-name="ce147" office:value-type="string">
            <text:p>FNC_PLF_INT_GADGET_04</text:p>
          </table:table-cell>
          <table:table-cell table:style-name="ce222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224" office:value-type="string">
            <text:p>Integration/Gadgets/Featured Poll</text:p>
          </table:table-cell>
          <table:table-cell table:style-name="ce213" office:value-type="string">
            <text:p>Check the displaying of poll</text:p>
          </table:table-cell>
          <table:table-cell table:style-name="ce205" office:value-type="string">
            <text:p>Step 3: Vote for poll</text:p>
          </table:table-cell>
          <table:table-cell table:style-name="ce228" office:value-type="string">
            <text:p>- Select 1 option in poll</text:p>
            <text:p>- Click on Vote</text:p>
          </table:table-cell>
          <table:table-cell table:style-name="ce205" office:value-type="string">
            <text:p>Show the result of poll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7">
          <table:table-cell table:style-name="ce220" table:formula="of:=IF(MID([.F36];6;1)&gt;MID([.F35];6;1);&quot;&quot;;MAX([.A$7:.A35])+1)" office:value-type="float" office:value="14">
            <text:p>14.00</text:p>
          </table:table-cell>
          <table:table-cell table:style-name="ce147" office:value-type="string">
            <text:p>FNC_PLF_INT_GADGET_04</text:p>
          </table:table-cell>
          <table:table-cell table:style-name="ce222" table:formula="of:=IF(VALUE(MID([.F36];6;FIND(&quot;:&quot;;[.F36];1)-FIND(&quot; &quot;;[.F36];1)-1))&gt;VALUE(MID([.F35];6;FIND(&quot;:&quot;;[.F35];1)-FIND(&quot; &quot;;[.F35];1)-1));[.C35];[.C35]+1)" office:value-type="float" office:value="2">
            <text:p>2.00</text:p>
          </table:table-cell>
          <table:table-cell table:style-name="ce224" office:value-type="string">
            <text:p>Integration/Gadgets/Featured Poll</text:p>
          </table:table-cell>
          <table:table-cell table:style-name="ce212" office:value-type="string">
            <text:p>Setting for the gadget</text:p>
          </table:table-cell>
          <table:table-cell table:style-name="ce205" office:value-type="string">
            <text:p>Step 1: Add new polls</text:p>
          </table:table-cell>
          <table:table-cell table:style-name="ce228" office:value-type="string">
            <text:p>- Go to Forum page</text:p>
            <text:p>- Create new category, forum, topic</text:p>
            <text:p>- Select topic</text:p>
            <text:p>- Click on <text:span text:style-name="T6">More Action </text:span><text:span text:style-name="T6">→ Add Poll</text:span></text:p>
            <text:p><text:span text:style-name="T10">- Fill value in </text:span><text:span text:style-name="T10">required fields</text:span></text:p>
            <text:p><text:span text:style-name="T10">- Save</text:span></text:p>
          </table:table-cell>
          <table:table-cell table:style-name="ce205" office:value-type="string">
            <text:p>New poll are added successfully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4">
          <table:table-cell table:style-name="ce220" table:formula="of:=IF(MID([.F37];6;1)&gt;MID([.F36];6;1);&quot;&quot;;MAX([.A$7:.A36])+1)">
            <text:p/>
          </table:table-cell>
          <table:table-cell table:style-name="ce147" office:value-type="string">
            <text:p>FNC_PLF_INT_GADGET_04</text:p>
          </table:table-cell>
          <table:table-cell table:style-name="ce222"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table:style-name="ce224" office:value-type="string">
            <text:p>Integration/Gadgets/Featured Poll</text:p>
          </table:table-cell>
          <table:table-cell table:style-name="ce213" office:value-type="string">
            <text:p>Setting for the gadget</text:p>
          </table:table-cell>
          <table:table-cell table:style-name="ce205" office:value-type="string">
            <text:p>Step 2: <text:s/>Setting for the gadget</text:p>
          </table:table-cell>
          <table:table-cell table:style-name="ce228" office:value-type="string">
            <text:p>- Go to homepage of intranet site</text:p>
            <text:p>- Click on Setting icon</text:p>
            <text:p>- Choose poll that you want</text:p>
          </table:table-cell>
          <table:table-cell table:style-name="ce205" office:value-type="string">
            <text:p>The selected poll is shown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10">
          <table:table-cell table:style-name="ce220" table:formula="of:=IF(MID([.F38];6;1)&gt;MID([.F37];6;1);&quot;&quot;;MAX([.A$7:.A37])+1)" office:value-type="float" office:value="15">
            <text:p>15.00</text:p>
          </table:table-cell>
          <table:table-cell table:style-name="ce148" office:value-type="string">
            <text:p>FNC_PLF_INT_GADGET_05</text:p>
          </table:table-cell>
          <table:table-cell table:style-name="ce222" office:value-type="float" office:value="1">
            <text:p>1.00</text:p>
          </table:table-cell>
          <table:table-cell table:style-name="ce223" office:value-type="string">
            <text:p>Integration/Gadgets/Who is Online</text:p>
          </table:table-cell>
          <table:table-cell table:style-name="ce212" office:value-type="string">
            <text:p>Check the number of online user has no relation</text:p>
          </table:table-cell>
          <table:table-cell table:style-name="ce205" office:value-type="string">
            <text:p>Step 1: Login by Join</text:p>
          </table:table-cell>
          <table:table-cell table:style-name="ce228" office:value-type="string">
            <text:p>- Login by john</text:p>
            <text:p>- Go to home page of intranet site</text:p>
          </table:table-cell>
          <table:table-cell table:style-name="ce205" office:value-type="string">
            <text:p>In Who is online gadget, there is no online user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2">
          <table:table-cell table:style-name="ce220" table:formula="of:=IF(MID([.F39];6;1)&gt;MID([.F38];6;1);&quot;&quot;;MAX([.A$7:.A38])+1)">
            <text:p/>
          </table:table-cell>
          <table:table-cell table:style-name="ce147" office:value-type="string">
            <text:p>FNC_PLF_INT_GADGET_05</text:p>
          </table:table-cell>
          <table:table-cell table:style-name="ce222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224" office:value-type="string">
            <text:p>Integration/Gadgets/Who is Online</text:p>
          </table:table-cell>
          <table:table-cell table:style-name="ce213" office:value-type="string">
            <text:p>Check the number of online user has no relation</text:p>
          </table:table-cell>
          <table:table-cell table:style-name="ce205" office:value-type="string">
            <text:p>Step 2: Login by mary</text:p>
          </table:table-cell>
          <table:table-cell table:style-name="ce228" office:value-type="string">
            <text:p>- Login by mary (using other browser or others IP)</text:p>
            <text:p>- Go to home page of intranet site</text:p>
            <text:p>- Select Other tab in Who is Online gadget</text:p>
          </table:table-cell>
          <table:table-cell table:style-name="ce205" office:value-type="string">
            <text:p>There is 1 online user 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2">
          <table:table-cell table:style-name="ce220" table:formula="of:=IF(MID([.F40];6;1)&gt;MID([.F39];6;1);&quot;&quot;;MAX([.A$7:.A39])+1)">
            <text:p/>
          </table:table-cell>
          <table:table-cell table:style-name="ce147" office:value-type="string">
            <text:p>FNC_PLF_INT_GADGET_05</text:p>
          </table:table-cell>
          <table:table-cell table:style-name="ce222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224" office:value-type="string">
            <text:p>Integration/Gadgets/Who is Online</text:p>
          </table:table-cell>
          <table:table-cell table:style-name="ce213" office:value-type="string">
            <text:p>Check the number of online user has no relation</text:p>
          </table:table-cell>
          <table:table-cell table:style-name="ce205" office:value-type="string">
            <text:p>Step 3: Login by demo</text:p>
          </table:table-cell>
          <table:table-cell table:style-name="ce228" office:value-type="string">
            <text:p>- Login by demo (using others browser or others IP)</text:p>
            <text:p>- Go to home page of intranet site</text:p>
            <text:p>- Select Other tab in Who is Online gadget</text:p>
          </table:table-cell>
          <table:table-cell table:style-name="ce205" office:value-type="string">
            <text:p>There are 2 online users 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6">
          <table:table-cell table:style-name="ce220" table:formula="of:=IF(MID([.F41];6;1)&gt;MID([.F40];6;1);&quot;&quot;;MAX([.A$7:.A40])+1)">
            <text:p/>
          </table:table-cell>
          <table:table-cell table:style-name="ce147" office:value-type="string">
            <text:p>FNC_PLF_INT_GADGET_05</text:p>
          </table:table-cell>
          <table:table-cell table:style-name="ce222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224" office:value-type="string">
            <text:p>Integration/Gadgets/Who is Online</text:p>
          </table:table-cell>
          <table:table-cell table:style-name="ce213" office:value-type="string">
            <text:p>Check the number of online user has no relation</text:p>
          </table:table-cell>
          <table:table-cell table:style-name="ce205" office:value-type="string">
            <text:p>Step 4: Check when user logout</text:p>
          </table:table-cell>
          <table:table-cell table:style-name="ce228" office:value-type="string">
            <text:p>- Demo logout</text:p>
            <text:p>- Standing with john</text:p>
            <text:p>- Select Other tab in Who is Online gadget</text:p>
          </table:table-cell>
          <table:table-cell table:style-name="ce205" office:value-type="string">
            <text:p>There is 1 online user 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6">
          <table:table-cell table:style-name="ce220" table:formula="of:=IF(MID([.F42];6;1)&gt;MID([.F41];6;1);&quot;&quot;;MAX([.A$7:.A41])+1)">
            <text:p/>
          </table:table-cell>
          <table:table-cell table:style-name="ce147" office:value-type="string">
            <text:p>FNC_PLF_INT_GADGET_05</text:p>
          </table:table-cell>
          <table:table-cell table:style-name="ce222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224" office:value-type="string">
            <text:p>Integration/Gadgets/Who is Online</text:p>
          </table:table-cell>
          <table:table-cell table:style-name="ce213" office:value-type="string">
            <text:p>Check the number of online user has no relation</text:p>
          </table:table-cell>
          <table:table-cell table:style-name="ce205" office:value-type="string">
            <text:p>Step 5: Check when user logout</text:p>
          </table:table-cell>
          <table:table-cell table:style-name="ce228" office:value-type="string">
            <text:p>- mary logout</text:p>
            <text:p>- Standing with john</text:p>
            <text:p>- Select Other tab in Who is Online gadget</text:p>
          </table:table-cell>
          <table:table-cell table:style-name="ce205" office:value-type="string">
            <text:p>No online user 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2">
          <table:table-cell table:style-name="ce220" table:formula="of:=IF(MID([.F43];6;1)&gt;MID([.F42];6;1);&quot;&quot;;MAX([.A$7:.A42])+1)" office:value-type="float" office:value="16">
            <text:p>16.00</text:p>
          </table:table-cell>
          <table:table-cell table:style-name="ce147" office:value-type="string">
            <text:p>FNC_PLF_INT_GADGET_05</text:p>
          </table:table-cell>
          <table:table-cell table:style-name="ce222"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224" office:value-type="string">
            <text:p>Integration/Gadgets/Who is Online</text:p>
          </table:table-cell>
          <table:table-cell table:style-name="ce212" office:value-type="string">
            <text:p>Check the number of online user has relation</text:p>
          </table:table-cell>
          <table:table-cell table:style-name="ce205" office:value-type="string">
            <text:p>Step 1: Add friend request</text:p>
          </table:table-cell>
          <table:table-cell table:style-name="ce205" office:value-type="string">
            <text:p>- Login</text:p>
            <text:p>- Move mouse over user's name and select <text:span text:style-name="T6">Find </text:span><text:span text:style-name="T6">Connection</text:span></text:p>
            <text:p><text:span text:style-name="T10">- Click </text:span><text:span text:style-name="T10">Connect link </text:span><text:span text:style-name="T10">on the user </text:span><text:span text:style-name="T10">you want to </text:span><text:span text:style-name="T10">make friend</text:span></text:p>
          </table:table-cell>
          <table:table-cell table:style-name="ce205" office:value-type="string">
            <text:p>Friend's request is sent. Connect link is changed to Cancel Request link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9">
          <table:table-cell table:style-name="ce220" table:formula="of:=IF(MID([.F44];6;1)&gt;MID([.F43];6;1);&quot;&quot;;MAX([.A$7:.A43])+1)">
            <text:p/>
          </table:table-cell>
          <table:table-cell table:style-name="ce147" office:value-type="string">
            <text:p>FNC_PLF_INT_GADGET_05</text:p>
          </table:table-cell>
          <table:table-cell table:style-name="ce222"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224" office:value-type="string">
            <text:p>Integration/Gadgets/Who is Online</text:p>
          </table:table-cell>
          <table:table-cell table:style-name="ce213" office:value-type="string">
            <text:p>Check the number of online user has relation</text:p>
          </table:table-cell>
          <table:table-cell table:style-name="ce205" office:value-type="string">
            <text:p>Step 2: Accept friend request</text:p>
          </table:table-cell>
          <table:table-cell table:style-name="ce228" office:value-type="string">
            <text:p>- Login by user <text:s/>receipt friend's request at step 1 using others browser or others IP)</text:p>
            <text:p>- Move mouse over user's name and select <text:span text:style-name="T6">My </text:span><text:span text:style-name="T6">Connection</text:span></text:p>
            <text:p><text:span text:style-name="T10">- Select </text:span><text:span text:style-name="T6">Request </text:span><text:span text:style-name="T6">Received</text:span><text:span text:style-name="T10"> tab</text:span></text:p>
            <text:p><text:span text:style-name="T10">- Click on </text:span><text:span text:style-name="T6">Confirm</text:span><text:span text:style-name="T10"> link</text:span></text:p>
          </table:table-cell>
          <table:table-cell table:style-name="ce205" office:value-type="string">
            <text:p>2 users are now friend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4">
          <table:table-cell table:style-name="ce220" table:formula="of:=IF(MID([.F45];6;1)&gt;MID([.F44];6;1);&quot;&quot;;MAX([.A$7:.A44])+1)">
            <text:p/>
          </table:table-cell>
          <table:table-cell table:style-name="ce147" office:value-type="string">
            <text:p>FNC_PLF_INT_GADGET_05</text:p>
          </table:table-cell>
          <table:table-cell table:style-name="ce222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224" office:value-type="string">
            <text:p>Integration/Gadgets/Who is Online</text:p>
          </table:table-cell>
          <table:table-cell table:style-name="ce213" office:value-type="string">
            <text:p>Check the number of online user has relation</text:p>
          </table:table-cell>
          <table:table-cell table:style-name="ce205" office:value-type="string">
            <text:p>Step 3: Check the number of online user</text:p>
          </table:table-cell>
          <table:table-cell table:style-name="ce228" office:value-type="string">
            <text:p>- Go to homepage of intranet site</text:p>
            <text:p>- Click on My Connection tab of Who is online gadget</text:p>
          </table:table-cell>
          <table:table-cell table:style-name="ce205" office:value-type="string">
            <text:p>There is 1 online user 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4">
          <table:table-cell table:style-name="ce220" table:formula="of:=IF(MID([.F46];6;1)&gt;MID([.F45];6;1);&quot;&quot;;MAX([.A$7:.A45])+1)" office:value-type="float" office:value="17">
            <text:p>17.00</text:p>
          </table:table-cell>
          <table:table-cell table:style-name="ce148" office:value-type="string">
            <text:p>FNC_PLF_INT_GADGET_06</text:p>
          </table:table-cell>
          <table:table-cell table:style-name="ce222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223" office:value-type="string">
            <text:p>Integration/Gadgets/Bookmarks</text:p>
          </table:table-cell>
          <table:table-cell table:style-name="ce212" office:value-type="string">
            <text:p>Check the Discussion link</text:p>
          </table:table-cell>
          <table:table-cell table:style-name="ce205" office:value-type="string">
            <text:p>Step 1: Check the discussion link</text:p>
          </table:table-cell>
          <table:table-cell table:style-name="ce228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1">Discussion </text:span><text:span text:style-name="T11">link on </text:span><text:span text:style-name="T11">Bookmark </text:span><text:span text:style-name="T11">gadget</text:span></text:p>
          </table:table-cell>
          <table:table-cell table:style-name="ce205" office:value-type="string">
            <text:p>Go to Forum page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10">
          <table:table-cell table:style-name="ce220" table:formula="of:=IF(MID([.F47];6;1)&gt;MID([.F46];6;1);&quot;&quot;;MAX([.A$7:.A46])+1)" office:value-type="float" office:value="18">
            <text:p>18.00</text:p>
          </table:table-cell>
          <table:table-cell table:style-name="ce147" office:value-type="string">
            <text:p>FNC_PLF_INT_GADGET_06</text:p>
          </table:table-cell>
          <table:table-cell table:style-name="ce222" table:formula="of:=IF(VALUE(MID([.F47];6;FIND(&quot;:&quot;;[.F47];1)-FIND(&quot; &quot;;[.F47];1)-1))&gt;VALUE(MID([.F46];6;FIND(&quot;:&quot;;[.F46];1)-FIND(&quot; &quot;;[.F46];1)-1));[.C46];[.C46]+1)" office:value-type="float" office:value="2">
            <text:p>2.00</text:p>
          </table:table-cell>
          <table:table-cell table:style-name="ce224" office:value-type="string">
            <text:p>Integration/Gadgets/Bookmarks</text:p>
          </table:table-cell>
          <table:table-cell table:style-name="ce212" office:value-type="string">
            <text:p>Check the Wiki link</text:p>
          </table:table-cell>
          <table:table-cell table:style-name="ce205" office:value-type="string">
            <text:p>Step 1: Check the wiki link</text:p>
          </table:table-cell>
          <table:table-cell table:style-name="ce228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Wiki </text:span><text:span text:style-name="T11">link on </text:span><text:span text:style-name="T11">Bookmark </text:span><text:span text:style-name="T11">gadget</text:span></text:p>
          </table:table-cell>
          <table:table-cell table:style-name="ce205" office:value-type="string">
            <text:p>Go to Wiki page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4">
          <table:table-cell table:style-name="ce220" table:formula="of:=IF(MID([.F48];6;1)&gt;MID([.F47];6;1);&quot;&quot;;MAX([.A$7:.A47])+1)" office:value-type="float" office:value="19">
            <text:p>19.00</text:p>
          </table:table-cell>
          <table:table-cell table:style-name="ce147" office:value-type="string">
            <text:p>FNC_PLF_INT_GADGET_06</text:p>
          </table:table-cell>
          <table:table-cell table:style-name="ce222"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table:style-name="ce224" office:value-type="string">
            <text:p>Integration/Gadgets/Bookmarks</text:p>
          </table:table-cell>
          <table:table-cell table:style-name="ce212" office:value-type="string">
            <text:p>Check the Document link</text:p>
          </table:table-cell>
          <table:table-cell table:style-name="ce205" office:value-type="string">
            <text:p>Step 1: Check the document link</text:p>
          </table:table-cell>
          <table:table-cell table:style-name="ce228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1">Document on </text:span><text:span text:style-name="T11">Bookmark </text:span><text:span text:style-name="T11">gadget</text:span></text:p>
          </table:table-cell>
          <table:table-cell table:style-name="ce205" office:value-type="string">
            <text:p>Go to Content Explorer page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4">
          <table:table-cell table:style-name="ce220" table:formula="of:=IF(MID([.F49];6;1)&gt;MID([.F48];6;1);&quot;&quot;;MAX([.A$7:.A48])+1)" office:value-type="float" office:value="20">
            <text:p>20.00</text:p>
          </table:table-cell>
          <table:table-cell table:style-name="ce147" office:value-type="string">
            <text:p>FNC_PLF_INT_GADGET_06</text:p>
          </table:table-cell>
          <table:table-cell table:style-name="ce222"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table:style-name="ce224" office:value-type="string">
            <text:p>Integration/Gadgets/Bookmarks</text:p>
          </table:table-cell>
          <table:table-cell table:style-name="ce212" office:value-type="string">
            <text:p>Check the Agenda link</text:p>
          </table:table-cell>
          <table:table-cell table:style-name="ce205" office:value-type="string">
            <text:p>Step 1: Check the Agenda link</text:p>
          </table:table-cell>
          <table:table-cell table:style-name="ce228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1">Agenda link </text:span><text:span text:style-name="T11">on Bookmark </text:span><text:span text:style-name="T11">gadget</text:span></text:p>
          </table:table-cell>
          <table:table-cell table:style-name="ce205" office:value-type="string">
            <text:p>Go to Calendar page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10">
          <table:table-cell table:style-name="ce220" table:formula="of:=IF(MID([.F50];6;1)&gt;MID([.F49];6;1);&quot;&quot;;MAX([.A$7:.A49])+1)" office:value-type="float" office:value="21">
            <text:p>21.00</text:p>
          </table:table-cell>
          <table:table-cell table:style-name="ce147" office:value-type="string">
            <text:p>FNC_PLF_INT_GADGET_06</text:p>
          </table:table-cell>
          <table:table-cell table:style-name="ce222" table:formula="of:=IF(VALUE(MID([.F50];6;FIND(&quot;:&quot;;[.F50];1)-FIND(&quot; &quot;;[.F50];1)-1))&gt;VALUE(MID([.F49];6;FIND(&quot;:&quot;;[.F49];1)-FIND(&quot; &quot;;[.F49];1)-1));[.C49];[.C49]+1)" office:value-type="float" office:value="5">
            <text:p>5.00</text:p>
          </table:table-cell>
          <table:table-cell table:style-name="ce224" office:value-type="string">
            <text:p>Integration/Gadgets/Bookmarks</text:p>
          </table:table-cell>
          <table:table-cell table:style-name="ce212" office:value-type="string">
            <text:p>Add new bookmark</text:p>
          </table:table-cell>
          <table:table-cell table:style-name="ce205" office:value-type="string">
            <text:p>Step 1: Add new page</text:p>
          </table:table-cell>
          <table:table-cell table:style-name="ce205" office:value-type="string">
            <text:p>- Click on Edit --&gt; Page --&gt; Add Page</text:p>
            <text:p>- Do steps to create new page</text:p>
          </table:table-cell>
          <table:table-cell table:style-name="ce205" office:value-type="string">
            <text:p>New page is created successfully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30">
          <table:table-cell table:style-name="ce220" table:formula="of:=IF(MID([.F51];6;1)&gt;MID([.F50];6;1);&quot;&quot;;MAX([.A$7:.A50])+1)">
            <text:p/>
          </table:table-cell>
          <table:table-cell table:style-name="ce147" office:value-type="string">
            <text:p>FNC_PLF_INT_GADGET_06</text:p>
          </table:table-cell>
          <table:table-cell table:style-name="ce222" table:formula="of:=IF(VALUE(MID([.F51];6;FIND(&quot;:&quot;;[.F51];1)-FIND(&quot; &quot;;[.F51];1)-1))&gt;VALUE(MID([.F50];6;FIND(&quot;:&quot;;[.F50];1)-FIND(&quot; &quot;;[.F50];1)-1));[.C50];[.C50]+1)" office:value-type="float" office:value="5">
            <text:p>5.00</text:p>
          </table:table-cell>
          <table:table-cell table:style-name="ce224" office:value-type="string">
            <text:p>Integration/Gadgets/Bookmarks</text:p>
          </table:table-cell>
          <table:table-cell table:style-name="ce213" office:value-type="string">
            <text:p>Add new bookmark</text:p>
          </table:table-cell>
          <table:table-cell table:style-name="ce205" office:value-type="string">
            <text:p>Step 2: Add new bookmark for page</text:p>
          </table:table-cell>
          <table:table-cell table:style-name="ce205" office:value-type="string">
            <text:p>- Go to home page of intranet site</text:p>
            <text:p>- Click on Setting icon in Bookmark gadget</text:p>
            <text:p>- Click on Add bookmark link</text:p>
            <text:p>- Put bookmark's name</text:p>
            <text:p>- Put bookmark's url is the url of new page</text:p>
            <text:p>- Save</text:p>
          </table:table-cell>
          <table:table-cell table:style-name="ce205" office:value-type="string">
            <text:p>New bookmark is listed in bookmark gadget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10">
          <table:table-cell table:style-name="ce220" table:formula="of:=IF(MID([.F52];6;1)&gt;MID([.F51];6;1);&quot;&quot;;MAX([.A$7:.A51])+1)">
            <text:p/>
          </table:table-cell>
          <table:table-cell table:style-name="ce147" office:value-type="string">
            <text:p>FNC_PLF_INT_GADGET_06</text:p>
          </table:table-cell>
          <table:table-cell table:style-name="ce222" table:formula="of:=IF(VALUE(MID([.F52];6;FIND(&quot;:&quot;;[.F52];1)-FIND(&quot; &quot;;[.F52];1)-1))&gt;VALUE(MID([.F51];6;FIND(&quot;:&quot;;[.F51];1)-FIND(&quot; &quot;;[.F51];1)-1));[.C51];[.C51]+1)" office:value-type="float" office:value="5">
            <text:p>5.00</text:p>
          </table:table-cell>
          <table:table-cell table:style-name="ce224" office:value-type="string">
            <text:p>Integration/Gadgets/Bookmarks</text:p>
          </table:table-cell>
          <table:table-cell table:style-name="ce213" office:value-type="string">
            <text:p>Add new bookmark</text:p>
          </table:table-cell>
          <table:table-cell table:style-name="ce205" office:value-type="string">
            <text:p>Step 3: Check new bookmark</text:p>
          </table:table-cell>
          <table:table-cell table:style-name="ce205" office:value-type="string">
            <text:p>- Click on the link of new bookmark</text:p>
          </table:table-cell>
          <table:table-cell table:style-name="ce205" office:value-type="string">
            <text:p>Content of created page at step 1 is shown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7">
          <table:table-cell table:style-name="ce220" table:formula="of:=IF(MID([.F53];6;1)&gt;MID([.F52];6;1);&quot;&quot;;MAX([.A$7:.A52])+1)" office:value-type="float" office:value="22">
            <text:p>22.00</text:p>
          </table:table-cell>
          <table:table-cell table:style-name="ce147" office:value-type="string">
            <text:p>FNC_PLF_INT_GADGET_06</text:p>
          </table:table-cell>
          <table:table-cell table:style-name="ce222" table:formula="of:=IF(VALUE(MID([.F53];6;FIND(&quot;:&quot;;[.F53];1)-FIND(&quot; &quot;;[.F53];1)-1))&gt;VALUE(MID([.F52];6;FIND(&quot;:&quot;;[.F52];1)-FIND(&quot; &quot;;[.F52];1)-1));[.C52];[.C52]+1)" office:value-type="float" office:value="6">
            <text:p>6.00</text:p>
          </table:table-cell>
          <table:table-cell table:style-name="ce224" office:value-type="string">
            <text:p>Integration/Gadgets/Bookmarks</text:p>
          </table:table-cell>
          <table:table-cell table:style-name="ce212" office:value-type="string">
            <text:p>Add new bookmark when Name field is empty</text:p>
          </table:table-cell>
          <table:table-cell table:style-name="ce213" office:value-type="string">
            <text:p>Step 1: Add new bookmark when Name field is empty</text:p>
          </table:table-cell>
          <table:table-cell table:style-name="ce205" office:value-type="string">
            <text:p>- Go to home page of intranet site</text:p>
            <text:p>- Click on Setting icon in Bookmark gadget</text:p>
            <text:p>- Click on Add bookmark link</text:p>
            <text:p>- Leave name field is blank</text:p>
            <text:p>- Save</text:p>
          </table:table-cell>
          <table:table-cell table:style-name="ce205" office:value-type="string">
            <text:p>Show message alert that Name field shouldn't blank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PLF-3053</text:p>
          </table:table-cell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7">
          <table:table-cell table:style-name="ce220" table:formula="of:=IF(MID([.F54];6;1)&gt;MID([.F53];6;1);&quot;&quot;;MAX([.A$7:.A53])+1)" office:value-type="float" office:value="23">
            <text:p>23.00</text:p>
          </table:table-cell>
          <table:table-cell table:style-name="ce147" office:value-type="string">
            <text:p>FNC_PLF_INT_GADGET_06</text:p>
          </table:table-cell>
          <table:table-cell table:style-name="ce222" table:formula="of:=IF(VALUE(MID([.F54];6;FIND(&quot;:&quot;;[.F54];1)-FIND(&quot; &quot;;[.F54];1)-1))&gt;VALUE(MID([.F53];6;FIND(&quot;:&quot;;[.F53];1)-FIND(&quot; &quot;;[.F53];1)-1));[.C53];[.C53]+1)" office:value-type="float" office:value="7">
            <text:p>7.00</text:p>
          </table:table-cell>
          <table:table-cell table:style-name="ce224" office:value-type="string">
            <text:p>Integration/Gadgets/Bookmarks</text:p>
          </table:table-cell>
          <table:table-cell table:style-name="ce212" office:value-type="string">
            <text:p>Add new bookmark when URL field is empty</text:p>
          </table:table-cell>
          <table:table-cell table:style-name="ce213" office:value-type="string">
            <text:p>Step 1: Add new bookmark when url field is empty</text:p>
          </table:table-cell>
          <table:table-cell table:style-name="ce205" office:value-type="string">
            <text:p>- Go to home page of intranet site</text:p>
            <text:p>- Click on Setting icon in Bookmark gadget</text:p>
            <text:p>- Click on Add bookmark link</text:p>
            <text:p>- Leave url field is blank</text:p>
            <text:p>- Save</text:p>
          </table:table-cell>
          <table:table-cell table:style-name="ce205" office:value-type="string">
            <text:p>Show message alert that url field shouldn't blank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PLF-3053</text:p>
          </table:table-cell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30">
          <table:table-cell table:style-name="ce220" table:formula="of:=IF(MID([.F55];6;1)&gt;MID([.F54];6;1);&quot;&quot;;MAX([.A$7:.A54])+1)" office:value-type="float" office:value="24">
            <text:p>24.00</text:p>
          </table:table-cell>
          <table:table-cell table:style-name="ce147" office:value-type="string">
            <text:p>FNC_PLF_INT_GADGET_06</text:p>
          </table:table-cell>
          <table:table-cell table:style-name="ce222" table:formula="of:=IF(VALUE(MID([.F55];6;FIND(&quot;:&quot;;[.F55];1)-FIND(&quot; &quot;;[.F55];1)-1))&gt;VALUE(MID([.F54];6;FIND(&quot;:&quot;;[.F54];1)-FIND(&quot; &quot;;[.F54];1)-1));[.C54];[.C54]+1)" office:value-type="float" office:value="8">
            <text:p>8.00</text:p>
          </table:table-cell>
          <table:table-cell table:style-name="ce224" office:value-type="string">
            <text:p>Integration/Gadgets/Bookmarks</text:p>
          </table:table-cell>
          <table:table-cell table:style-name="ce212" office:value-type="string">
            <text:p>Add new bookmark when URL field is invalid</text:p>
          </table:table-cell>
          <table:table-cell table:style-name="ce205" office:value-type="string">
            <text:p>Step 1: Add new bookmark when url is invalid</text:p>
          </table:table-cell>
          <table:table-cell table:style-name="ce205" office:value-type="string">
            <text:p>- Go to home page of intranet site</text:p>
            <text:p>- Click on Setting icon in Bookmark gadget</text:p>
            <text:p>- Click on Add bookmark link</text:p>
            <text:p>- Put bookmark's name</text:p>
            <text:p>- Put <text:s/>invalid url (url is not existing) in bookmark's url field</text:p>
            <text:p>- Save</text:p>
          </table:table-cell>
          <table:table-cell table:style-name="ce205" office:value-type="string">
            <text:p>Show message alert that the url is invalid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PLF-3053</text:p>
          </table:table-cell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6">
          <table:table-cell table:style-name="ce220" table:formula="of:=IF(MID([.F56];6;1)&gt;MID([.F55];6;1);&quot;&quot;;MAX([.A$7:.A55])+1)" office:value-type="float" office:value="25">
            <text:p>25.00</text:p>
          </table:table-cell>
          <table:table-cell table:style-name="ce148" office:value-type="string">
            <text:p>FNC_PLF_INT_GADGET_07</text:p>
          </table:table-cell>
          <table:table-cell table:style-name="ce222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223" office:value-type="string">
            <text:p>Integration/Gadgets/Favorite Documents</text:p>
          </table:table-cell>
          <table:table-cell table:style-name="ce212" office:value-type="string">
            <text:p>Check all the favorite documents</text:p>
          </table:table-cell>
          <table:table-cell table:style-name="ce205" office:value-type="string">
            <text:p>Step 1: Add favorite documents by adding in Favorite folder</text:p>
          </table:table-cell>
          <table:table-cell table:style-name="ce205" office:value-type="string">
            <text:p>- Go to Content Explorer</text:p>
            <text:p>- Select Private drive</text:p>
            <text:p>- Select Favorites folder</text:p>
            <text:p>- Create new content</text:p>
          </table:table-cell>
          <table:table-cell table:style-name="ce205" office:value-type="string">
            <text:p>New content is created successfully in Favorites folder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4">
          <table:table-cell table:style-name="ce220" table:formula="of:=IF(MID([.F57];6;1)&gt;MID([.F56];6;1);&quot;&quot;;MAX([.A$7:.A56])+1)">
            <text:p/>
          </table:table-cell>
          <table:table-cell table:style-name="ce147" office:value-type="string">
            <text:p>FNC_PLF_INT_GADGET_07</text:p>
          </table:table-cell>
          <table:table-cell table:style-name="ce222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224" office:value-type="string">
            <text:p>Integration/Gadgets/Favorite Documents</text:p>
          </table:table-cell>
          <table:table-cell table:style-name="ce213" office:value-type="string">
            <text:p>Check all the favorite documents</text:p>
          </table:table-cell>
          <table:table-cell table:style-name="ce205" office:value-type="string">
            <text:p>Step 2: Check the displaying of favorite document</text:p>
          </table:table-cell>
          <table:table-cell table:style-name="ce205" office:value-type="string">
            <text:p>- Go to intranet homepage</text:p>
            <text:p>- In Favorite Documents gadget</text:p>
            <text:p>- Select My Favorite tab</text:p>
          </table:table-cell>
          <table:table-cell table:style-name="ce205" office:value-type="string">
            <text:p>All favorite documents are shown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2">
          <table:table-cell table:style-name="ce220" table:formula="of:=IF(MID([.F58];6;1)&gt;MID([.F57];6;1);&quot;&quot;;MAX([.A$7:.A57])+1)" office:value-type="float" office:value="26">
            <text:p>26.00</text:p>
          </table:table-cell>
          <table:table-cell table:style-name="ce147" office:value-type="string">
            <text:p>FNC_PLF_INT_GADGET_07</text:p>
          </table:table-cell>
          <table:table-cell table:style-name="ce222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224" office:value-type="string">
            <text:p>Integration/Gadgets/Favorite Documents</text:p>
          </table:table-cell>
          <table:table-cell table:style-name="ce212" office:value-type="string">
            <text:p>Check all the favorite documents</text:p>
          </table:table-cell>
          <table:table-cell table:style-name="ce205" office:value-type="string">
            <text:p>Step 1: Add favorite documents by adding favorite action</text:p>
          </table:table-cell>
          <table:table-cell table:style-name="ce205" office:value-type="string">
            <text:p>- Go to Content Explorer</text:p>
            <text:p>- Select Private drive</text:p>
            <text:p>- Create new content</text:p>
            <text:p>- Right click on this content and select “Add to Favorite”</text:p>
          </table:table-cell>
          <table:table-cell table:style-name="ce205" office:value-type="string">
            <text:p>- New content is created successfully </text:p>
            <text:p>- After add favorite, a symlink of content is created in Favorite folder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24">
          <table:table-cell table:style-name="ce220" table:formula="of:=IF(MID([.F59];6;1)&gt;MID([.F58];6;1);&quot;&quot;;MAX([.A$7:.A58])+1)">
            <text:p/>
          </table:table-cell>
          <table:table-cell table:style-name="ce147" office:value-type="string">
            <text:p>FNC_PLF_INT_GADGET_07</text:p>
          </table:table-cell>
          <table:table-cell table:style-name="ce222"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table:style-name="ce224" office:value-type="string">
            <text:p>Integration/Gadgets/Favorite Documents</text:p>
          </table:table-cell>
          <table:table-cell table:style-name="ce213" office:value-type="string">
            <text:p>Check all the favorite documents</text:p>
          </table:table-cell>
          <table:table-cell table:style-name="ce205" office:value-type="string">
            <text:p>Step 2: Check the displaying of favorite document</text:p>
          </table:table-cell>
          <table:table-cell table:style-name="ce205" office:value-type="string">
            <text:p>- Go to intranet homepage</text:p>
            <text:p>- In Favorite Documents gadget</text:p>
            <text:p>- Select My Favorite tab</text:p>
          </table:table-cell>
          <table:table-cell table:style-name="ce205" office:value-type="string">
            <text:p>All favorite documents are shown</text:p>
          </table:table-cell>
          <table:table-cell table:style-name="ce205" office:value-type="string">
            <text:p>High</text:p>
          </table:table-cell>
          <table:table-cell table:style-name="ce205" table:number-columns-repeated="1"/>
          <table:table-cell table:style-name="ce205">
            <text:p>maamoun.soltani</text:p>
          </table:table-cell>
          <table:table-cell table:style-name="ce205" table:number-columns-repeated="4"/>
          <table:table-cell table:number-columns-repeated="1009"/>
        </table:table-row>
        <table:table-row table:style-name="ro1">
          <table:table-cell table:style-name="ce205" table:number-columns-repeated="15"/>
          <table:table-cell table:number-columns-repeated="1009"/>
        </table:table-row>
        <table:table-row table:style-name="ro1">
          <table:table-cell table:style-name="ce205" table:number-columns-repeated="15"/>
          <table:table-cell table:number-columns-repeated="1009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20">
          <table:table-cell table:style-name="ce202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Navigation_By_Content_New_Feature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8" table:default-cell-style-name="Default"/>
        <table:table-row table:style-name="ro1">
          <table:table-cell table:style-name="ce230"/>
          <table:table-cell table:style-name="ce233" office:value-type="string">
            <text:p>TEST CASES</text:p>
          </table:table-cell>
          <table:table-cell table:style-name="ce233" table:number-columns-repeated="3"/>
          <table:table-cell table:style-name="ce202"/>
          <table:table-cell table:style-name="ce234" table:number-columns-repeated="4"/>
          <table:table-cell table:style-name="ce179" office:value-type="string">
            <text:p>Passed</text:p>
          </table:table-cell>
          <table:table-cell table:style-name="ce179" table:formula="of:=COUNTIF([.L$7:.L$1011];[.$K1])" office:value-type="float" office:value="0">
            <text:p>0</text:p>
          </table:table-cell>
          <table:table-cell table:style-name="ce179" table:formula="of:=COUNTIF([.M$7:.M$1011];[.$K1])" office:value-type="float" office:value="0">
            <text:p>0</text:p>
          </table:table-cell>
          <table:table-cell table:style-name="ce179" table:formula="of:=COUNTIF([.N$7:.N$1011];[.$K1])" office:value-type="float" office:value="0">
            <text:p>0</text:p>
          </table:table-cell>
          <table:table-cell table:style-name="ce179" table:formula="of:=COUNTIF([.O$7:.O$1011];[.$K1])" office:value-type="float" office:value="0">
            <text:p>0</text:p>
          </table:table-cell>
          <table:table-cell table:style-name="ce202" table:number-columns-repeated="28"/>
          <table:table-cell table:style-name="ce259" table:number-columns-repeated="208"/>
          <table:table-cell table:style-name="ce202" table:number-columns-repeated="770"/>
          <table:table-cell table:number-columns-repeated="3"/>
        </table:table-row>
        <table:table-row table:style-name="ro1">
          <table:table-cell table:style-name="ce230"/>
          <table:table-cell table:style-name="ce234" table:number-columns-repeated="4"/>
          <table:table-cell table:style-name="ce202"/>
          <table:table-cell table:style-name="ce234" table:number-columns-repeated="3"/>
          <table:table-cell table:style-name="ce179"/>
          <table:table-cell table:style-name="ce179" office:value-type="string">
            <text:p>Failed</text:p>
          </table:table-cell>
          <table:table-cell table:style-name="ce179" table:formula="of:=COUNTIF([.L$7:.L$1011];[.$K2])" office:value-type="float" office:value="0">
            <text:p>0</text:p>
          </table:table-cell>
          <table:table-cell table:style-name="ce179" table:formula="of:=COUNTIF([.M$7:.M$1011];[.$K2])" office:value-type="float" office:value="0">
            <text:p>0</text:p>
          </table:table-cell>
          <table:table-cell table:style-name="ce179" table:formula="of:=COUNTIF([.N$7:.N$1011];[.$K2])" office:value-type="float" office:value="0">
            <text:p>0</text:p>
          </table:table-cell>
          <table:table-cell table:style-name="ce179" table:formula="of:=COUNTIF([.O$7:.O$1011];[.$K2])" office:value-type="float" office:value="0">
            <text:p>0</text:p>
          </table:table-cell>
          <table:table-cell table:style-name="ce202" table:number-columns-repeated="28"/>
          <table:table-cell table:style-name="ce259" table:number-columns-repeated="208"/>
          <table:table-cell table:style-name="ce202" table:number-columns-repeated="770"/>
          <table:table-cell table:number-columns-repeated="3"/>
        </table:table-row>
        <table:table-row table:style-name="ro31">
          <table:table-cell table:style-name="ce230"/>
          <table:table-cell table:style-name="ce235" office:value-type="string">
            <text:p>Functions list</text:p>
          </table:table-cell>
          <table:table-cell table:style-name="ce205"/>
          <table:table-cell table:style-name="ce240" table:number-columns-repeated="2"/>
          <table:table-cell table:style-name="ce202"/>
          <table:table-cell table:style-name="ce243"/>
          <table:table-cell table:style-name="ce246"/>
          <table:table-cell table:style-name="ce248"/>
          <table:table-cell table:style-name="ce179"/>
          <table:table-cell table:style-name="ce179" office:value-type="string">
            <text:p>Blocked</text:p>
          </table:table-cell>
          <table:table-cell table:style-name="ce179" table:formula="of:=COUNTIF([.L$7:.L$1011];[.$K3])" office:value-type="float" office:value="0">
            <text:p>0</text:p>
          </table:table-cell>
          <table:table-cell table:style-name="ce179" table:formula="of:=COUNTIF([.M$7:.M$1011];[.$K3])" office:value-type="float" office:value="0">
            <text:p>0</text:p>
          </table:table-cell>
          <table:table-cell table:style-name="ce179" table:formula="of:=COUNTIF([.N$7:.N$1011];[.$K3])" office:value-type="float" office:value="0">
            <text:p>0</text:p>
          </table:table-cell>
          <table:table-cell table:style-name="ce179" table:formula="of:=COUNTIF([.O$7:.O$1011];[.$K3])" office:value-type="float" office:value="0">
            <text:p>0</text:p>
          </table:table-cell>
          <table:table-cell table:style-name="ce254" table:number-columns-repeated="4"/>
          <table:table-cell table:style-name="ce202" table:number-columns-repeated="2"/>
          <table:table-cell table:style-name="ce255"/>
          <table:table-cell table:style-name="ce254" table:number-columns-repeated="6"/>
          <table:table-cell table:style-name="ce202" table:number-columns-repeated="15"/>
          <table:table-cell table:style-name="ce259" table:number-columns-repeated="208"/>
          <table:table-cell table:style-name="ce202" table:number-columns-repeated="770"/>
          <table:table-cell table:number-columns-repeated="3"/>
        </table:table-row>
        <table:table-row table:style-name="ro1">
          <table:table-cell table:style-name="ce230"/>
          <table:table-cell table:style-name="ce235" office:value-type="string">
            <text:p>Total Main Cases</text:p>
          </table:table-cell>
          <table:table-cell table:style-name="ce237" table:formula="of:=MAX([.A7:.A6435])" office:value-type="float" office:value="8" table:number-columns-spanned="3" table:number-rows-spanned="1">
            <text:p>8</text:p>
          </table:table-cell>
          <table:covered-table-cell table:number-columns-repeated="2" table:style-name="ce237"/>
          <table:table-cell table:style-name="ce202"/>
          <table:table-cell table:style-name="ce243"/>
          <table:table-cell table:style-name="ce246"/>
          <table:table-cell table:style-name="ce249"/>
          <table:table-cell table:style-name="ce179"/>
          <table:table-cell table:style-name="ce180" office:value-type="string">
            <text:p>Untested</text:p>
          </table:table-cell>
          <table:table-cell table:style-name="ce179" table:formula="of:=COUNTIF([.L$7:.L$1011];[.$K4])" office:value-type="float" office:value="0">
            <text:p>0</text:p>
          </table:table-cell>
          <table:table-cell table:style-name="ce179" table:formula="of:=COUNTIF([.M$7:.M$1011];[.$K4])" office:value-type="float" office:value="0">
            <text:p>0</text:p>
          </table:table-cell>
          <table:table-cell table:style-name="ce179" table:formula="of:=COUNTIF([.N$7:.N$1011];[.$K4])" office:value-type="float" office:value="0">
            <text:p>0</text:p>
          </table:table-cell>
          <table:table-cell table:style-name="ce179" table:formula="of:=COUNTIF([.O$7:.O$1011];[.$K4])" office:value-type="float" office:value="0">
            <text:p>0</text:p>
          </table:table-cell>
          <table:table-cell table:style-name="ce255" table:number-columns-repeated="4"/>
          <table:table-cell table:style-name="ce202" table:number-columns-repeated="2"/>
          <table:table-cell table:style-name="ce255" table:number-columns-repeated="7"/>
          <table:table-cell table:style-name="ce202" table:number-columns-repeated="15"/>
          <table:table-cell table:style-name="ce259" table:number-columns-repeated="208"/>
          <table:table-cell table:style-name="ce202" table:number-columns-repeated="770"/>
          <table:table-cell table:number-columns-repeated="3"/>
        </table:table-row>
        <table:table-row table:style-name="ro1">
          <table:table-cell table:style-name="ce230"/>
          <table:table-cell table:style-name="ce236"/>
          <table:table-cell table:style-name="ce230"/>
          <table:table-cell table:style-name="ce202" table:number-columns-repeated="6"/>
          <table:table-cell table:style-name="ce180"/>
          <table:table-cell table:style-name="ce202" office:value-type="string">
            <text:p>N/A</text:p>
          </table:table-cell>
          <table:table-cell table:style-name="ce179" table:formula="of:=COUNTIF([.L$7:.L$1011];[.$K5])" office:value-type="float" office:value="0">
            <text:p>0</text:p>
          </table:table-cell>
          <table:table-cell table:style-name="ce179" table:formula="of:=COUNTIF([.M$7:.M$1011];[.$K5])" office:value-type="float" office:value="0">
            <text:p>0</text:p>
          </table:table-cell>
          <table:table-cell table:style-name="ce179" table:formula="of:=COUNTIF([.N$7:.N$1011];[.$K5])" office:value-type="float" office:value="0">
            <text:p>0</text:p>
          </table:table-cell>
          <table:table-cell table:style-name="ce179" table:formula="of:=COUNTIF([.O$7:.O$1011];[.$K5])" office:value-type="float" office:value="0">
            <text:p>0</text:p>
          </table:table-cell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4" office:value-type="string">
            <text:p>Case No</text:p>
          </table:table-cell>
          <table:table-cell table:style-name="ce204" office:value-type="string">
            <text:p>Related function</text:p>
          </table:table-cell>
          <table:table-cell table:style-name="ce204" office:value-type="string">
            <text:p>Case ID</text:p>
          </table:table-cell>
          <table:table-cell table:style-name="ce204" office:value-type="string">
            <text:p>Path</text:p>
          </table:table-cell>
          <table:table-cell table:style-name="ce204" office:value-type="string">
            <text:p>Case Description</text:p>
          </table:table-cell>
          <table:table-cell table:style-name="ce204" office:value-type="string">
            <text:p>Step Description</text:p>
          </table:table-cell>
          <table:table-cell table:style-name="ce204" office:value-type="string">
            <text:p>Steps to produce</text:p>
          </table:table-cell>
          <table:table-cell table:style-name="ce204" office:value-type="string">
            <text:p>Expected Output</text:p>
          </table:table-cell>
          <table:table-cell table:style-name="ce250" office:value-type="string">
            <text:p>Priority</text:p>
          </table:table-cell>
          <table:table-cell table:style-name="ce204" office:value-type="string">
            <text:p>Affect</text:p>
          </table:table-cell>
          <table:table-cell table:style-name="ce204">
            <text:p>Tester</text:p>
          </table:table-cell>
          <table:table-cell table:style-name="ce204">
            <text:p>IE7</text:p>
          </table:table-cell>
          <table:table-cell table:style-name="ce204">
            <text:p>FireFox3.5</text:p>
          </table:table-cell>
          <table:table-cell table:style-name="ce204">
            <text:p>Comment/Bug</text:p>
          </table:table-cell>
          <table:table-cell table:style-name="ce204" table:number-columns-repeated="1"/>
          <table:table-cell table:style-name="ce256" table:number-columns-repeated="4"/>
          <table:table-cell table:style-name="ce258" table:number-columns-repeated="11"/>
          <table:table-cell table:style-name="ce219" table:number-columns-repeated="13"/>
          <table:table-cell table:style-name="ce260" table:number-columns-repeated="208"/>
          <table:table-cell table:style-name="ce219" table:number-columns-repeated="770"/>
          <table:table-cell table:number-columns-repeated="3"/>
        </table:table-row>
        <table:table-row table:style-name="ro29">
          <table:table-cell table:style-name="ce231" office:value-type="float" office:value="1">
            <text:p>1.00</text:p>
          </table:table-cell>
          <table:table-cell table:style-name="ce205" office:value-type="string">
            <text:p>FNC_PLF_ContentNavigation</text:p>
          </table:table-cell>
          <table:table-cell table:style-name="ce238" office:value-type="float" office:value="1">
            <text:p>1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Login to the Acme Site</text:p>
          </table:table-cell>
          <table:table-cell table:style-name="ce205" office:value-type="string">
            <text:p>Step 1: <text:s/>Login to the Acme Site</text:p>
          </table:table-cell>
          <table:table-cell table:style-name="ce205" office:value-type="string">
            <text:p>- From the Default page, <text:span text:style-name="T6">Click on the </text:span><text:span text:style-name="T6">link Login</text:span> to the Acme website </text:p>
            <text:p>- Click on the link <text:span text:style-name="T6"> Login </text:span></text:p>
            <text:p>- Fill the Username and Password of an Administrator user</text:p>
            <text:p>- Click on the button <text:span text:style-name="T6">Sign </text:span><text:span text:style-name="T6">in </text:span></text:p>
            <text:p/>
          </table:table-cell>
          <table:table-cell table:style-name="ce205" office:value-type="string">
            <text:p>- The Acme website is displayed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>
            <text:p>maamoun.soltani</text:p>
          </table:table-cell>
          <table:table-cell table:style-name="ce240" table:number-columns-repeated="4"/>
          <table:table-cell table:style-name="ce257" table:number-columns-repeated="28"/>
          <table:table-cell table:style-name="ce261" table:number-columns-repeated="208"/>
          <table:table-cell table:style-name="ce257"/>
          <table:table-cell table:style-name="ce202" table:number-columns-repeated="769"/>
          <table:table-cell table:number-columns-repeated="3"/>
        </table:table-row>
        <table:table-row table:style-name="ro32">
          <table:table-cell table:style-name="ce23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8];6;FIND(&quot;:&quot;;[.F8];1)- FIND(&quot; &quot;;[.F8];1)- 1))&gt;VALUE(MID([.F7];6;FIND(&quot;:&quot;;[.F7];1)- FIND(&quot; &quot;;[.F7];1)- 1));[.C7];[.C7]+1)" office:value-type="float" office:value="2">
            <text:p>2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Add a page</text:p>
          </table:table-cell>
          <table:table-cell table:style-name="ce205" office:value-type="string">
            <text:p>Step 1: Add a page from ToolBar</text:p>
          </table:table-cell>
          <table:table-cell table:style-name="ce205" office:value-type="string">
            <text:p>- Go to Edit/Page/+ Add Page</text:p>
          </table:table-cell>
          <table:table-cell table:style-name="ce205" office:value-type="string">
            <text:p>- The page <text:s/><text:span text:style-name="T6">Page </text:span><text:span text:style-name="T6">Creation </text:span><text:span text:style-name="T6">Wizard </text:span> is displayed</text:p>
            <text:p>- The first step: <text:span text:style-name="T6">Select a </text:span><text:span text:style-name="T6">Navigation </text:span><text:span text:style-name="T6">Node </text:span>and create the page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>
            <text:p>maamoun.soltani</text:p>
          </table:table-cell>
          <table:table-cell table:style-name="ce240" table:number-columns-repeated="4"/>
          <table:table-cell table:style-name="ce257" table:number-columns-repeated="28"/>
          <table:table-cell table:style-name="ce261" table:number-columns-repeated="208"/>
          <table:table-cell table:style-name="ce257"/>
          <table:table-cell table:style-name="ce202" table:number-columns-repeated="769"/>
          <table:table-cell table:number-columns-repeated="3"/>
        </table:table-row>
        <table:table-row table:style-name="ro22">
          <table:table-cell table:style-name="ce23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9];6;FIND(&quot;:&quot;;[.F9];1)- FIND(&quot; &quot;;[.F9];1)- 1))&gt;VALUE(MID([.F8];6;FIND(&quot;:&quot;;[.F8];1)- FIND(&quot; &quot;;[.F8];1)- 1));[.C8];[.C8]+1)" office:value-type="float" office:value="2">
            <text:p>2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Add a page</text:p>
          </table:table-cell>
          <table:table-cell table:style-name="ce205" office:value-type="string">
            <text:p>Step 2: Add a page step 1</text:p>
          </table:table-cell>
          <table:table-cell table:style-name="ce205" office:value-type="string">
            <text:p>- Choose the selected page node on the left arborescence</text:p>
            <text:p>- Fill the  <text:span text:style-name="T6">Node Name</text:span>: Events</text:p>
            <text:p>- Fill the  <text:span text:style-name="T6">Display </text:span><text:span text:style-name="T6">Name</text:span>: Events</text:p>
            <text:p>- Click on the button <text:span text:style-name="T6">Next</text:span> </text:p>
          </table:table-cell>
          <table:table-cell table:style-name="ce205" office:value-type="string">
            <text:p>- The page of the second step  <text:span text:style-name="T10">Select a </text:span><text:span text:style-name="T10">Page Layout </text:span><text:span text:style-name="T10">Template</text:span>  is displayed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>
            <text:p>maamoun.soltani</text:p>
          </table:table-cell>
          <table:table-cell table:style-name="ce240" table:number-columns-repeated="4"/>
          <table:table-cell table:style-name="ce257" table:number-columns-repeated="28"/>
          <table:table-cell table:style-name="ce261" table:number-columns-repeated="208"/>
          <table:table-cell table:style-name="ce257"/>
          <table:table-cell table:style-name="ce202" table:number-columns-repeated="769"/>
          <table:table-cell table:number-columns-repeated="3"/>
        </table:table-row>
        <table:table-row table:style-name="ro24">
          <table:table-cell table:style-name="ce23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10];6;FIND(&quot;:&quot;;[.F10];1)- FIND(&quot; &quot;;[.F10];1)- 1))&gt;VALUE(MID([.F9];6;FIND(&quot;:&quot;;[.F9];1)- FIND(&quot; &quot;;[.F9];1)- 1));[.C9];[.C9]+1)" office:value-type="float" office:value="2">
            <text:p>2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Add a page</text:p>
          </table:table-cell>
          <table:table-cell table:style-name="ce205" office:value-type="string">
            <text:p>Step 3: Add a page step 2</text:p>
          </table:table-cell>
          <table:table-cell table:style-name="ce205" office:value-type="string">
            <text:p>- From the list, choose <text:span text:style-name="T6">Column </text:span><text:span text:style-name="T6">Page </text:span><text:span text:style-name="T6">Configs</text:span> </text:p>
            <text:p>- Select  <text:span text:style-name="T6">Two </text:span><text:span text:style-name="T6">Columns </text:span><text:span text:style-name="T6">Layout</text:span></text:p>
            <text:p>- Click on the button  <text:span text:style-name="T6">Next</text:span> </text:p>
          </table:table-cell>
          <table:table-cell table:style-name="ce205" office:value-type="string">
            <text:p>- The page of the third step  <text:span text:style-name="T10">Re- arrange </text:span><text:span text:style-name="T10">the Page </text:span><text:span text:style-name="T10">Layout</text:span> and add Portlets to the page </text:p>
            <text:p>- The <text:span text:style-name="T10"> Page </text:span><text:span text:style-name="T10">Editor</text:span> is displayed on the right of the screen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>
            <text:p>maamoun.soltani</text:p>
          </table:table-cell>
          <table:table-cell table:style-name="ce240" table:number-columns-repeated="4"/>
          <table:table-cell table:style-name="ce257" table:number-columns-repeated="28"/>
          <table:table-cell table:style-name="ce261" table:number-columns-repeated="208"/>
          <table:table-cell table:style-name="ce257"/>
          <table:table-cell table:style-name="ce202" table:number-columns-repeated="769"/>
          <table:table-cell table:number-columns-repeated="3"/>
        </table:table-row>
        <table:table-row table:style-name="ro22">
          <table:table-cell table:style-name="ce23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11];6;FIND(&quot;:&quot;;[.F11];1)- FIND(&quot; &quot;;[.F11];1)- 1))&gt;VALUE(MID([.F10];6;FIND(&quot;:&quot;;[.F10];1)- FIND(&quot; &quot;;[.F10];1)- 1));[.C10];[.C10]+1)" office:value-type="float" office:value="2">
            <text:p>2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Add a page</text:p>
          </table:table-cell>
          <table:table-cell table:style-name="ce205" office:value-type="string">
            <text:p>Step 4: Add a page step 3</text:p>
          </table:table-cell>
          <table:table-cell table:style-name="ce205" office:value-type="string">
            <text:p>- From <text:span text:style-name="T6">Applications</text:span> tab, choose the <text:span text:style-name="T6">Contents</text:span>  categories</text:p>
            <text:p>- Drag and Drop a  <text:span text:style-name="T6">Content </text:span><text:span text:style-name="T6">Detail</text:span> on the two Columns containers </text:p>
            <text:p>- From the  <text:span text:style-name="T6">Page Editor</text:span>, click on the icon <text:span text:style-name="T6">Finish</text:span> </text:p>
          </table:table-cell>
          <table:table-cell table:style-name="ce205" office:value-type="string">
            <text:p>- The page <text:span text:style-name="T10">Events</text:span>  is added under the Acme website</text:p>
            <text:p>On the two columns, the message appears: Sorry, no articles are available 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>
            <text:p>maamoun.soltani</text:p>
          </table:table-cell>
          <table:table-cell table:style-name="ce240" table:number-columns-repeated="4"/>
          <table:table-cell table:style-name="ce257" table:number-columns-repeated="28"/>
          <table:table-cell table:style-name="ce261" table:number-columns-repeated="208"/>
          <table:table-cell table:style-name="ce257"/>
          <table:table-cell table:style-name="ce202" table:number-columns-repeated="769"/>
          <table:table-cell table:number-columns-repeated="3"/>
        </table:table-row>
        <table:table-row table:style-name="ro33">
          <table:table-cell table:style-name="ce232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12];6;FIND(&quot;:&quot;;[.F12];1)- FIND(&quot; &quot;;[.F12];1)- 1))&gt;VALUE(MID([.F11];6;FIND(&quot;:&quot;;[.F11];1)- FIND(&quot; &quot;;[.F11];1)- 1));[.C11];[.C11]+1)" office:value-type="float" office:value="3">
            <text:p>3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Edit The Navigation Form</text:p>
          </table:table-cell>
          <table:table-cell table:style-name="ce205" office:value-type="string">
            <text:p>Step 1: Edit The Navigation Form</text:p>
          </table:table-cell>
          <table:table-cell table:style-name="ce205" office:value-type="string">
            <text:p>- Go to Setup menu/Content/Site explorer</text:p>
            <text:p>- Navigate under the path: Collaboration/sites content/live/acme/events/All</text:p>
            <text:p>- Click on the button  <text:span text:style-name="T6">Content </text:span><text:span text:style-name="T6">navigation</text:span> </text:p>
            <text:p>- Fill the fields as following:</text:p>
            <text:p>- Visible: Checked</text:p>
            <text:p>- Target parent navigation: Click on the a magnifying glass</text:p>
            <text:p>- Choose the page  <text:span text:style-name="T6">Events</text:span></text:p>
            <text:p/>
            <text:p/>
          </table:table-cell>
          <table:table-cell table:style-name="ce205" office:value-type="string">
            <text:p>- The Site explorer is displayed</text:p>
            <text:p>- The window Navigation Form  is displayed</text:p>
            <text:p>- The  Parent's folder: All</text:p>
            <text:p>- The Navigation Selector is displayed</text:p>
            <text:p>- The selected page is displayed in the Field Target parent  navigation </text:p>
            <text:p/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>
            <text:p>maamoun.soltani</text:p>
          </table:table-cell>
          <table:table-cell table:style-name="ce240" table:number-columns-repeated="4"/>
          <table:table-cell table:style-name="ce257" table:number-columns-repeated="28"/>
          <table:table-cell table:style-name="ce261" table:number-columns-repeated="208"/>
          <table:table-cell table:style-name="ce257"/>
          <table:table-cell table:style-name="ce202" table:number-columns-repeated="769"/>
          <table:table-cell table:number-columns-repeated="3"/>
        </table:table-row>
        <table:table-row table:style-name="ro30">
          <table:table-cell table:style-name="ce23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13];6;FIND(&quot;:&quot;;[.F13];1)- FIND(&quot; &quot;;[.F13];1)- 1))&gt;VALUE(MID([.F12];6;FIND(&quot;:&quot;;[.F12];1)- FIND(&quot; &quot;;[.F12];1)- 1));[.C12];[.C12]+1)" office:value-type="float" office:value="3">
            <text:p>3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Edit The Navigation Form</text:p>
          </table:table-cell>
          <table:table-cell table:style-name="ce205" office:value-type="string">
            <text:p>Step 2: Edit the navigation </text:p>
            <text:p>Controls</text:p>
          </table:table-cell>
          <table:table-cell table:style-name="ce205" office:value-type="string">
            <text:p>- Clickable: Unchecked</text:p>
            <text:p>- Page for the list: Click on the a magnifying glass</text:p>
            <text:p>- Choose portal:acme's navigation</text:p>
            <text:p>- Choose the path  <text:span text:style-name="T6">catalog</text:span> from the list</text:p>
            <text:p>- Page for detail: Click on the magnifying glass</text:p>
            <text:p>- Choose portal:acme's navigation</text:p>
            <text:p>- Choose the path <text:span text:style-name="T6">detai</text:span>l from the list</text:p>
            <text:p>- Click on the button <text:span text:style-name="T6">Save</text:span> </text:p>
          </table:table-cell>
          <table:table-cell table:style-name="ce205" office:value-type="string">
            <text:p>- The Page selector is displayed</text:p>
            <text:p>- The selected page is displayed in the Field Page for the list </text:p>
            <text:p>- The Page selector is displayed</text:p>
            <text:p>- The selected page is displayed in the Field  Page for the list </text:p>
            <text:p>- The Navigation Form  window disappears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>
            <text:p>maamoun.soltani</text:p>
          </table:table-cell>
          <table:table-cell table:style-name="ce240" table:number-columns-repeated="4"/>
          <table:table-cell table:style-name="ce257" table:number-columns-repeated="28"/>
          <table:table-cell table:style-name="ce261" table:number-columns-repeated="208"/>
          <table:table-cell table:style-name="ce257"/>
          <table:table-cell table:style-name="ce202" table:number-columns-repeated="769"/>
          <table:table-cell table:number-columns-repeated="3"/>
        </table:table-row>
        <table:table-row table:style-name="ro24">
          <table:table-cell table:style-name="ce23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14];6;FIND(&quot;:&quot;;[.F14];1)- FIND(&quot; &quot;;[.F14];1)- 1))&gt;VALUE(MID([.F13];6;FIND(&quot;:&quot;;[.F13];1)- FIND(&quot; &quot;;[.F13];1)- 1));[.C13];[.C13]+1)" office:value-type="float" office:value="3">
            <text:p>3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Edit The Navigation Form</text:p>
          </table:table-cell>
          <table:table-cell table:style-name="ce205" office:value-type="string">
            <text:p>Step 3: Check for changes on the </text:p>
            <text:p>Events page</text:p>
          </table:table-cell>
          <table:table-cell table:style-name="ce242" office:value-type="string">
            <text:p>- Go to Acme/Overview hit the menu <text:span text:style-name="T6">Events</text:span> </text:p>
            <text:p/>
          </table:table-cell>
          <table:table-cell table:style-name="ce242" office:value-type="string">
            <text:p>- The Acme Homepage is displayed</text:p>
            <text:p>- The list of calatog is displayed under the menu Events </text:p>
            <text:p/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>
            <text:p>maamoun.soltani</text:p>
          </table:table-cell>
          <table:table-cell table:style-name="ce240" table:number-columns-repeated="4"/>
          <table:table-cell table:style-name="ce202" table:number-columns-repeated="28"/>
          <table:table-cell table:style-name="ce236" table:number-columns-repeated="208"/>
          <table:table-cell table:style-name="ce202" table:number-columns-repeated="770"/>
          <table:table-cell table:number-columns-repeated="3"/>
        </table:table-row>
        <table:table-row table:style-name="ro25">
          <table:table-cell table:style-name="ce232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15];6;FIND(&quot;:&quot;;[.F15];1)- FIND(&quot; &quot;;[.F15];1)- 1))&gt;VALUE(MID([.F14];6;FIND(&quot;:&quot;;[.F14];1)- FIND(&quot; &quot;;[.F14];1)- 1));[.C14];[.C14]+1)" office:value-type="float" office:value="4">
            <text:p>4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Edit The Navigation Form</text:p>
          </table:table-cell>
          <table:table-cell table:style-name="ce205" office:value-type="string">
            <text:p>Step 1: Visibility of a sub menu </text:p>
            <text:p>Restriction</text:p>
          </table:table-cell>
          <table:table-cell table:style-name="ce205" office:value-type="string">
            <text:p>- Go to the Site explorer</text:p>
            <text:p>- Navigate under the path: collaboration/contents/live/acme/events/All/Fire</text:p>
            <text:p>- Click on the button  <text:span text:style-name="T6">Content </text:span><text:span text:style-name="T6">navigation</text:span></text:p>
            <text:p>- Uncheck the field  <text:span text:style-name="T6">Visible</text:span> </text:p>
            <text:p>- Click on the button <text:span text:style-name="T6">Save</text:span> </text:p>
            <text:p/>
          </table:table-cell>
          <table:table-cell table:style-name="ce205" office:value-type="string">
            <text:p>The Navigation Form is displayed</text:p>
            <text:p>Fields are set as following:</text:p>
            <text:p>- Parent's folder: Fire</text:p>
            <text:p>- Visible: Checked</text:p>
            <text:p>- Target parent navigation: empty</text:p>
            <text:p>- Display order: 1000</text:p>
            <text:p>- Clickable: Checked</text:p>
            <text:p>- Page for list: empty</text:p>
            <text:p>- Page for details: empty</text:p>
            <text:p/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>
            <text:p>maamoun.soltani</text:p>
          </table:table-cell>
          <table:table-cell table:style-name="ce240" table:number-columns-repeated="4"/>
          <table:table-cell table:style-name="ce202" table:number-columns-repeated="28"/>
          <table:table-cell table:style-name="ce236" table:number-columns-repeated="208"/>
          <table:table-cell table:style-name="ce202" table:number-columns-repeated="770"/>
          <table:table-cell table:number-columns-repeated="3"/>
        </table:table-row>
        <table:table-row table:style-name="ro10">
          <table:table-cell table:style-name="ce23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16];6;FIND(&quot;:&quot;;[.F16];1)- FIND(&quot; &quot;;[.F16];1)- 1))&gt;VALUE(MID([.F15];6;FIND(&quot;:&quot;;[.F15];1)- FIND(&quot; &quot;;[.F15];1)- 1));[.C15];[.C15]+1)" office:value-type="float" office:value="4">
            <text:p>4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Edit The Navigation Form</text:p>
          </table:table-cell>
          <table:table-cell table:style-name="ce205" office:value-type="string">
            <text:p>Step 2: Check for changes on the </text:p>
            <text:p>Events page</text:p>
          </table:table-cell>
          <table:table-cell table:style-name="ce205" office:value-type="string">
            <text:p>- Go to Acme/Overview</text:p>
            <text:p>- Hit the menu  <text:span text:style-name="T6">Events</text:span></text:p>
          </table:table-cell>
          <table:table-cell table:style-name="ce205" office:value-type="string">
            <text:p>- The Navigation Form is disappears</text:p>
            <text:p>- The Sub menu Fire  is not displayed from the list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>
            <text:p>maamoun.soltani</text:p>
          </table:table-cell>
          <table:table-cell table:style-name="ce240" table:number-columns-repeated="4"/>
          <table:table-cell table:style-name="ce202" table:number-columns-repeated="28"/>
          <table:table-cell table:style-name="ce236" table:number-columns-repeated="208"/>
          <table:table-cell table:style-name="ce202" table:number-columns-repeated="770"/>
          <table:table-cell table:number-columns-repeated="3"/>
        </table:table-row>
        <table:table-row table:style-name="ro29">
          <table:table-cell table:style-name="ce232"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5.00</text:p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17];6;FIND(&quot;:&quot;;[.F17];1)- FIND(&quot; &quot;;[.F17];1)- 1))&gt;VALUE(MID([.F16];6;FIND(&quot;:&quot;;[.F16];1)- FIND(&quot; &quot;;[.F16];1)- 1));[.C16];[.C16]+1)" office:value-type="float" office:value="5">
            <text:p>5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Edit The Navigation Form</text:p>
          </table:table-cell>
          <table:table-cell table:style-name="ce205" office:value-type="string">
            <text:p>Step 1: Sort the Earth element</text:p>
          </table:table-cell>
          <table:table-cell table:style-name="ce205" office:value-type="string">
            <text:p>- Go to Site Explorer</text:p>
            <text:p>- Navigate under the path  <text:span text:style-name="T6">collaboratio</text:span><text:span text:style-name="T6">n/site </text:span><text:span text:style-name="T6">contents/live</text:span><text:span text:style-name="T6">/acme/events</text:span><text:span text:style-name="T6">/All </text:span></text:p>
            <text:p>- Select the  <text:span text:style-name="T6">Earth </text:span>Node</text:p>
            <text:p>- Click on the button <text:span text:style-name="T6">Content </text:span><text:span text:style-name="T6">Navigation</text:span> </text:p>
            <text:p>- Set the field  <text:span text:style-name="T6">Display </text:span><text:span text:style-name="T6">order</text:span>  to 1</text:p>
            <text:p>- Click on the button  <text:span text:style-name="T6">Save</text:span> </text:p>
          </table:table-cell>
          <table:table-cell table:style-name="ce205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>
            <text:p>maamoun.soltani</text:p>
          </table:table-cell>
          <table:table-cell table:style-name="ce240" table:number-columns-repeated="4"/>
          <table:table-cell table:style-name="ce202" table:number-columns-repeated="28"/>
          <table:table-cell table:style-name="ce236" table:number-columns-repeated="208"/>
          <table:table-cell table:style-name="ce202" table:number-columns-repeated="770"/>
          <table:table-cell table:number-columns-repeated="3"/>
        </table:table-row>
        <table:table-row table:style-name="ro29">
          <table:table-cell table:style-name="ce23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18];6;FIND(&quot;:&quot;;[.F18];1)- FIND(&quot; &quot;;[.F18];1)- 1))&gt;VALUE(MID([.F17];6;FIND(&quot;:&quot;;[.F17];1)- FIND(&quot; &quot;;[.F17];1)- 1));[.C17];[.C17]+1)" office:value-type="float" office:value="5">
            <text:p>5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Edit The Navigation Form</text:p>
          </table:table-cell>
          <table:table-cell table:style-name="ce205" office:value-type="string">
            <text:p>Step 2: Sort the Water element</text:p>
          </table:table-cell>
          <table:table-cell table:style-name="ce242" office:value-type="string">
            <text:p>- Go to Site Explorer</text:p>
            <text:p>- Navigate under the path <text:span text:style-name="T6">collaboration</text:span><text:span text:style-name="T6">/site </text:span><text:span text:style-name="T6">contents/live</text:span><text:span text:style-name="T6">/acme/events</text:span><text:span text:style-name="T6">/All </text:span></text:p>
            <text:p>- Select the  <text:span text:style-name="T6">Water </text:span> Node</text:p>
            <text:p>- Click on the button <text:span text:style-name="T6">Content </text:span><text:span text:style-name="T6">Navigation</text:span> </text:p>
            <text:p>- Set the field  <text:span text:style-name="T6">Display </text:span><text:span text:style-name="T6">order </text:span> to 2</text:p>
            <text:p>- Click on the button  <text:span text:style-name="T6">Save</text:span> </text:p>
          </table:table-cell>
          <table:table-cell table:style-name="ce205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>
            <text:p>maamoun.soltani</text:p>
          </table:table-cell>
          <table:table-cell table:style-name="ce240" table:number-columns-repeated="4"/>
          <table:table-cell table:style-name="ce202" table:number-columns-repeated="28"/>
          <table:table-cell table:style-name="ce236" table:number-columns-repeated="208"/>
          <table:table-cell table:style-name="ce202" table:number-columns-repeated="770"/>
          <table:table-cell table:number-columns-repeated="3"/>
        </table:table-row>
        <table:table-row table:style-name="ro29">
          <table:table-cell table:style-name="ce23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19];6;FIND(&quot;:&quot;;[.F19];1)- FIND(&quot; &quot;;[.F19];1)- 1))&gt;VALUE(MID([.F18];6;FIND(&quot;:&quot;;[.F18];1)- FIND(&quot; &quot;;[.F18];1)- 1));[.C18];[.C18]+1)" office:value-type="float" office:value="5">
            <text:p>5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Edit The Navigation Form</text:p>
          </table:table-cell>
          <table:table-cell table:style-name="ce205" office:value-type="string">
            <text:p>Step 3 : Sort the Air element</text:p>
          </table:table-cell>
          <table:table-cell table:style-name="ce242" office:value-type="string">
            <text:p>- Go to Site Explorer</text:p>
            <text:p><text:span text:style-name="T13">- Navigate </text:span><text:span text:style-name="T13">under the </text:span><text:span text:style-name="T13">path </text:span><text:span text:style-name="T14">collaboration</text:span><text:span text:style-name="T14">/site </text:span><text:span text:style-name="T14">contents/live</text:span><text:span text:style-name="T14">/acme/events</text:span><text:span text:style-name="T14">/All </text:span></text:p>
            <text:p>- Select the  <text:span text:style-name="T6">Air</text:span>  Node</text:p>
            <text:p>- Click on the button <text:span text:style-name="T6">Content </text:span><text:span text:style-name="T6">Navigation</text:span> </text:p>
            <text:p>- Set the field  <text:span text:style-name="T6">Display </text:span><text:span text:style-name="T6">order</text:span>  to 3</text:p>
            <text:p>- Click on the button  <text:span text:style-name="T6">Save</text:span> </text:p>
          </table:table-cell>
          <table:table-cell table:style-name="ce205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>
            <text:p>maamoun.soltani</text:p>
          </table:table-cell>
          <table:table-cell table:style-name="ce240" table:number-columns-repeated="4"/>
          <table:table-cell table:style-name="ce202" table:number-columns-repeated="28"/>
          <table:table-cell table:style-name="ce236" table:number-columns-repeated="208"/>
          <table:table-cell table:style-name="ce202" table:number-columns-repeated="770"/>
          <table:table-cell table:number-columns-repeated="3"/>
        </table:table-row>
        <table:table-row table:style-name="ro34">
          <table:table-cell table:style-name="ce23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20];6;FIND(&quot;:&quot;;[.F20];1)- FIND(&quot; &quot;;[.F20];1)- 1))&gt;VALUE(MID([.F19];6;FIND(&quot;:&quot;;[.F19];1)- FIND(&quot; &quot;;[.F19];1)- 1));[.C19];[.C19]+1)" office:value-type="float" office:value="5">
            <text:p>5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Edit The Navigation Form</text:p>
          </table:table-cell>
          <table:table-cell table:style-name="ce205" office:value-type="string">
            <text:p>Step 4: Check Elements</text:p>
          </table:table-cell>
          <table:table-cell table:style-name="ce205" office:value-type="string">
            <text:p>- Go to Acme/Overview Hit the menu <text:span text:style-name="T6">Events</text:span> </text:p>
          </table:table-cell>
          <table:table-cell table:style-name="ce205" office:value-type="string">
            <text:p>- The Sub menu Earth, Water and  Air are sorted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>
            <text:p>maamoun.soltani</text:p>
          </table:table-cell>
          <table:table-cell table:style-name="ce240" table:number-columns-repeated="4"/>
          <table:table-cell table:style-name="ce257" table:number-columns-repeated="28"/>
          <table:table-cell table:style-name="ce262" table:number-columns-repeated="208"/>
          <table:table-cell table:style-name="ce257"/>
          <table:table-cell table:style-name="ce202" table:number-columns-repeated="769"/>
          <table:table-cell table:number-columns-repeated="3"/>
        </table:table-row>
        <table:table-row table:style-name="ro35">
          <table:table-cell table:style-name="ce232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21];6;FIND(&quot;:&quot;;[.F21];1)- FIND(&quot; &quot;;[.F21];1)- 1))&gt;VALUE(MID([.F20];6;FIND(&quot;:&quot;;[.F20];1)- FIND(&quot; &quot;;[.F20];1)- 1));[.C20];[.C20]+1)" office:value-type="float" office:value="6">
            <text:p>6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Edit The Navigation Form</text:p>
          </table:table-cell>
          <table:table-cell table:style-name="ce205" office:value-type="string">
            <text:p>Step 1: Get back a node</text:p>
          </table:table-cell>
          <table:table-cell table:style-name="ce242" office:value-type="string">
            <text:p>- Go to Site Explorer</text:p>
            <text:p>- Navigate under the path  <text:span text:style-name="T6">collaboratio</text:span><text:span text:style-name="T6">n/site </text:span><text:span text:style-name="T6">contents/live</text:span><text:span text:style-name="T6">/acme/events</text:span><text:span text:style-name="T6">/All/Fire</text:span></text:p>
            <text:p>- Click on the button  <text:span text:style-name="T6">Navigate </text:span><text:span text:style-name="T6">Content</text:span> </text:p>
            <text:p>- Fill the fields as follow:</text:p>
            <text:p>- Visible: checked</text:p>
            <text:p>- Target parent navigation: News</text:p>
            <text:p>- Clickable: unchecked</text:p>
            <text:p>- Page for list: catalog</text:p>
            <text:p>- Page for detail: detail</text:p>
            <text:p>- Click on the button  <text:span text:style-name="T6">Save</text:span> </text:p>
          </table:table-cell>
          <table:table-cell table:style-name="ce242" office:value-type="string">
            <text:p>- The window  Navigation Form  is displayed</text:p>
            <text:p>- The window  Navigation Form  disappears</text:p>
            <text:p/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>
            <text:p>maamoun.soltani</text:p>
          </table:table-cell>
          <table:table-cell table:style-name="ce240" table:number-columns-repeated="4"/>
          <table:table-cell table:style-name="ce257" table:number-columns-repeated="28"/>
          <table:table-cell table:style-name="ce262" table:number-columns-repeated="208"/>
          <table:table-cell table:style-name="ce257"/>
          <table:table-cell table:style-name="ce202" table:number-columns-repeated="769"/>
          <table:table-cell table:number-columns-repeated="3"/>
        </table:table-row>
        <table:table-row table:style-name="ro34">
          <table:table-cell table:style-name="ce23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22];6;FIND(&quot;:&quot;;[.F22];1)- FIND(&quot; &quot;;[.F22];1)- 1))&gt;VALUE(MID([.F21];6;FIND(&quot;:&quot;;[.F21];1)- FIND(&quot; &quot;;[.F21];1)- 1));[.C21];[.C21]+1)" office:value-type="float" office:value="6">
            <text:p>6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Edit The Navigation Form</text:p>
          </table:table-cell>
          <table:table-cell table:style-name="ce205" office:value-type="string">
            <text:p>Step 2: Check for the Fire node </text:p>
            <text:p>On News Menu</text:p>
          </table:table-cell>
          <table:table-cell table:style-name="ce242" office:value-type="string">
            <text:p>Go to Acme/Overview ,hit the menu <text:span text:style-name="T6">News</text:span> </text:p>
          </table:table-cell>
          <table:table-cell table:style-name="ce242" office:value-type="string">
            <text:p>- The  Fire node is attached to menu News 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>
            <text:p>maamoun.soltani</text:p>
          </table:table-cell>
          <table:table-cell table:style-name="ce240" table:number-columns-repeated="4"/>
          <table:table-cell table:style-name="ce257" table:number-columns-repeated="28"/>
          <table:table-cell table:style-name="ce262" table:number-columns-repeated="208"/>
          <table:table-cell table:style-name="ce257"/>
          <table:table-cell table:style-name="ce202" table:number-columns-repeated="769"/>
          <table:table-cell table:number-columns-repeated="3"/>
        </table:table-row>
        <table:table-row table:style-name="ro36">
          <table:table-cell table:style-name="ce23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23];6;FIND(&quot;:&quot;;[.F23];1)- FIND(&quot; &quot;;[.F23];1)- 1))&gt;VALUE(MID([.F22];6;FIND(&quot;:&quot;;[.F22];1)- FIND(&quot; &quot;;[.F22];1)- 1));[.C22];[.C22]+1)" office:value-type="float" office:value="6">
            <text:p>6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Add a new content under </text:p>
            <text:p>A sub menu</text:p>
          </table:table-cell>
          <table:table-cell table:style-name="ce205" office:value-type="string">
            <text:p>Step 1 : Add a new content under </text:p>
            <text:p>A sub menu</text:p>
          </table:table-cell>
          <table:table-cell table:style-name="ce205" office:value-type="string">
            <text:p>- Go to the Site explorer </text:p>
            <text:p>- Navigate under the path: collaboration/site contents/live/acme/events/All/Fire </text:p>
            <text:p>- Click on the button  <text:span text:style-name="T6">Manage </text:span><text:span text:style-name="T6">Action</text:span> </text:p>
            <text:p>- Go to the tab  <text:span text:style-name="T6">Add </text:span><text:span text:style-name="T6">Action</text:span> </text:p>
            <text:p>- Fill the fields as following:</text:p>
            <text:p>- Create Action of Type: exo:populateToMenu</text:p>
            <text:p>- Name: add to home page menu action</text:p>
            <text:p>lifecycle: Content Addition</text:p>
            <text:p>isDeep: checked</text:p>
            <text:p>NavigationNode: news</text:p>
            <text:p>clickable: checked</text:p>
            <text:p>page: catalog</text:p>
            <text:p>childrenPage: detail</text:p>
            <text:p>- Click on the button  <text:span text:style-name="T6">Save</text:span> </text:p>
            <text:p>- Click on the button  <text:span text:style-name="T6">Upload</text:span> </text:p>
            <text:p>- Open the uploaded file</text:p>
            <text:p>- Click on the button <text:span text:style-name="T6">Manage </text:span><text:span text:style-name="T6">Publication</text:span> </text:p>
            <text:p>- Publish the document</text:p>
            <text:p/>
          </table:table-cell>
          <table:table-cell table:style-name="ce205" office:value-type="string">
            <text:p>- The window Manage Actions is displayed</text:p>
            <text:p>- The window  Manage Actions disappears</text:p>
            <text:p>- The window  Upload file is displayed</text:p>
            <text:p>- The document is published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>
            <text:p>maamoun.soltani</text:p>
          </table:table-cell>
          <table:table-cell table:style-name="ce240" table:number-columns-repeated="4"/>
          <table:table-cell table:style-name="ce257" table:number-columns-repeated="28"/>
          <table:table-cell table:style-name="ce262" table:number-columns-repeated="208"/>
          <table:table-cell table:style-name="ce257"/>
          <table:table-cell table:style-name="ce202" table:number-columns-repeated="769"/>
          <table:table-cell table:number-columns-repeated="3"/>
        </table:table-row>
        <table:table-row table:style-name="ro26">
          <table:table-cell table:style-name="ce23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24];6;FIND(&quot;:&quot;;[.F24];1)- FIND(&quot; &quot;;[.F24];1)- 1))&gt;VALUE(MID([.F23];6;FIND(&quot;:&quot;;[.F23];1)- FIND(&quot; &quot;;[.F23];1)- 1));[.C23];[.C23]+1)" office:value-type="float" office:value="6">
            <text:p>6.00</text:p>
          </table:table-cell>
          <table:table-cell table:style-name="ce205" office:value-type="string">
            <text:p>Platform/Content Navigation</text:p>
          </table:table-cell>
          <table:table-cell table:style-name="ce205" office:value-type="string">
            <text:p>Add a new content under </text:p>
            <text:p>A sub menu</text:p>
          </table:table-cell>
          <table:table-cell table:style-name="ce205" office:value-type="string">
            <text:p>Step 2: Check for the added </text:p>
            <text:p>new content under </text:p>
            <text:p>The sub menu</text:p>
            <text:p/>
          </table:table-cell>
          <table:table-cell table:style-name="ce213" office:value-type="string">
            <text:p><text:span text:style-name="T10">Go to </text:span><text:span text:style-name="T10">Acme/overvie</text:span><text:span text:style-name="T10">w</text:span></text:p>
            <text:p><text:span text:style-name="T10">Hit the menu </text:span><text:span text:style-name="T10"> </text:span><text:span text:style-name="T6">News</text:span><text:span text:style-name="T10"> </text:span></text:p>
          </table:table-cell>
          <table:table-cell table:style-name="ce205" office:value-type="string">
            <text:p>The document is added to the menu  News 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>
            <text:p>maamoun.soltani</text:p>
          </table:table-cell>
          <table:table-cell table:style-name="ce240" table:number-columns-repeated="4"/>
          <table:table-cell table:style-name="ce257" table:number-columns-repeated="237"/>
          <table:table-cell table:style-name="ce202" table:number-columns-repeated="769"/>
          <table:table-cell table:number-columns-repeated="3"/>
        </table:table-row>
        <table:table-row table:style-name="ro37">
          <table:table-cell table:style-name="ce23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25];6;FIND(&quot;:&quot;;[.F25];1)- FIND(&quot; &quot;;[.F25];1)- 1))&gt;VALUE(MID([.F24];6;FIND(&quot;:&quot;;[.F24];1)- FIND(&quot; &quot;;[.F24];1)- 1));[.C24];[.C24]+1)" office:value-type="float" office:value="6">
            <text:p>6.00</text:p>
          </table:table-cell>
          <table:table-cell table:style-name="ce205" office:value-type="string">
            <text:p>Platform/Content Navigation</text:p>
          </table:table-cell>
          <table:table-cell table:style-name="ce241" office:value-type="string">
            <text:p>Create a new product</text:p>
          </table:table-cell>
          <table:table-cell table:style-name="ce205" office:value-type="string">
            <text:p>Step 1 : Add/Save/Manage</text:p>
            <text:p>Content publication</text:p>
          </table:table-cell>
          <table:table-cell table:style-name="ce205" office:value-type="string">
            <text:p>- Go to the Site explorer</text:p>
            <text:p>- Navigate under a valid path</text:p>
            <text:p>- Click on the button  <text:span text:style-name="T6">Add </text:span><text:span text:style-name="T6">Content</text:span> </text:p>
            <text:p>- Choose the <text:span text:style-name="T6">Products</text:span>  template</text:p>
            <text:p>- Fill the following fields:</text:p>
            <text:p>Name:</text:p>
            <text:p>Title:</text:p>
            <text:p>Illustration image: Browse an image</text:p>
            <text:p>Summary: Add a text</text:p>
            <text:p>Benefits: Add a text</text:p>
            <text:p>Features: Add a text</text:p>
            <text:p>- Click on the button <text:span text:style-name="T6">Save</text:span> </text:p>
            <text:p>- Choose the button  <text:span text:style-name="T6">Manage </text:span><text:span text:style-name="T6">Publication</text:span> </text:p>
            <text:p>- Click on the option  <text:span text:style-name="T6">Published </text:span></text:p>
            <text:p>- Close</text:p>
            <text:p/>
          </table:table-cell>
          <table:table-cell table:style-name="ce205" office:value-type="string">
            <text:p>- The list of template is displayed</text:p>
            <text:p>- The document is saved with the  Draft status</text:p>
            <text:p>- The document is published</text:p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>
            <text:p>maamoun.soltani</text:p>
          </table:table-cell>
          <table:table-cell table:style-name="ce240" table:number-columns-repeated="4"/>
          <table:table-cell table:style-name="ce257" table:number-columns-repeated="237"/>
          <table:table-cell table:style-name="ce202" table:number-columns-repeated="769"/>
          <table:table-cell table:number-columns-repeated="3"/>
        </table:table-row>
        <table:table-row table:style-name="ro38">
          <table:table-cell table:style-name="ce23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26];6;FIND(&quot;:&quot;;[.F26];1)- FIND(&quot; &quot;;[.F26];1)- 1))&gt;VALUE(MID([.F25];6;FIND(&quot;:&quot;;[.F25];1)- FIND(&quot; &quot;;[.F25];1)- 1));[.C25];[.C25]+1)" office:value-type="float" office:value="6">
            <text:p>6.00</text:p>
          </table:table-cell>
          <table:table-cell table:style-name="ce205" office:value-type="string">
            <text:p>Platform/Content Navigation</text:p>
          </table:table-cell>
          <table:table-cell table:style-name="ce241" office:value-type="string">
            <text:p>Create a new product</text:p>
          </table:table-cell>
          <table:table-cell table:style-name="ce205" office:value-type="string">
            <text:p>Step 2: Add media to the created</text:p>
            <text:p>Document</text:p>
          </table:table-cell>
          <table:table-cell table:style-name="ce205" office:value-type="string">
            <text:p>- Under the created document</text:p>
            <text:p>- Add some images under <text:span text:style-name="T6">images</text:span></text:p>
            <text:p>- Add some video under <text:span text:style-name="T6">videos</text:span> </text:p>
            <text:p>- Publish all contents</text:p>
            <text:p/>
          </table:table-cell>
          <table:table-cell table:style-name="ce205" office:value-type="string">
            <text:p>- All contents added are published</text:p>
            <text:p/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>
            <text:p>maamoun.soltani</text:p>
          </table:table-cell>
          <table:table-cell table:style-name="ce240" table:number-columns-repeated="4"/>
          <table:table-cell table:style-name="ce257" table:number-columns-repeated="237"/>
          <table:table-cell table:style-name="ce202" table:number-columns-repeated="769"/>
          <table:table-cell table:number-columns-repeated="3"/>
        </table:table-row>
        <table:table-row table:style-name="ro39">
          <table:table-cell table:style-name="ce23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05" office:value-type="string">
            <text:p>FNC_PLF_ContentNavigation</text:p>
          </table:table-cell>
          <table:table-cell table:style-name="ce239" table:formula="of:=IF(VALUE(MID([.F27];6;FIND(&quot;:&quot;;[.F27];1)- FIND(&quot; &quot;;[.F27];1)- 1))&gt;VALUE(MID([.F26];6;FIND(&quot;:&quot;;[.F26];1)- FIND(&quot; &quot;;[.F26];1)- 1));[.C26];[.C26]+1)" office:value-type="float" office:value="6">
            <text:p>6.00</text:p>
          </table:table-cell>
          <table:table-cell table:style-name="ce205" office:value-type="string">
            <text:p>Platform/Content Navigation</text:p>
          </table:table-cell>
          <table:table-cell table:style-name="ce242" office:value-type="string">
            <text:p>Create a new product</text:p>
          </table:table-cell>
          <table:table-cell table:style-name="ce205" office:value-type="string">
            <text:p>Step 3 : Add a page under Acme</text:p>
          </table:table-cell>
          <table:table-cell table:style-name="ce205" office:value-type="string">
            <text:p>- Add a page under Acme</text:p>
            <text:p>- Drag and drop a content details</text:p>
            <text:p>- Click on the button  <text:span text:style-name="T6">Finish</text:span></text:p>
            <text:p>- Edit the content details</text:p>
            <text:p>- Choose the content details</text:p>
            <text:p>- Click on the button  <text:span text:style-name="T6">Save</text:span> </text:p>
          </table:table-cell>
          <table:table-cell table:style-name="ce205" office:value-type="string">
            <text:p>- A page is added under Acme</text:p>
            <text:p>- The content is published on the new page</text:p>
            <text:p/>
          </table:table-cell>
          <table:table-cell table:style-name="ce205" office:value-type="string">
            <text:p>High</text:p>
          </table:table-cell>
          <table:table-cell table:style-name="ce240"/>
          <table:table-cell table:style-name="ce252" table:content-validation-name="val1">
            <text:p>maamoun.soltani</text:p>
          </table:table-cell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40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6"/>
          <table:table-cell table:style-name="ce245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43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44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45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46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47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48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6"/>
          <table:table-cell table:style-name="ce244"/>
          <table:table-cell table:style-name="ce247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32">
          <table:table-cell table:style-name="ce205" table:number-columns-repeated="6"/>
          <table:table-cell table:style-name="ce202" table:number-columns-repeated="2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44">
          <table:table-cell table:style-name="ce205" table:number-columns-repeated="6"/>
          <table:table-cell table:style-name="ce202" table:number-columns-repeated="2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6"/>
          <table:table-cell table:style-name="ce202" table:number-columns-repeated="2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6"/>
          <table:table-cell table:style-name="ce202" table:number-columns-repeated="2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49">
          <table:table-cell table:style-name="ce205" table:number-columns-repeated="6"/>
          <table:table-cell table:style-name="ce202" table:number-columns-repeated="2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46">
          <table:table-cell table:style-name="ce205" table:number-columns-repeated="6"/>
          <table:table-cell table:style-name="ce202" table:number-columns-repeated="2"/>
          <table:table-cell table:style-name="ce205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46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46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34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34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34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50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40"/>
          <table:table-cell table:style-name="ce252" table:content-validation-name="val1"/>
          <table:table-cell table:style-name="ce240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1">
          <table:table-cell table:style-name="ce205" table:number-columns-repeated="10"/>
          <table:table-cell table:style-name="ce252" table:content-validation-name="val1"/>
          <table:table-cell table:style-name="ce205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10"/>
          <table:table-cell table:style-name="ce252" table:content-validation-name="val1"/>
          <table:table-cell table:style-name="ce205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10"/>
          <table:table-cell table:style-name="ce252" table:content-validation-name="val1"/>
          <table:table-cell table:style-name="ce205" table:number-columns-repeated="4"/>
          <table:table-cell table:style-name="ce202" table:number-columns-repeated="1006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9"/>
          <table:table-cell table:style-name="ce251"/>
          <table:table-cell table:style-name="ce252" table:content-validation-name="val1"/>
          <table:table-cell table:style-name="ce251" table:number-columns-repeated="4"/>
          <table:table-cell table:style-name="ce257" table:number-columns-repeated="238"/>
          <table:table-cell table:style-name="ce202" table:number-columns-repeated="768"/>
          <table:table-cell table:number-columns-repeated="3"/>
        </table:table-row>
        <table:table-row table:style-name="ro51">
          <table:table-cell table:style-name="ce205" table:number-columns-repeated="10"/>
          <table:table-cell table:style-name="ce253"/>
          <table:table-cell table:style-name="ce205" table:number-columns-repeated="3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0"/>
          <table:table-cell table:style-name="ce253"/>
          <table:table-cell table:style-name="ce205" table:number-columns-repeated="3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0"/>
          <table:table-cell table:style-name="ce253"/>
          <table:table-cell table:style-name="ce205" table:number-columns-repeated="3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0"/>
          <table:table-cell table:style-name="ce253"/>
          <table:table-cell table:style-name="ce205" table:number-columns-repeated="3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0"/>
          <table:table-cell table:style-name="ce253"/>
          <table:table-cell table:style-name="ce205" table:number-columns-repeated="3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0"/>
          <table:table-cell table:style-name="ce253"/>
          <table:table-cell table:style-name="ce205" table:number-columns-repeated="3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0"/>
          <table:table-cell table:style-name="ce253"/>
          <table:table-cell table:style-name="ce205" table:number-columns-repeated="3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0"/>
          <table:table-cell table:style-name="ce253"/>
          <table:table-cell table:style-name="ce205" table:number-columns-repeated="3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0"/>
          <table:table-cell table:style-name="ce253"/>
          <table:table-cell table:style-name="ce205" table:number-columns-repeated="3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0"/>
          <table:table-cell table:style-name="ce253"/>
          <table:table-cell table:style-name="ce205" table:number-columns-repeated="3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0"/>
          <table:table-cell table:style-name="ce253"/>
          <table:table-cell table:style-name="ce205" table:number-columns-repeated="3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5" table:number-columns-repeated="14"/>
          <table:table-cell table:style-name="ce202" table:number-columns-repeated="1007"/>
          <table:table-cell table:number-columns-repeated="3"/>
        </table:table-row>
        <table:table-row table:style-name="ro51">
          <table:table-cell table:style-name="ce202" table:number-columns-repeated="1021"/>
          <table:table-cell table:number-columns-repeated="3"/>
        </table:table-row>
        <table:table-row table:style-name="ro51">
          <table:table-cell table:style-name="ce202" table:number-columns-repeated="1021"/>
          <table:table-cell table:number-columns-repeated="3"/>
        </table:table-row>
        <table:table-row table:style-name="ro51">
          <table:table-cell table:style-name="ce202" table:number-columns-repeated="1021"/>
          <table:table-cell table:number-columns-repeated="3"/>
        </table:table-row>
        <table:table-row table:style-name="ro51">
          <table:table-cell table:style-name="ce202" table:number-columns-repeated="1021"/>
          <table:table-cell table:number-columns-repeated="3"/>
        </table:table-row>
        <table:table-row table:style-name="ro51">
          <table:table-cell table:style-name="ce202" table:number-columns-repeated="1021"/>
          <table:table-cell table:number-columns-repeated="3"/>
        </table:table-row>
        <table:table-row table:style-name="ro51">
          <table:table-cell table:style-name="ce202" table:number-columns-repeated="1021"/>
          <table:table-cell table:number-columns-repeated="3"/>
        </table:table-row>
        <table:table-row table:style-name="ro51">
          <table:table-cell table:style-name="ce202" table:number-columns-repeated="1021"/>
          <table:table-cell table:number-columns-repeated="3"/>
        </table:table-row>
        <table:table-row table:style-name="ro51">
          <table:table-cell table:style-name="ce202" table:number-columns-repeated="1021"/>
          <table:table-cell table:number-columns-repeated="3"/>
        </table:table-row>
        <table:table-row table:style-name="ro51">
          <table:table-cell table:style-name="ce202" table:number-columns-repeated="1021"/>
          <table:table-cell table:number-columns-repeated="3"/>
        </table:table-row>
        <table:table-row table:style-name="ro51">
          <table:table-cell table:style-name="ce202" table:number-columns-repeated="1021"/>
          <table:table-cell table:number-columns-repeated="3"/>
        </table:table-row>
        <table:table-row table:style-name="ro51">
          <table:table-cell table:style-name="ce202" table:number-columns-repeated="1021"/>
          <table:table-cell table:number-columns-repeated="3"/>
        </table:table-row>
        <table:table-row table:style-name="ro1">
          <table:table-cell table:style-name="ce114" table:number-columns-repeated="1024"/>
        </table:table-row>
        <table:table-row table:style-name="ro1">
          <table:table-cell table:style-name="ce114" table:number-columns-repeated="1024"/>
        </table:table-row>
        <table:table-row table:style-name="ro1">
          <table:table-cell table:style-name="ce114" table:number-columns-repeated="1024"/>
        </table:table-row>
        <table:table-row table:style-name="ro1">
          <table:table-cell table:style-name="ce114" table:number-columns-repeated="1024"/>
        </table:table-row>
        <table:table-row table:style-name="ro1">
          <table:table-cell table:style-name="ce114" table:number-columns-repeated="1024"/>
        </table:table-row>
        <table:table-row table:style-name="ro1">
          <table:table-cell table:style-name="ce114" table:number-columns-repeated="1024"/>
        </table:table-row>
        <table:table-row table:style-name="ro1">
          <table:table-cell table:style-name="ce114" table:number-columns-repeated="1024"/>
        </table:table-row>
        <table:table-row table:style-name="ro1">
          <table:table-cell table:style-name="ce114" table:number-columns-repeated="1024"/>
        </table:table-row>
        <table:table-row table:style-name="ro1">
          <table:table-cell table:style-name="ce114" table:number-columns-repeated="1024"/>
        </table:table-row>
        <table:table-row table:style-name="ro1">
          <table:table-cell table:style-name="ce114" table:number-columns-repeated="1024"/>
        </table:table-row>
        <table:table-row table:style-name="ro1">
          <table:table-cell table:style-name="ce11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4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42" table:default-cell-style-name="Default"/>
        <table:table-column table:style-name="co8" table:default-cell-style-name="Default"/>
        <table:table-row table:style-name="ro20">
          <table:table-cell table:style-name="ce189" office:value-type="string" table:number-columns-spanned="4" table:number-rows-spanned="2">
            <text:p>Smoke Tests</text:p>
          </table:table-cell>
          <table:covered-table-cell table:number-columns-repeated="3" table:style-name="ce191"/>
          <table:table-cell table:style-name="ce19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0">
          <table:covered-table-cell table:style-name="ce189"/>
          <table:covered-table-cell table:number-columns-repeated="3" table:style-name="ce191"/>
          <table:covered-table-cell table:style-name="ce192"/>
          <table:table-cell table:number-columns-repeated="244"/>
        </table:table-row>
        <table:table-row table:style-name="ro41">
          <table:table-cell table:style-name="ce75" office:value-type="string">
            <text:p>Id</text:p>
          </table:table-cell>
          <table:table-cell table:style-name="ce192" office:value-type="string">
            <text:p>Functional Group</text:p>
          </table:table-cell>
          <table:table-cell table:style-name="ce192" office:value-type="string">
            <text:p>Functionality</text:p>
          </table:table-cell>
          <table:table-cell table:style-name="ce192" office:value-type="string">
            <text:p>Functionality summary</text:p>
          </table:table-cell>
          <table:covered-table-cell table:style-name="ce196"/>
          <table:table-cell table:number-columns-repeated="244"/>
        </table:table-row>
        <table:table-row table:style-name="ro10">
          <table:table-cell table:style-name="ce92" office:value-type="string">
            <text:p>FNC_PLF_INT_CS_ECMS_01</text:p>
          </table:table-cell>
          <table:table-cell table:style-name="ce48" office:value-type="string">
            <text:p>CS-DMS</text:p>
          </table:table-cell>
          <table:table-cell table:style-name="ce48" office:value-type="string">
            <text:p>Integration/CS-DMS/Mail/Add</text:p>
          </table:table-cell>
          <table:table-cell table:style-name="ce195" office:value-type="string">
            <text:p>Add attachment from server while composing mail</text:p>
          </table:table-cell>
          <table:table-cell table:style-name="ce197" table:formula="of:=SUMPRODUCT(([CS_ECMS.B$5:CS_ECMS.B$1100]=[.$A4])*([CS_ECMS.A$5:CS_ECMS.A$1100]&lt;&gt;&quot;&quot;))" office:value-type="float" office:value="4">
            <text:p>4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92" office:value-type="string">
            <text:p>FNC_PLF_INT_CS_ECMS_02</text:p>
          </table:table-cell>
          <table:table-cell table:style-name="ce48" office:value-type="string">
            <text:p>CS-DMS</text:p>
          </table:table-cell>
          <table:table-cell table:style-name="ce48" office:value-type="string">
            <text:p>Integration/CS-DMS/Mail/Save attachment</text:p>
          </table:table-cell>
          <table:table-cell table:style-name="ce195" office:value-type="string">
            <text:p>Save attachment of mail into DMS</text:p>
          </table:table-cell>
          <table:table-cell table:style-name="ce197" table:formula="of:=SUMPRODUCT(([CS_ECMS.B$5:CS_ECMS.B$1100]=[.$A5])*([CS_ECMS.A$5:CS_ECMS.A$1100]&lt;&gt;&quot;&quot;))" office:value-type="float" office:value="4">
            <text:p>4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43" office:value-type="string">
            <text:p>FNC_PLF_INT_SOC_ECMS_01</text:p>
          </table:table-cell>
          <table:table-cell table:style-name="ce48" office:value-type="string">
            <text:p>SOC-DMS</text:p>
          </table:table-cell>
          <table:table-cell table:style-name="ce137" office:value-type="string">
            <text:p>Integration/SOC-DMS/Activity/Add file</text:p>
          </table:table-cell>
          <table:table-cell table:style-name="ce195" office:value-type="string">
            <text:p>Upload file for activity</text:p>
          </table:table-cell>
          <table:table-cell table:style-name="ce197" table:formula="of:=SUMPRODUCT(([SOC_ECMS.B$5:SOC_ECMS.B$1100]=[.$A6])*([SOC_ECMS.A$5:SOC_ECMS.A$1100]&lt;&gt;&quot;&quot;))" office:value-type="float" office:value="5">
            <text:p>5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43" office:value-type="string">
            <text:p>FNC_PLF_INT_SOC_ECMS_02</text:p>
          </table:table-cell>
          <table:table-cell table:style-name="ce48" office:value-type="string">
            <text:p>SOC-DMS</text:p>
          </table:table-cell>
          <table:table-cell table:style-name="ce139" office:value-type="string">
            <text:p>Integration/SOC-DMS/Drive</text:p>
          </table:table-cell>
          <table:table-cell table:style-name="ce50" office:value-type="string">
            <text:p>Check the displaying of drive after creating/deleting new space</text:p>
          </table:table-cell>
          <table:table-cell table:style-name="ce197" table:formula="of:=SUMPRODUCT(([SOC_ECMS.B$5:SOC_ECMS.B$1100]=[.$A7])*([SOC_ECMS.A$5:SOC_ECMS.A$1100]&lt;&gt;&quot;&quot;))" office:value-type="float" office:value="1">
            <text:p>1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43" office:value-type="string">
            <text:p>FNC_PLF_INT_GADGET_01</text:p>
          </table:table-cell>
          <table:table-cell table:style-name="ce48" office:value-type="string">
            <text:p>Gadget</text:p>
          </table:table-cell>
          <table:table-cell table:style-name="ce150" office:value-type="string">
            <text:p>Integration/Gadgets/My Profile</text:p>
          </table:table-cell>
          <table:table-cell table:style-name="ce195" office:value-type="string">
            <text:p>My profile gadget</text:p>
          </table:table-cell>
          <table:table-cell table:style-name="ce197" table:formula="of:=SUMPRODUCT(([Gadgets.B$5:Gadgets.B$1105]=[.$A8])*([Gadgets.A$5:Gadgets.A$1105]&lt;&gt;&quot;&quot;))" office:value-type="float" office:value="3">
            <text:p>3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43" office:value-type="string">
            <text:p>FNC_PLF_INT_GADGET_02</text:p>
          </table:table-cell>
          <table:table-cell table:style-name="ce48" office:value-type="string">
            <text:p>Gadget</text:p>
          </table:table-cell>
          <table:table-cell table:style-name="ce150" office:value-type="string">
            <text:p>Integration/Gadgets/My Invitations</text:p>
          </table:table-cell>
          <table:table-cell table:style-name="ce195" office:value-type="string">
            <text:p>My invitation gadget</text:p>
          </table:table-cell>
          <table:table-cell table:style-name="ce197" table:formula="of:=SUMPRODUCT(([Gadgets.B$5:Gadgets.B$1105]=[.$A9])*([Gadgets.A$5:Gadgets.A$1105]&lt;&gt;&quot;&quot;))" office:value-type="float" office:value="4">
            <text:p>4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43" office:value-type="string">
            <text:p>FNC_PLF_INT_GADGET_03</text:p>
          </table:table-cell>
          <table:table-cell table:style-name="ce48" office:value-type="string">
            <text:p>Gadget</text:p>
          </table:table-cell>
          <table:table-cell table:style-name="ce150" office:value-type="string">
            <text:p>Integration/Gadgets/My Agenda</text:p>
          </table:table-cell>
          <table:table-cell table:style-name="ce195" office:value-type="string">
            <text:p>My agenda gadget</text:p>
          </table:table-cell>
          <table:table-cell table:style-name="ce197" table:formula="of:=SUMPRODUCT(([Gadgets.B$5:Gadgets.B$1105]=[.$A10])*([Gadgets.A$5:Gadgets.A$1105]&lt;&gt;&quot;&quot;))" office:value-type="float" office:value="5">
            <text:p>5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43" office:value-type="string">
            <text:p>FNC_PLF_INT_GADGET_04</text:p>
          </table:table-cell>
          <table:table-cell table:style-name="ce48" office:value-type="string">
            <text:p>Gadget</text:p>
          </table:table-cell>
          <table:table-cell table:style-name="ce152" office:value-type="string">
            <text:p>Integration/Gadgets/Featured Poll</text:p>
          </table:table-cell>
          <table:table-cell table:style-name="ce195" office:value-type="string">
            <text:p>Featured Poll gadget</text:p>
          </table:table-cell>
          <table:table-cell table:style-name="ce197" table:formula="of:=SUMPRODUCT(([Gadgets.B$5:Gadgets.B$1105]=[.$A11])*([Gadgets.A$5:Gadgets.A$1105]&lt;&gt;&quot;&quot;))" office:value-type="float" office:value="2">
            <text:p>2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43" office:value-type="string">
            <text:p>FNC_PLF_INT_GADGET_05</text:p>
          </table:table-cell>
          <table:table-cell table:style-name="ce48" office:value-type="string">
            <text:p>Gadget</text:p>
          </table:table-cell>
          <table:table-cell table:style-name="ce150" office:value-type="string">
            <text:p>Integration/Gadgets/Who is Online</text:p>
          </table:table-cell>
          <table:table-cell table:style-name="ce195" office:value-type="string">
            <text:p>Who is online gadget</text:p>
          </table:table-cell>
          <table:table-cell table:style-name="ce197" table:formula="of:=SUMPRODUCT(([Gadgets.B$5:Gadgets.B$1105]=[.$A12])*([Gadgets.A$5:Gadgets.A$1105]&lt;&gt;&quot;&quot;))" office:value-type="float" office:value="2">
            <text:p>2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43" office:value-type="string">
            <text:p>FNC_PLF_INT_GADGET_06</text:p>
          </table:table-cell>
          <table:table-cell table:style-name="ce48" office:value-type="string">
            <text:p>Gadget</text:p>
          </table:table-cell>
          <table:table-cell table:style-name="ce150" office:value-type="string">
            <text:p>Integration/Gadgets/Bookmarks</text:p>
          </table:table-cell>
          <table:table-cell table:style-name="ce195" office:value-type="string">
            <text:p>Bookmark gadget</text:p>
          </table:table-cell>
          <table:table-cell table:style-name="ce197" table:formula="of:=SUMPRODUCT(([Gadgets.B$5:Gadgets.B$1105]=[.$A13])*([Gadgets.A$5:Gadgets.A$1105]&lt;&gt;&quot;&quot;))" office:value-type="float" office:value="8">
            <text:p>8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10">
          <table:table-cell table:style-name="ce43" office:value-type="string">
            <text:p>FNC_PLF_INT_GADGET_07</text:p>
          </table:table-cell>
          <table:table-cell table:style-name="ce48" office:value-type="string">
            <text:p>Gadget</text:p>
          </table:table-cell>
          <table:table-cell table:style-name="ce150" office:value-type="string">
            <text:p>Integration/Gadgets/Favorite Documents</text:p>
          </table:table-cell>
          <table:table-cell table:style-name="ce195" office:value-type="string">
            <text:p>Favorite gadget</text:p>
          </table:table-cell>
          <table:table-cell table:style-name="ce197" table:formula="of:=SUMPRODUCT(([Gadgets.B$5:Gadgets.B$1105]=[.$A14])*([Gadgets.A$5:Gadgets.A$1105]&lt;&gt;&quot;&quot;))" office:value-type="float" office:value="2">
            <text:p>2</text:p>
          </table:table-cell>
          <table:table-cell table:style-name="ce199" table:number-columns-repeated="3"/>
          <table:table-cell table:style-name="ce200" table:number-columns-repeated="241"/>
        </table:table-row>
        <table:table-row table:style-name="ro42">
          <table:table-cell table:style-name="ce190" office:value-type="string" table:number-columns-spanned="4" table:number-rows-spanned="1">
            <text:p>TOTAL</text:p>
          </table:table-cell>
          <table:covered-table-cell table:style-name="ce193"/>
          <table:covered-table-cell table:number-columns-repeated="2" table:style-name="ce194"/>
          <table:table-cell table:style-name="ce198" table:formula="of:=SUM([.E4:.E14])" office:value-type="float" office:value="40">
            <text:p>40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CS_ECM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CS_ECMS.$G$13" table:expression="$#REF!.$A$13:$G$70"/>
        <table:named-expression table:name="Cont_12" table:base-cell-address="$CS_ECMS.$G$47" table:expression="$#REF!.$A$71:$G$74"/>
        <table:named-expression table:name="Cont_13" table:base-cell-address="$Cover.$A$99" table:expression="$#REF!.$A$75:$G$112"/>
        <table:named-expression table:name="Cont_14" table:base-cell-address="$CS_ECMS.$B$120" table:expression="$#REF!.$A$113:$G$193"/>
        <table:named-expression table:name="Cont_15" table:base-cell-address="$CS_ECMS.$G$119" table:expression="$#REF!.$A$194:$G$345"/>
        <table:named-expression table:name="Cont_16" table:base-cell-address="$Cover.$A$268" table:expression="$#REF!.$A$352:$G$417"/>
        <table:named-expression table:name="Cont_17" table:base-cell-address="$CS_ECMS.$G$188" table:expression="$#REF!.$A$418:$G$427"/>
        <table:named-expression table:name="Cont_18" table:base-cell-address="$CS_ECMS.$G$189" table:expression="$#REF!.$A$428:$G$481"/>
        <table:named-expression table:name="Cont_19" table:base-cell-address="$CS_ECMS.$A$240" table:expression="$#REF!.$A$482:$G$509"/>
        <table:named-expression table:name="Cont_20" table:base-cell-address="$Cover.$B$389" table:expression="$#REF!.$A$510:$G$542"/>
        <table:named-expression table:name="Cont_21" table:base-cell-address="$CS_ECMS.$G$273" table:expression="$#REF!.$A$543:$G$559"/>
        <table:named-expression table:name="Cont_22" table:base-cell-address="$CS_ECMS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2">07/02/2012</text:date>, <text:time>15:5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7-02T15:57:28</dc:date>
    <meta:print-date>2008-06-17T00:45:47</meta:print-date>
    <meta:editing-cycles>832</meta:editing-cycles>
    <meta:editing-duration>P14DT1H54M36S</meta:editing-duration>
    <dc:creator>exoplatform </dc:creator>
    <meta:document-statistic meta:table-count="7" meta:cell-count="1674" meta:object-count="1"/>
    <meta:user-defined meta:name="Info 1"/>
    <meta:user-defined meta:name="Info 2"/>
    <meta:user-defined meta:name="Info 3"/>
    <meta:user-defined meta:name="Info 4"/>
  </office:meta>
</office:document-meta>
</file>